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3012in" svg:height="3.5453in" svg:x="3.9409in" svg:y="0.0835in">
            <draw:object draw:notify-on-update-of-ranges="out.B1:out.B798 out.C1:out.C7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2in" svg:height="3.5453in" svg:x="3.9083in" svg:y="3.8378in">
            <draw:object draw:notify-on-update-of-ranges="out.E1:out.E79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02in" svg:height="3.5453in" svg:x="10.5343in" svg:y="0.1882in">
            <draw:object draw:notify-on-update-of-ranges="out.D1:out.D7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59413" calcext:value-type="float">
            <text:p>594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0508475" calcext:value-type="float">
            <text:p>0.0508475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0.0362319" calcext:value-type="float">
            <text:p>0.0362319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0.0382166" calcext:value-type="float">
            <text:p>0.0382166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0.0393701" calcext:value-type="float">
            <text:p>0.0393701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0.0397351" calcext:value-type="float">
            <text:p>0.0397351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0.0431655" calcext:value-type="float">
            <text:p>0.0431655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0659341" calcext:value-type="float">
            <text:p>0.0659341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0.0642202" calcext:value-type="float">
            <text:p>0.0642202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0895522" calcext:value-type="float">
            <text:p>0.0895522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0895522" calcext:value-type="float">
            <text:p>0.0895522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 office:value-type="float" office:value="0.0538117" calcext:value-type="float">
            <text:p>0.0538117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0.075" calcext:value-type="float">
            <text:p>0.075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.132075" calcext:value-type="float">
            <text:p>0.132075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.132075" calcext:value-type="float">
            <text:p>0.13207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121212" calcext:value-type="float">
            <text:p>0.121212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121212" calcext:value-type="float">
            <text:p>0.121212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121212" calcext:value-type="float">
            <text:p>0.121212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0.114754" calcext:value-type="float">
            <text:p>0.114754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0.0857143" calcext:value-type="float">
            <text:p>0.0857143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0.0805369" calcext:value-type="float">
            <text:p>0.0805369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0.0829493" calcext:value-type="float">
            <text:p>0.0829493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0.109195" calcext:value-type="float">
            <text:p>0.109195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246154" calcext:value-type="float">
            <text:p>0.246154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246154" calcext:value-type="float">
            <text:p>0.246154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0.236842" calcext:value-type="float">
            <text:p>0.23684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0.204819" calcext:value-type="float">
            <text:p>0.204819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0.192308" calcext:value-type="float">
            <text:p>0.192308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0.192308" calcext:value-type="float">
            <text:p>0.192308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158416" calcext:value-type="float">
            <text:p>0.158416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0.137405" calcext:value-type="float">
            <text:p>0.137405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0.164948" calcext:value-type="float">
            <text:p>0.164948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0.164948" calcext:value-type="float">
            <text:p>0.164948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0.131944" calcext:value-type="float">
            <text:p>0.131944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0.117284" calcext:value-type="float">
            <text:p>0.117284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office:value-type="float" office:value="0.0944206" calcext:value-type="float">
            <text:p>0.0944206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233" calcext:value-type="float">
            <text:p>233</text:p>
          </table:table-cell>
          <table:table-cell office:value-type="float" office:value="0.0987124" calcext:value-type="float">
            <text:p>0.0987124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office:value-type="float" office:value="0.127072" calcext:value-type="float">
            <text:p>0.127072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0.121053" calcext:value-type="float">
            <text:p>0.121053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0.109589" calcext:value-type="float">
            <text:p>0.109589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0.125" calcext:value-type="float">
            <text:p>0.125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office:value-type="float" office:value="0.124294" calcext:value-type="float">
            <text:p>0.12429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82" calcext:value-type="float">
            <text:p>182</text:p>
          </table:table-cell>
          <table:table-cell office:value-type="float" office:value="0.126374" calcext:value-type="float">
            <text:p>0.126374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5" calcext:value-type="float">
            <text:p>25</text:p>
          </table:table-cell>
          <table:table-cell office:value-type="float" office:value="188" calcext:value-type="float">
            <text:p>188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0.133721" calcext:value-type="float">
            <text:p>0.133721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office:value-type="float" office:value="0.115044" calcext:value-type="float">
            <text:p>0.115044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1" calcext:value-type="float">
            <text:p>31</text:p>
          </table:table-cell>
          <table:table-cell office:value-type="float" office:value="295" calcext:value-type="float">
            <text:p>295</text:p>
          </table:table-cell>
          <table:table-cell office:value-type="float" office:value="0.105085" calcext:value-type="float">
            <text:p>0.105085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0.106618" calcext:value-type="float">
            <text:p>0.106618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office:value-type="float" office:value="0.126126" calcext:value-type="float">
            <text:p>0.126126</text:p>
          </table:table-cell>
          <table:table-cell office:value-type="float" office:value="7931" calcext:value-type="float">
            <text:p>793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0.122951" calcext:value-type="float">
            <text:p>0.122951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1" calcext:value-type="float">
            <text:p>31</text:p>
          </table:table-cell>
          <table:table-cell office:value-type="float" office:value="263" calcext:value-type="float">
            <text:p>263</text:p>
          </table:table-cell>
          <table:table-cell office:value-type="float" office:value="0.117871" calcext:value-type="float">
            <text:p>0.117871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0.176871" calcext:value-type="float">
            <text:p>0.176871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0.173077" calcext:value-type="float">
            <text:p>0.173077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0.142105" calcext:value-type="float">
            <text:p>0.142105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0.170068" calcext:value-type="float">
            <text:p>0.170068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6" calcext:value-type="float">
            <text:p>26</text:p>
          </table:table-cell>
          <table:table-cell office:value-type="float" office:value="156" calcext:value-type="float">
            <text:p>15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0.15" calcext:value-type="float">
            <text:p>0.15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0.158192" calcext:value-type="float">
            <text:p>0.158192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73" calcext:value-type="float">
            <text:p>373</text:p>
          </table:table-cell>
          <table:table-cell office:value-type="float" office:value="0.117962" calcext:value-type="float">
            <text:p>0.117962</text:p>
          </table:table-cell>
          <table:table-cell office:value-type="float" office:value="12401" calcext:value-type="float">
            <text:p>1240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0.188811" calcext:value-type="float">
            <text:p>0.188811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.3125" calcext:value-type="float">
            <text:p>0.3125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0.316456" calcext:value-type="float">
            <text:p>0.316456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0.316456" calcext:value-type="float">
            <text:p>0.316456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0.316456" calcext:value-type="float">
            <text:p>0.316456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0.268041" calcext:value-type="float">
            <text:p>0.268041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0.268041" calcext:value-type="float">
            <text:p>0.268041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0.239316" calcext:value-type="float">
            <text:p>0.239316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0.201342" calcext:value-type="float">
            <text:p>0.201342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2" calcext:value-type="float">
            <text:p>32</text:p>
          </table:table-cell>
          <table:table-cell office:value-type="float" office:value="204" calcext:value-type="float">
            <text:p>204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0.190184" calcext:value-type="float">
            <text:p>0.190184</text:p>
          </table:table-cell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0.180328" calcext:value-type="float">
            <text:p>0.180328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0.194805" calcext:value-type="float">
            <text:p>0.19480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0.193939" calcext:value-type="float">
            <text:p>0.193939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office:value-type="float" office:value="0.161017" calcext:value-type="float">
            <text:p>0.161017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7" calcext:value-type="float">
            <text:p>37</text:p>
          </table:table-cell>
          <table:table-cell office:value-type="float" office:value="221" calcext:value-type="float">
            <text:p>221</text:p>
          </table:table-cell>
          <table:table-cell office:value-type="float" office:value="0.167421" calcext:value-type="float">
            <text:p>0.167421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office:value-type="float" office:value="0.176768" calcext:value-type="float">
            <text:p>0.176768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7" calcext:value-type="float">
            <text:p>37</text:p>
          </table:table-cell>
          <table:table-cell office:value-type="float" office:value="246" calcext:value-type="float">
            <text:p>246</text:p>
          </table:table-cell>
          <table:table-cell office:value-type="float" office:value="0.150407" calcext:value-type="float">
            <text:p>0.150407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office:value-type="float" office:value="0.182796" calcext:value-type="float">
            <text:p>0.182796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6" calcext:value-type="float">
            <text:p>36</text:p>
          </table:table-cell>
          <table:table-cell office:value-type="float" office:value="214" calcext:value-type="float">
            <text:p>214</text:p>
          </table:table-cell>
          <table:table-cell office:value-type="float" office:value="0.168224" calcext:value-type="float">
            <text:p>0.168224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0.345133" calcext:value-type="float">
            <text:p>0.345133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0.310345" calcext:value-type="float">
            <text:p>0.310345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0.319672" calcext:value-type="float">
            <text:p>0.319672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0.266187" calcext:value-type="float">
            <text:p>0.266187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office:value-type="float" office:value="0.266234" calcext:value-type="float">
            <text:p>0.266234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0.279412" calcext:value-type="float">
            <text:p>0.279412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0.279412" calcext:value-type="float">
            <text:p>0.279412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0.211921" calcext:value-type="float">
            <text:p>0.211921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0.229885" calcext:value-type="float">
            <text:p>0.229885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8139" calcext:value-type="float">
            <text:p>8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0.304" calcext:value-type="float">
            <text:p>0.304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0.291045" calcext:value-type="float">
            <text:p>0.291045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office:value-type="float" office:value="0.267974" calcext:value-type="float">
            <text:p>0.267974</text:p>
          </table:table-cell>
          <table:table-cell office:value-type="float" office:value="9164" calcext:value-type="float">
            <text:p>916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3" calcext:value-type="float">
            <text:p>43</text:p>
          </table:table-cell>
          <table:table-cell office:value-type="float" office:value="185" calcext:value-type="float">
            <text:p>185</text:p>
          </table:table-cell>
          <table:table-cell office:value-type="float" office:value="0.232432" calcext:value-type="float">
            <text:p>0.232432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float" office:value="0.215686" calcext:value-type="float">
            <text:p>0.215686</text:p>
          </table:table-cell>
          <table:table-cell office:value-type="float" office:value="9418" calcext:value-type="float">
            <text:p>941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0.272109" calcext:value-type="float">
            <text:p>0.272109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float" office:value="0.246988" calcext:value-type="float">
            <text:p>0.246988</text:p>
          </table:table-cell>
          <table:table-cell office:value-type="float" office:value="8857" calcext:value-type="float">
            <text:p>8857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float" office:value="0.239766" calcext:value-type="float">
            <text:p>0.239766</text:p>
          </table:table-cell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float" office:value="0.21608" calcext:value-type="float">
            <text:p>0.21608</text:p>
          </table:table-cell>
          <table:table-cell office:value-type="float" office:value="13325" calcext:value-type="float">
            <text:p>1332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0.382353" calcext:value-type="float">
            <text:p>0.382353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office:value-type="float" office:value="0.262821" calcext:value-type="float">
            <text:p>0.262821</text:p>
          </table:table-cell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office:value-type="float" office:value="0.262821" calcext:value-type="float">
            <text:p>0.262821</text:p>
          </table:table-cell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0.240437" calcext:value-type="float">
            <text:p>0.240437</text:p>
          </table:table-cell>
          <table:table-cell office:value-type="float" office:value="9399" calcext:value-type="float">
            <text:p>939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0.22335" calcext:value-type="float">
            <text:p>0.22335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4" calcext:value-type="float">
            <text:p>44</text:p>
          </table:table-cell>
          <table:table-cell office:value-type="float" office:value="202" calcext:value-type="float">
            <text:p>202</text:p>
          </table:table-cell>
          <table:table-cell office:value-type="float" office:value="0.217822" calcext:value-type="float">
            <text:p>0.217822</text:p>
          </table:table-cell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0.185771" calcext:value-type="float">
            <text:p>0.185771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8" calcext:value-type="float">
            <text:p>48</text:p>
          </table:table-cell>
          <table:table-cell office:value-type="float" office:value="238" calcext:value-type="float">
            <text:p>238</text:p>
          </table:table-cell>
          <table:table-cell office:value-type="float" office:value="0.201681" calcext:value-type="float">
            <text:p>0.201681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0.187266" calcext:value-type="float">
            <text:p>0.187266</text:p>
          </table:table-cell>
          <table:table-cell office:value-type="float" office:value="12599" calcext:value-type="float">
            <text:p>1259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office:value-type="float" office:value="0.176271" calcext:value-type="float">
            <text:p>0.176271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1" calcext:value-type="float">
            <text:p>51</text:p>
          </table:table-cell>
          <table:table-cell office:value-type="float" office:value="260" calcext:value-type="float">
            <text:p>260</text:p>
          </table:table-cell>
          <table:table-cell office:value-type="float" office:value="0.196154" calcext:value-type="float">
            <text:p>0.196154</text:p>
          </table:table-cell>
          <table:table-cell office:value-type="float" office:value="12316" calcext:value-type="float">
            <text:p>1231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3" calcext:value-type="float">
            <text:p>53</text:p>
          </table:table-cell>
          <table:table-cell office:value-type="float" office:value="283" calcext:value-type="float">
            <text:p>283</text:p>
          </table:table-cell>
          <table:table-cell office:value-type="float" office:value="0.187279" calcext:value-type="float">
            <text:p>0.187279</text:p>
          </table:table-cell>
          <table:table-cell office:value-type="float" office:value="12251" calcext:value-type="float">
            <text:p>1225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1" calcext:value-type="float">
            <text:p>51</text:p>
          </table:table-cell>
          <table:table-cell office:value-type="float" office:value="260" calcext:value-type="float">
            <text:p>260</text:p>
          </table:table-cell>
          <table:table-cell office:value-type="float" office:value="0.196154" calcext:value-type="float">
            <text:p>0.196154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float" office:value="0.179153" calcext:value-type="float">
            <text:p>0.179153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0.175719" calcext:value-type="float">
            <text:p>0.175719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59" calcext:value-type="float">
            <text:p>59</text:p>
          </table:table-cell>
          <table:table-cell office:value-type="float" office:value="357" calcext:value-type="float">
            <text:p>357</text:p>
          </table:table-cell>
          <table:table-cell office:value-type="float" office:value="0.165266" calcext:value-type="float">
            <text:p>0.165266</text:p>
          </table:table-cell>
          <table:table-cell office:value-type="float" office:value="13472" calcext:value-type="float">
            <text:p>13472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2" calcext:value-type="float">
            <text:p>52</text:p>
          </table:table-cell>
          <table:table-cell office:value-type="float" office:value="217" calcext:value-type="float">
            <text:p>217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0.262032" calcext:value-type="float">
            <text:p>0.262032</text:p>
          </table:table-cell>
          <table:table-cell office:value-type="float" office:value="10377" calcext:value-type="float">
            <text:p>1037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0.236967" calcext:value-type="float">
            <text:p>0.236967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2" calcext:value-type="float">
            <text:p>52</text:p>
          </table:table-cell>
          <table:table-cell office:value-type="float" office:value="229" calcext:value-type="float">
            <text:p>229</text:p>
          </table:table-cell>
          <table:table-cell office:value-type="float" office:value="0.227074" calcext:value-type="float">
            <text:p>0.227074</text:p>
          </table:table-cell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0.314465" calcext:value-type="float">
            <text:p>0.314465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float" office:value="0.256158" calcext:value-type="float">
            <text:p>0.256158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0.274725" calcext:value-type="float">
            <text:p>0.274725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1" calcext:value-type="float">
            <text:p>51</text:p>
          </table:table-cell>
          <table:table-cell office:value-type="float" office:value="191" calcext:value-type="float">
            <text:p>191</text:p>
          </table:table-cell>
          <table:table-cell office:value-type="float" office:value="0.267016" calcext:value-type="float">
            <text:p>0.267016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office:value-type="float" office:value="0.242009" calcext:value-type="float">
            <text:p>0.242009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" calcext:value-type="float">
            <text:p>54</text:p>
          </table:table-cell>
          <table:table-cell office:value-type="float" office:value="228" calcext:value-type="float">
            <text:p>228</text:p>
          </table:table-cell>
          <table:table-cell office:value-type="float" office:value="0.236842" calcext:value-type="float">
            <text:p>0.236842</text:p>
          </table:table-cell>
          <table:table-cell office:value-type="float" office:value="12630" calcext:value-type="float">
            <text:p>12630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6" calcext:value-type="float">
            <text:p>56</text:p>
          </table:table-cell>
          <table:table-cell office:value-type="float" office:value="265" calcext:value-type="float">
            <text:p>265</text:p>
          </table:table-cell>
          <table:table-cell office:value-type="float" office:value="0.211321" calcext:value-type="float">
            <text:p>0.211321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12632" calcext:value-type="float">
            <text:p>1263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8" calcext:value-type="float">
            <text:p>58</text:p>
          </table:table-cell>
          <table:table-cell office:value-type="float" office:value="273" calcext:value-type="float">
            <text:p>273</text:p>
          </table:table-cell>
          <table:table-cell office:value-type="float" office:value="0.212454" calcext:value-type="float">
            <text:p>0.212454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5" calcext:value-type="float">
            <text:p>55</text:p>
          </table:table-cell>
          <table:table-cell office:value-type="float" office:value="226" calcext:value-type="float">
            <text:p>226</text:p>
          </table:table-cell>
          <table:table-cell office:value-type="float" office:value="0.243363" calcext:value-type="float">
            <text:p>0.243363</text:p>
          </table:table-cell>
          <table:table-cell office:value-type="float" office:value="12718" calcext:value-type="float">
            <text:p>1271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249" calcext:value-type="float">
            <text:p>249</text:p>
          </table:table-cell>
          <table:table-cell office:value-type="float" office:value="0.228916" calcext:value-type="float">
            <text:p>0.228916</text:p>
          </table:table-cell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float" office:value="236" calcext:value-type="float">
            <text:p>236</text:p>
          </table:table-cell>
          <table:table-cell office:value-type="float" office:value="0.237288" calcext:value-type="float">
            <text:p>0.237288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8" calcext:value-type="float">
            <text:p>58</text:p>
          </table:table-cell>
          <table:table-cell office:value-type="float" office:value="248" calcext:value-type="float">
            <text:p>248</text:p>
          </table:table-cell>
          <table:table-cell office:value-type="float" office:value="0.233871" calcext:value-type="float">
            <text:p>0.233871</text:p>
          </table:table-cell>
          <table:table-cell office:value-type="float" office:value="13517" calcext:value-type="float">
            <text:p>1351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236" calcext:value-type="float">
            <text:p>0.236</text:p>
          </table:table-cell>
          <table:table-cell office:value-type="float" office:value="13655" calcext:value-type="float">
            <text:p>1365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77" calcext:value-type="float">
            <text:p>277</text:p>
          </table:table-cell>
          <table:table-cell office:value-type="float" office:value="0.223827" calcext:value-type="float">
            <text:p>0.223827</text:p>
          </table:table-cell>
          <table:table-cell office:value-type="float" office:value="14552" calcext:value-type="float">
            <text:p>1455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13902" calcext:value-type="float">
            <text:p>139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47" calcext:value-type="float">
            <text:p>347</text:p>
          </table:table-cell>
          <table:table-cell office:value-type="float" office:value="0.21902" calcext:value-type="float">
            <text:p>0.21902</text:p>
          </table:table-cell>
          <table:table-cell office:value-type="float" office:value="16774" calcext:value-type="float">
            <text:p>1677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7" calcext:value-type="float">
            <text:p>77</text:p>
          </table:table-cell>
          <table:table-cell office:value-type="float" office:value="344" calcext:value-type="float">
            <text:p>344</text:p>
          </table:table-cell>
          <table:table-cell office:value-type="float" office:value="0.223837" calcext:value-type="float">
            <text:p>0.223837</text:p>
          </table:table-cell>
          <table:table-cell office:value-type="float" office:value="17518" calcext:value-type="float">
            <text:p>1751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8" calcext:value-type="float">
            <text:p>78</text:p>
          </table:table-cell>
          <table:table-cell office:value-type="float" office:value="364" calcext:value-type="float">
            <text:p>36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17179" calcext:value-type="float">
            <text:p>1717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69" calcext:value-type="float">
            <text:p>69</text:p>
          </table:table-cell>
          <table:table-cell office:value-type="float" office:value="194" calcext:value-type="float">
            <text:p>194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13927" calcext:value-type="float">
            <text:p>1392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0.363158" calcext:value-type="float">
            <text:p>0.363158</text:p>
          </table:table-cell>
          <table:table-cell office:value-type="float" office:value="13126" calcext:value-type="float">
            <text:p>1312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0.34466" calcext:value-type="float">
            <text:p>0.34466</text:p>
          </table:table-cell>
          <table:table-cell office:value-type="float" office:value="13525" calcext:value-type="float">
            <text:p>135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office:value-type="float" office:value="0.29798" calcext:value-type="float">
            <text:p>0.29798</text:p>
          </table:table-cell>
          <table:table-cell office:value-type="float" office:value="13303" calcext:value-type="float">
            <text:p>1330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0.276018" calcext:value-type="float">
            <text:p>0.276018</text:p>
          </table:table-cell>
          <table:table-cell office:value-type="float" office:value="12908" calcext:value-type="float">
            <text:p>1290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73" calcext:value-type="float">
            <text:p>73</text:p>
          </table:table-cell>
          <table:table-cell office:value-type="float" office:value="275" calcext:value-type="float">
            <text:p>275</text:p>
          </table:table-cell>
          <table:table-cell office:value-type="float" office:value="0.265455" calcext:value-type="float">
            <text:p>0.265455</text:p>
          </table:table-cell>
          <table:table-cell office:value-type="float" office:value="15212" calcext:value-type="float">
            <text:p>1521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74" calcext:value-type="float">
            <text:p>74</text:p>
          </table:table-cell>
          <table:table-cell office:value-type="float" office:value="248" calcext:value-type="float">
            <text:p>248</text:p>
          </table:table-cell>
          <table:table-cell office:value-type="float" office:value="0.298387" calcext:value-type="float">
            <text:p>0.298387</text:p>
          </table:table-cell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office:value-type="float" office:value="0.385057" calcext:value-type="float">
            <text:p>0.385057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0.352332" calcext:value-type="float">
            <text:p>0.352332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0.35533" calcext:value-type="float">
            <text:p>0.35533</text:p>
          </table:table-cell>
          <table:table-cell office:value-type="float" office:value="13519" calcext:value-type="float">
            <text:p>1351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70" calcext:value-type="float">
            <text:p>70</text:p>
          </table:table-cell>
          <table:table-cell office:value-type="float" office:value="242" calcext:value-type="float">
            <text:p>242</text:p>
          </table:table-cell>
          <table:table-cell office:value-type="float" office:value="0.289256" calcext:value-type="float">
            <text:p>0.289256</text:p>
          </table:table-cell>
          <table:table-cell office:value-type="float" office:value="18168" calcext:value-type="float">
            <text:p>1816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15218" calcext:value-type="float">
            <text:p>1521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office:value-type="float" office:value="0.266187" calcext:value-type="float">
            <text:p>0.266187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float" office:value="0.258389" calcext:value-type="float">
            <text:p>0.258389</text:p>
          </table:table-cell>
          <table:table-cell office:value-type="float" office:value="15744" calcext:value-type="float">
            <text:p>1574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float" office:value="0.252427" calcext:value-type="float">
            <text:p>0.252427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0.379121" calcext:value-type="float">
            <text:p>0.379121</text:p>
          </table:table-cell>
          <table:table-cell office:value-type="float" office:value="13174" calcext:value-type="float">
            <text:p>1317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0.386243" calcext:value-type="float">
            <text:p>0.386243</text:p>
          </table:table-cell>
          <table:table-cell office:value-type="float" office:value="13745" calcext:value-type="float">
            <text:p>13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71" calcext:value-type="float">
            <text:p>271</text:p>
          </table:table-cell>
          <table:table-cell office:value-type="float" office:value="0.298893" calcext:value-type="float">
            <text:p>0.298893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15476" calcext:value-type="float">
            <text:p>1547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  <table:table-cell office:value-type="float" office:value="0.285185" calcext:value-type="float">
            <text:p>0.285185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78" calcext:value-type="float">
            <text:p>78</text:p>
          </table:table-cell>
          <table:table-cell office:value-type="float" office:value="287" calcext:value-type="float">
            <text:p>287</text:p>
          </table:table-cell>
          <table:table-cell office:value-type="float" office:value="0.271777" calcext:value-type="float">
            <text:p>0.271777</text:p>
          </table:table-cell>
          <table:table-cell office:value-type="float" office:value="16421" calcext:value-type="float">
            <text:p>1642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80" calcext:value-type="float">
            <text:p>80</text:p>
          </table:table-cell>
          <table:table-cell office:value-type="float" office:value="299" calcext:value-type="float">
            <text:p>299</text:p>
          </table:table-cell>
          <table:table-cell office:value-type="float" office:value="0.267559" calcext:value-type="float">
            <text:p>0.267559</text:p>
          </table:table-cell>
          <table:table-cell office:value-type="float" office:value="16894" calcext:value-type="float">
            <text:p>1689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97" calcext:value-type="float">
            <text:p>97</text:p>
          </table:table-cell>
          <table:table-cell office:value-type="float" office:value="350" calcext:value-type="float">
            <text:p>350</text:p>
          </table:table-cell>
          <table:table-cell office:value-type="float" office:value="0.277143" calcext:value-type="float">
            <text:p>0.277143</text:p>
          </table:table-cell>
          <table:table-cell office:value-type="float" office:value="20196" calcext:value-type="float">
            <text:p>2019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0.316498" calcext:value-type="float">
            <text:p>0.316498</text:p>
          </table:table-cell>
          <table:table-cell office:value-type="float" office:value="19289" calcext:value-type="float">
            <text:p>1928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2" calcext:value-type="float">
            <text:p>102</text:p>
          </table:table-cell>
          <table:table-cell office:value-type="float" office:value="382" calcext:value-type="float">
            <text:p>382</text:p>
          </table:table-cell>
          <table:table-cell office:value-type="float" office:value="0.267016" calcext:value-type="float">
            <text:p>0.267016</text:p>
          </table:table-cell>
          <table:table-cell office:value-type="float" office:value="21567" calcext:value-type="float">
            <text:p>21567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5" calcext:value-type="float">
            <text:p>105</text:p>
          </table:table-cell>
          <table:table-cell office:value-type="float" office:value="398" calcext:value-type="float">
            <text:p>398</text:p>
          </table:table-cell>
          <table:table-cell office:value-type="float" office:value="0.263819" calcext:value-type="float">
            <text:p>0.263819</text:p>
          </table:table-cell>
          <table:table-cell office:value-type="float" office:value="20837" calcext:value-type="float">
            <text:p>2083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05" calcext:value-type="float">
            <text:p>105</text:p>
          </table:table-cell>
          <table:table-cell office:value-type="float" office:value="388" calcext:value-type="float">
            <text:p>388</text:p>
          </table:table-cell>
          <table:table-cell office:value-type="float" office:value="0.270619" calcext:value-type="float">
            <text:p>0.270619</text:p>
          </table:table-cell>
          <table:table-cell office:value-type="float" office:value="21380" calcext:value-type="float">
            <text:p>213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0.378641" calcext:value-type="float">
            <text:p>0.378641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15128" calcext:value-type="float">
            <text:p>1512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0.354086" calcext:value-type="float">
            <text:p>0.354086</text:p>
          </table:table-cell>
          <table:table-cell office:value-type="float" office:value="17670" calcext:value-type="float">
            <text:p>17670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93" calcext:value-type="float">
            <text:p>93</text:p>
          </table:table-cell>
          <table:table-cell office:value-type="float" office:value="305" calcext:value-type="float">
            <text:p>305</text:p>
          </table:table-cell>
          <table:table-cell office:value-type="float" office:value="0.304918" calcext:value-type="float">
            <text:p>0.304918</text:p>
          </table:table-cell>
          <table:table-cell office:value-type="float" office:value="19885" calcext:value-type="float">
            <text:p>1988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96" calcext:value-type="float">
            <text:p>96</text:p>
          </table:table-cell>
          <table:table-cell office:value-type="float" office:value="272" calcext:value-type="float">
            <text:p>272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18696" calcext:value-type="float">
            <text:p>1869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3" calcext:value-type="float">
            <text:p>103</text:p>
          </table:table-cell>
          <table:table-cell office:value-type="float" office:value="306" calcext:value-type="float">
            <text:p>306</text:p>
          </table:table-cell>
          <table:table-cell office:value-type="float" office:value="0.336601" calcext:value-type="float">
            <text:p>0.336601</text:p>
          </table:table-cell>
          <table:table-cell office:value-type="float" office:value="20921" calcext:value-type="float">
            <text:p>2092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6" calcext:value-type="float">
            <text:p>106</text:p>
          </table:table-cell>
          <table:table-cell office:value-type="float" office:value="332" calcext:value-type="float">
            <text:p>332</text:p>
          </table:table-cell>
          <table:table-cell office:value-type="float" office:value="0.319277" calcext:value-type="float">
            <text:p>0.319277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float" office:value="0.434286" calcext:value-type="float">
            <text:p>0.434286</text:p>
          </table:table-cell>
          <table:table-cell office:value-type="float" office:value="14184" calcext:value-type="float">
            <text:p>1418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0.401826" calcext:value-type="float">
            <text:p>0.401826</text:p>
          </table:table-cell>
          <table:table-cell office:value-type="float" office:value="15837" calcext:value-type="float">
            <text:p>15837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16455" calcext:value-type="float">
            <text:p>16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0.366142" calcext:value-type="float">
            <text:p>0.366142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6" calcext:value-type="float">
            <text:p>96</text:p>
          </table:table-cell>
          <table:table-cell office:value-type="float" office:value="267" calcext:value-type="float">
            <text:p>267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17712" calcext:value-type="float">
            <text:p>1771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02" calcext:value-type="float">
            <text:p>102</text:p>
          </table:table-cell>
          <table:table-cell office:value-type="float" office:value="278" calcext:value-type="float">
            <text:p>278</text:p>
          </table:table-cell>
          <table:table-cell office:value-type="float" office:value="0.366906" calcext:value-type="float">
            <text:p>0.366906</text:p>
          </table:table-cell>
          <table:table-cell office:value-type="float" office:value="18029" calcext:value-type="float">
            <text:p>1802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03" calcext:value-type="float">
            <text:p>103</text:p>
          </table:table-cell>
          <table:table-cell office:value-type="float" office:value="287" calcext:value-type="float">
            <text:p>287</text:p>
          </table:table-cell>
          <table:table-cell office:value-type="float" office:value="0.358885" calcext:value-type="float">
            <text:p>0.358885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0.359862" calcext:value-type="float">
            <text:p>0.359862</text:p>
          </table:table-cell>
          <table:table-cell office:value-type="float" office:value="18214" calcext:value-type="float">
            <text:p>1821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94" calcext:value-type="float">
            <text:p>94</text:p>
          </table:table-cell>
          <table:table-cell office:value-type="float" office:value="270" calcext:value-type="float">
            <text:p>270</text:p>
          </table:table-cell>
          <table:table-cell office:value-type="float" office:value="0.348148" calcext:value-type="float">
            <text:p>0.348148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float" office:value="0.368627" calcext:value-type="float">
            <text:p>0.368627</text:p>
          </table:table-cell>
          <table:table-cell office:value-type="float" office:value="16934" calcext:value-type="float">
            <text:p>1693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8" calcext:value-type="float">
            <text:p>98</text:p>
          </table:table-cell>
          <table:table-cell office:value-type="float" office:value="262" calcext:value-type="float">
            <text:p>262</text:p>
          </table:table-cell>
          <table:table-cell office:value-type="float" office:value="0.374046" calcext:value-type="float">
            <text:p>0.374046</text:p>
          </table:table-cell>
          <table:table-cell office:value-type="float" office:value="17238" calcext:value-type="float">
            <text:p>1723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04" calcext:value-type="float">
            <text:p>104</text:p>
          </table:table-cell>
          <table:table-cell office:value-type="float" office:value="305" calcext:value-type="float">
            <text:p>305</text:p>
          </table:table-cell>
          <table:table-cell office:value-type="float" office:value="0.340984" calcext:value-type="float">
            <text:p>0.340984</text:p>
          </table:table-cell>
          <table:table-cell office:value-type="float" office:value="18644" calcext:value-type="float">
            <text:p>186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297" calcext:value-type="float">
            <text:p>297</text:p>
          </table:table-cell>
          <table:table-cell office:value-type="float" office:value="0.356902" calcext:value-type="float">
            <text:p>0.356902</text:p>
          </table:table-cell>
          <table:table-cell office:value-type="float" office:value="19207" calcext:value-type="float">
            <text:p>19207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07" calcext:value-type="float">
            <text:p>107</text:p>
          </table:table-cell>
          <table:table-cell office:value-type="float" office:value="306" calcext:value-type="float">
            <text:p>306</text:p>
          </table:table-cell>
          <table:table-cell office:value-type="float" office:value="0.349673" calcext:value-type="float">
            <text:p>0.349673</text:p>
          </table:table-cell>
          <table:table-cell office:value-type="float" office:value="19648" calcext:value-type="float">
            <text:p>1964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11" calcext:value-type="float">
            <text:p>111</text:p>
          </table:table-cell>
          <table:table-cell office:value-type="float" office:value="308" calcext:value-type="float">
            <text:p>308</text:p>
          </table:table-cell>
          <table:table-cell office:value-type="float" office:value="0.36039" calcext:value-type="float">
            <text:p>0.36039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13" calcext:value-type="float">
            <text:p>113</text:p>
          </table:table-cell>
          <table:table-cell office:value-type="float" office:value="311" calcext:value-type="float">
            <text:p>311</text:p>
          </table:table-cell>
          <table:table-cell office:value-type="float" office:value="0.363344" calcext:value-type="float">
            <text:p>0.363344</text:p>
          </table:table-cell>
          <table:table-cell office:value-type="float" office:value="19524" calcext:value-type="float">
            <text:p>1952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22" calcext:value-type="float">
            <text:p>122</text:p>
          </table:table-cell>
          <table:table-cell office:value-type="float" office:value="358" calcext:value-type="float">
            <text:p>358</text:p>
          </table:table-cell>
          <table:table-cell office:value-type="float" office:value="0.340782" calcext:value-type="float">
            <text:p>0.340782</text:p>
          </table:table-cell>
          <table:table-cell office:value-type="float" office:value="22158" calcext:value-type="float">
            <text:p>2215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23" calcext:value-type="float">
            <text:p>123</text:p>
          </table:table-cell>
          <table:table-cell office:value-type="float" office:value="402" calcext:value-type="float">
            <text:p>402</text:p>
          </table:table-cell>
          <table:table-cell office:value-type="float" office:value="0.30597" calcext:value-type="float">
            <text:p>0.30597</text:p>
          </table:table-cell>
          <table:table-cell office:value-type="float" office:value="22693" calcext:value-type="float">
            <text:p>2269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27" calcext:value-type="float">
            <text:p>127</text:p>
          </table:table-cell>
          <table:table-cell office:value-type="float" office:value="454" calcext:value-type="float">
            <text:p>454</text:p>
          </table:table-cell>
          <table:table-cell office:value-type="float" office:value="0.279736" calcext:value-type="float">
            <text:p>0.279736</text:p>
          </table:table-cell>
          <table:table-cell office:value-type="float" office:value="23621" calcext:value-type="float">
            <text:p>2362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29" calcext:value-type="float">
            <text:p>129</text:p>
          </table:table-cell>
          <table:table-cell office:value-type="float" office:value="427" calcext:value-type="float">
            <text:p>427</text:p>
          </table:table-cell>
          <table:table-cell office:value-type="float" office:value="0.302108" calcext:value-type="float">
            <text:p>0.302108</text:p>
          </table:table-cell>
          <table:table-cell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23" calcext:value-type="float">
            <text:p>123</text:p>
          </table:table-cell>
          <table:table-cell office:value-type="float" office:value="359" calcext:value-type="float">
            <text:p>359</text:p>
          </table:table-cell>
          <table:table-cell office:value-type="float" office:value="0.342618" calcext:value-type="float">
            <text:p>0.342618</text:p>
          </table:table-cell>
          <table:table-cell office:value-type="float" office:value="21653" calcext:value-type="float">
            <text:p>2165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25" calcext:value-type="float">
            <text:p>125</text:p>
          </table:table-cell>
          <table:table-cell office:value-type="float" office:value="377" calcext:value-type="float">
            <text:p>377</text:p>
          </table:table-cell>
          <table:table-cell office:value-type="float" office:value="0.331565" calcext:value-type="float">
            <text:p>0.331565</text:p>
          </table:table-cell>
          <table:table-cell office:value-type="float" office:value="22243" calcext:value-type="float">
            <text:p>222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316" calcext:value-type="float">
            <text:p>316</text:p>
          </table:table-cell>
          <table:table-cell office:value-type="float" office:value="0.382911" calcext:value-type="float">
            <text:p>0.382911</text:p>
          </table:table-cell>
          <table:table-cell office:value-type="float" office:value="20716" calcext:value-type="float">
            <text:p>20716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21" calcext:value-type="float">
            <text:p>121</text:p>
          </table:table-cell>
          <table:table-cell office:value-type="float" office:value="317" calcext:value-type="float">
            <text:p>317</text:p>
          </table:table-cell>
          <table:table-cell office:value-type="float" office:value="0.381703" calcext:value-type="float">
            <text:p>0.381703</text:p>
          </table:table-cell>
          <table:table-cell office:value-type="float" office:value="21825" calcext:value-type="float">
            <text:p>2182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0.373089" calcext:value-type="float">
            <text:p>0.373089</text:p>
          </table:table-cell>
          <table:table-cell office:value-type="float" office:value="22120" calcext:value-type="float">
            <text:p>22120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25" calcext:value-type="float">
            <text:p>125</text:p>
          </table:table-cell>
          <table:table-cell office:value-type="float" office:value="361" calcext:value-type="float">
            <text:p>361</text:p>
          </table:table-cell>
          <table:table-cell office:value-type="float" office:value="0.34626" calcext:value-type="float">
            <text:p>0.34626</text:p>
          </table:table-cell>
          <table:table-cell office:value-type="float" office:value="22941" calcext:value-type="float">
            <text:p>2294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27" calcext:value-type="float">
            <text:p>127</text:p>
          </table:table-cell>
          <table:table-cell office:value-type="float" office:value="382" calcext:value-type="float">
            <text:p>382</text:p>
          </table:table-cell>
          <table:table-cell office:value-type="float" office:value="0.332461" calcext:value-type="float">
            <text:p>0.332461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0.445283" calcext:value-type="float">
            <text:p>0.445283</text:p>
          </table:table-cell>
          <table:table-cell office:value-type="float" office:value="20228" calcext:value-type="float">
            <text:p>2022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22" calcext:value-type="float">
            <text:p>122</text:p>
          </table:table-cell>
          <table:table-cell office:value-type="float" office:value="272" calcext:value-type="float">
            <text:p>272</text:p>
          </table:table-cell>
          <table:table-cell office:value-type="float" office:value="0.448529" calcext:value-type="float">
            <text:p>0.448529</text:p>
          </table:table-cell>
          <table:table-cell office:value-type="float" office:value="20786" calcext:value-type="float">
            <text:p>20786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13" calcext:value-type="float">
            <text:p>113</text:p>
          </table:table-cell>
          <table:table-cell office:value-type="float" office:value="271" calcext:value-type="float">
            <text:p>271</text:p>
          </table:table-cell>
          <table:table-cell office:value-type="float" office:value="0.416974" calcext:value-type="float">
            <text:p>0.416974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0.385852" calcext:value-type="float">
            <text:p>0.385852</text:p>
          </table:table-cell>
          <table:table-cell office:value-type="float" office:value="21232" calcext:value-type="float">
            <text:p>21232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21" calcext:value-type="float">
            <text:p>121</text:p>
          </table:table-cell>
          <table:table-cell office:value-type="float" office:value="311" calcext:value-type="float">
            <text:p>311</text:p>
          </table:table-cell>
          <table:table-cell office:value-type="float" office:value="0.389068" calcext:value-type="float">
            <text:p>0.389068</text:p>
          </table:table-cell>
          <table:table-cell office:value-type="float" office:value="21317" calcext:value-type="float">
            <text:p>213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19" calcext:value-type="float">
            <text:p>319</text:p>
          </table:table-cell>
          <table:table-cell office:value-type="float" office:value="0.382445" calcext:value-type="float">
            <text:p>0.382445</text:p>
          </table:table-cell>
          <table:table-cell office:value-type="float" office:value="21043" calcext:value-type="float">
            <text:p>2104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26" calcext:value-type="float">
            <text:p>126</text:p>
          </table:table-cell>
          <table:table-cell office:value-type="float" office:value="334" calcext:value-type="float">
            <text:p>334</text:p>
          </table:table-cell>
          <table:table-cell office:value-type="float" office:value="0.377246" calcext:value-type="float">
            <text:p>0.377246</text:p>
          </table:table-cell>
          <table:table-cell office:value-type="float" office:value="21613" calcext:value-type="float">
            <text:p>2161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28" calcext:value-type="float">
            <text:p>128</text:p>
          </table:table-cell>
          <table:table-cell office:value-type="float" office:value="337" calcext:value-type="float">
            <text:p>337</text:p>
          </table:table-cell>
          <table:table-cell office:value-type="float" office:value="0.379822" calcext:value-type="float">
            <text:p>0.379822</text:p>
          </table:table-cell>
          <table:table-cell office:value-type="float" office:value="21753" calcext:value-type="float">
            <text:p>2175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26" calcext:value-type="float">
            <text:p>126</text:p>
          </table:table-cell>
          <table:table-cell office:value-type="float" office:value="318" calcext:value-type="float">
            <text:p>318</text:p>
          </table:table-cell>
          <table:table-cell office:value-type="float" office:value="0.396226" calcext:value-type="float">
            <text:p>0.396226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28" calcext:value-type="float">
            <text:p>128</text:p>
          </table:table-cell>
          <table:table-cell office:value-type="float" office:value="321" calcext:value-type="float">
            <text:p>321</text:p>
          </table:table-cell>
          <table:table-cell office:value-type="float" office:value="0.398754" calcext:value-type="float">
            <text:p>0.398754</text:p>
          </table:table-cell>
          <table:table-cell office:value-type="float" office:value="21498" calcext:value-type="float">
            <text:p>2149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1" calcext:value-type="float">
            <text:p>121</text:p>
          </table:table-cell>
          <table:table-cell office:value-type="float" office:value="323" calcext:value-type="float">
            <text:p>323</text:p>
          </table:table-cell>
          <table:table-cell office:value-type="float" office:value="0.374613" calcext:value-type="float">
            <text:p>0.374613</text:p>
          </table:table-cell>
          <table:table-cell office:value-type="float" office:value="20731" calcext:value-type="float">
            <text:p>2073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27" calcext:value-type="float">
            <text:p>127</text:p>
          </table:table-cell>
          <table:table-cell office:value-type="float" office:value="343" calcext:value-type="float">
            <text:p>343</text:p>
          </table:table-cell>
          <table:table-cell office:value-type="float" office:value="0.370262" calcext:value-type="float">
            <text:p>0.370262</text:p>
          </table:table-cell>
          <table:table-cell office:value-type="float" office:value="22013" calcext:value-type="float">
            <text:p>2201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27" calcext:value-type="float">
            <text:p>127</text:p>
          </table:table-cell>
          <table:table-cell office:value-type="float" office:value="342" calcext:value-type="float">
            <text:p>342</text:p>
          </table:table-cell>
          <table:table-cell office:value-type="float" office:value="0.371345" calcext:value-type="float">
            <text:p>0.371345</text:p>
          </table:table-cell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28" calcext:value-type="float">
            <text:p>128</text:p>
          </table:table-cell>
          <table:table-cell office:value-type="float" office:value="345" calcext:value-type="float">
            <text:p>345</text:p>
          </table:table-cell>
          <table:table-cell office:value-type="float" office:value="0.371014" calcext:value-type="float">
            <text:p>0.371014</text:p>
          </table:table-cell>
          <table:table-cell office:value-type="float" office:value="22844" calcext:value-type="float">
            <text:p>2284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30" calcext:value-type="float">
            <text:p>130</text:p>
          </table:table-cell>
          <table:table-cell office:value-type="float" office:value="356" calcext:value-type="float">
            <text:p>356</text:p>
          </table:table-cell>
          <table:table-cell office:value-type="float" office:value="0.365169" calcext:value-type="float">
            <text:p>0.365169</text:p>
          </table:table-cell>
          <table:table-cell office:value-type="float" office:value="22766" calcext:value-type="float">
            <text:p>227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office:value-type="float" office:value="356" calcext:value-type="float">
            <text:p>356</text:p>
          </table:table-cell>
          <table:table-cell office:value-type="float" office:value="0.382022" calcext:value-type="float">
            <text:p>0.382022</text:p>
          </table:table-cell>
          <table:table-cell office:value-type="float" office:value="23797" calcext:value-type="float">
            <text:p>23797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36" calcext:value-type="float">
            <text:p>136</text:p>
          </table:table-cell>
          <table:table-cell office:value-type="float" office:value="355" calcext:value-type="float">
            <text:p>355</text:p>
          </table:table-cell>
          <table:table-cell office:value-type="float" office:value="0.383099" calcext:value-type="float">
            <text:p>0.383099</text:p>
          </table:table-cell>
          <table:table-cell office:value-type="float" office:value="22580" calcext:value-type="float">
            <text:p>22580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40" calcext:value-type="float">
            <text:p>140</text:p>
          </table:table-cell>
          <table:table-cell office:value-type="float" office:value="378" calcext:value-type="float">
            <text:p>37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24380" calcext:value-type="float">
            <text:p>24380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47" calcext:value-type="float">
            <text:p>147</text:p>
          </table:table-cell>
          <table:table-cell office:value-type="float" office:value="427" calcext:value-type="float">
            <text:p>427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5647" calcext:value-type="float">
            <text:p>2564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48" calcext:value-type="float">
            <text:p>148</text:p>
          </table:table-cell>
          <table:table-cell office:value-type="float" office:value="478" calcext:value-type="float">
            <text:p>478</text:p>
          </table:table-cell>
          <table:table-cell office:value-type="float" office:value="0.309623" calcext:value-type="float">
            <text:p>0.309623</text:p>
          </table:table-cell>
          <table:table-cell office:value-type="float" office:value="26327" calcext:value-type="float">
            <text:p>2632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49" calcext:value-type="float">
            <text:p>149</text:p>
          </table:table-cell>
          <table:table-cell office:value-type="float" office:value="451" calcext:value-type="float">
            <text:p>451</text:p>
          </table:table-cell>
          <table:table-cell office:value-type="float" office:value="0.330377" calcext:value-type="float">
            <text:p>0.330377</text:p>
          </table:table-cell>
          <table:table-cell office:value-type="float" office:value="25923" calcext:value-type="float">
            <text:p>2592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51" calcext:value-type="float">
            <text:p>151</text:p>
          </table:table-cell>
          <table:table-cell office:value-type="float" office:value="482" calcext:value-type="float">
            <text:p>482</text:p>
          </table:table-cell>
          <table:table-cell office:value-type="float" office:value="0.313278" calcext:value-type="float">
            <text:p>0.313278</text:p>
          </table:table-cell>
          <table:table-cell office:value-type="float" office:value="26617" calcext:value-type="float">
            <text:p>2661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57" calcext:value-type="float">
            <text:p>157</text:p>
          </table:table-cell>
          <table:table-cell office:value-type="float" office:value="492" calcext:value-type="float">
            <text:p>492</text:p>
          </table:table-cell>
          <table:table-cell office:value-type="float" office:value="0.319106" calcext:value-type="float">
            <text:p>0.319106</text:p>
          </table:table-cell>
          <table:table-cell office:value-type="float" office:value="28255" calcext:value-type="float">
            <text:p>2825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43" calcext:value-type="float">
            <text:p>143</text:p>
          </table:table-cell>
          <table:table-cell office:value-type="float" office:value="358" calcext:value-type="float">
            <text:p>358</text:p>
          </table:table-cell>
          <table:table-cell office:value-type="float" office:value="0.399441" calcext:value-type="float">
            <text:p>0.399441</text:p>
          </table:table-cell>
          <table:table-cell office:value-type="float" office:value="24824" calcext:value-type="float">
            <text:p>2482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47" calcext:value-type="float">
            <text:p>147</text:p>
          </table:table-cell>
          <table:table-cell office:value-type="float" office:value="360" calcext:value-type="float">
            <text:p>360</text:p>
          </table:table-cell>
          <table:table-cell office:value-type="float" office:value="0.408333" calcext:value-type="float">
            <text:p>0.408333</text:p>
          </table:table-cell>
          <table:table-cell office:value-type="float" office:value="24581" calcext:value-type="float">
            <text:p>245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385" calcext:value-type="float">
            <text:p>385</text:p>
          </table:table-cell>
          <table:table-cell office:value-type="float" office:value="0.387013" calcext:value-type="float">
            <text:p>0.387013</text:p>
          </table:table-cell>
          <table:table-cell office:value-type="float" office:value="25068" calcext:value-type="float">
            <text:p>2506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50" calcext:value-type="float">
            <text:p>150</text:p>
          </table:table-cell>
          <table:table-cell office:value-type="float" office:value="388" calcext:value-type="float">
            <text:p>388</text:p>
          </table:table-cell>
          <table:table-cell office:value-type="float" office:value="0.386598" calcext:value-type="float">
            <text:p>0.386598</text:p>
          </table:table-cell>
          <table:table-cell office:value-type="float" office:value="29694" calcext:value-type="float">
            <text:p>2969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48" calcext:value-type="float">
            <text:p>148</text:p>
          </table:table-cell>
          <table:table-cell office:value-type="float" office:value="406" calcext:value-type="float">
            <text:p>406</text:p>
          </table:table-cell>
          <table:table-cell office:value-type="float" office:value="0.364532" calcext:value-type="float">
            <text:p>0.364532</text:p>
          </table:table-cell>
          <table:table-cell office:value-type="float" office:value="26646" calcext:value-type="float">
            <text:p>2664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50" calcext:value-type="float">
            <text:p>150</text:p>
          </table:table-cell>
          <table:table-cell office:value-type="float" office:value="381" calcext:value-type="float">
            <text:p>381</text:p>
          </table:table-cell>
          <table:table-cell office:value-type="float" office:value="0.393701" calcext:value-type="float">
            <text:p>0.393701</text:p>
          </table:table-cell>
          <table:table-cell office:value-type="float" office:value="25077" calcext:value-type="float">
            <text:p>2507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5" calcext:value-type="float">
            <text:p>155</text:p>
          </table:table-cell>
          <table:table-cell office:value-type="float" office:value="443" calcext:value-type="float">
            <text:p>443</text:p>
          </table:table-cell>
          <table:table-cell office:value-type="float" office:value="0.349887" calcext:value-type="float">
            <text:p>0.349887</text:p>
          </table:table-cell>
          <table:table-cell office:value-type="float" office:value="27663" calcext:value-type="float">
            <text:p>2766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44" calcext:value-type="float">
            <text:p>144</text:p>
          </table:table-cell>
          <table:table-cell office:value-type="float" office:value="314" calcext:value-type="float">
            <text:p>314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23486" calcext:value-type="float">
            <text:p>2348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45" calcext:value-type="float">
            <text:p>145</text:p>
          </table:table-cell>
          <table:table-cell office:value-type="float" office:value="315" calcext:value-type="float">
            <text:p>315</text:p>
          </table:table-cell>
          <table:table-cell office:value-type="float" office:value="0.460317" calcext:value-type="float">
            <text:p>0.460317</text:p>
          </table:table-cell>
          <table:table-cell office:value-type="float" office:value="23270" calcext:value-type="float">
            <text:p>23270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46" calcext:value-type="float">
            <text:p>146</text:p>
          </table:table-cell>
          <table:table-cell office:value-type="float" office:value="332" calcext:value-type="float">
            <text:p>332</text:p>
          </table:table-cell>
          <table:table-cell office:value-type="float" office:value="0.439759" calcext:value-type="float">
            <text:p>0.439759</text:p>
          </table:table-cell>
          <table:table-cell office:value-type="float" office:value="24258" calcext:value-type="float">
            <text:p>24258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46" calcext:value-type="float">
            <text:p>146</text:p>
          </table:table-cell>
          <table:table-cell office:value-type="float" office:value="322" calcext:value-type="float">
            <text:p>322</text:p>
          </table:table-cell>
          <table:table-cell office:value-type="float" office:value="0.453416" calcext:value-type="float">
            <text:p>0.453416</text:p>
          </table:table-cell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50" calcext:value-type="float">
            <text:p>150</text:p>
          </table:table-cell>
          <table:table-cell office:value-type="float" office:value="337" calcext:value-type="float">
            <text:p>337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36" calcext:value-type="float">
            <text:p>336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23642" calcext:value-type="float">
            <text:p>2364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53" calcext:value-type="float">
            <text:p>153</text:p>
          </table:table-cell>
          <table:table-cell office:value-type="float" office:value="342" calcext:value-type="float">
            <text:p>342</text:p>
          </table:table-cell>
          <table:table-cell office:value-type="float" office:value="0.447368" calcext:value-type="float">
            <text:p>0.447368</text:p>
          </table:table-cell>
          <table:table-cell office:value-type="float" office:value="32640" calcext:value-type="float">
            <text:p>32640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7" calcext:value-type="float">
            <text:p>157</text:p>
          </table:table-cell>
          <table:table-cell office:value-type="float" office:value="366" calcext:value-type="float">
            <text:p>366</text:p>
          </table:table-cell>
          <table:table-cell office:value-type="float" office:value="0.428962" calcext:value-type="float">
            <text:p>0.428962</text:p>
          </table:table-cell>
          <table:table-cell office:value-type="float" office:value="25348" calcext:value-type="float">
            <text:p>2534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46" calcext:value-type="float">
            <text:p>146</text:p>
          </table:table-cell>
          <table:table-cell office:value-type="float" office:value="319" calcext:value-type="float">
            <text:p>319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22665" calcext:value-type="float">
            <text:p>2266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50" calcext:value-type="float">
            <text:p>150</text:p>
          </table:table-cell>
          <table:table-cell office:value-type="float" office:value="343" calcext:value-type="float">
            <text:p>343</text:p>
          </table:table-cell>
          <table:table-cell office:value-type="float" office:value="0.437318" calcext:value-type="float">
            <text:p>0.437318</text:p>
          </table:table-cell>
          <table:table-cell office:value-type="float" office:value="23785" calcext:value-type="float">
            <text:p>2378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24785" calcext:value-type="float">
            <text:p>24785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54" calcext:value-type="float">
            <text:p>154</text:p>
          </table:table-cell>
          <table:table-cell office:value-type="float" office:value="349" calcext:value-type="float">
            <text:p>349</text:p>
          </table:table-cell>
          <table:table-cell office:value-type="float" office:value="0.441261" calcext:value-type="float">
            <text:p>0.441261</text:p>
          </table:table-cell>
          <table:table-cell office:value-type="float" office:value="25043" calcext:value-type="float">
            <text:p>2504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7" calcext:value-type="float">
            <text:p>157</text:p>
          </table:table-cell>
          <table:table-cell office:value-type="float" office:value="349" calcext:value-type="float">
            <text:p>349</text:p>
          </table:table-cell>
          <table:table-cell office:value-type="float" office:value="0.449857" calcext:value-type="float">
            <text:p>0.449857</text:p>
          </table:table-cell>
          <table:table-cell office:value-type="float" office:value="24631" calcext:value-type="float">
            <text:p>2463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57" calcext:value-type="float">
            <text:p>157</text:p>
          </table:table-cell>
          <table:table-cell office:value-type="float" office:value="349" calcext:value-type="float">
            <text:p>349</text:p>
          </table:table-cell>
          <table:table-cell office:value-type="float" office:value="0.449857" calcext:value-type="float">
            <text:p>0.449857</text:p>
          </table:table-cell>
          <table:table-cell office:value-type="float" office:value="25603" calcext:value-type="float">
            <text:p>25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371" calcext:value-type="float">
            <text:p>37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25297" calcext:value-type="float">
            <text:p>2529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60" calcext:value-type="float">
            <text:p>160</text:p>
          </table:table-cell>
          <table:table-cell office:value-type="float" office:value="387" calcext:value-type="float">
            <text:p>387</text:p>
          </table:table-cell>
          <table:table-cell office:value-type="float" office:value="0.413437" calcext:value-type="float">
            <text:p>0.413437</text:p>
          </table:table-cell>
          <table:table-cell office:value-type="float" office:value="26079" calcext:value-type="float">
            <text:p>26079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60" calcext:value-type="float">
            <text:p>160</text:p>
          </table:table-cell>
          <table:table-cell office:value-type="float" office:value="390" calcext:value-type="float">
            <text:p>390</text:p>
          </table:table-cell>
          <table:table-cell office:value-type="float" office:value="0.410256" calcext:value-type="float">
            <text:p>0.410256</text:p>
          </table:table-cell>
          <table:table-cell office:value-type="float" office:value="25746" calcext:value-type="float">
            <text:p>25746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61" calcext:value-type="float">
            <text:p>161</text:p>
          </table:table-cell>
          <table:table-cell office:value-type="float" office:value="393" calcext:value-type="float">
            <text:p>393</text:p>
          </table:table-cell>
          <table:table-cell office:value-type="float" office:value="0.409669" calcext:value-type="float">
            <text:p>0.409669</text:p>
          </table:table-cell>
          <table:table-cell office:value-type="float" office:value="26059" calcext:value-type="float">
            <text:p>26059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62" calcext:value-type="float">
            <text:p>162</text:p>
          </table:table-cell>
          <table:table-cell office:value-type="float" office:value="408" calcext:value-type="float">
            <text:p>408</text:p>
          </table:table-cell>
          <table:table-cell office:value-type="float" office:value="0.397059" calcext:value-type="float">
            <text:p>0.397059</text:p>
          </table:table-cell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63" calcext:value-type="float">
            <text:p>163</text:p>
          </table:table-cell>
          <table:table-cell office:value-type="float" office:value="411" calcext:value-type="float">
            <text:p>411</text:p>
          </table:table-cell>
          <table:table-cell office:value-type="float" office:value="0.396594" calcext:value-type="float">
            <text:p>0.396594</text:p>
          </table:table-cell>
          <table:table-cell office:value-type="float" office:value="26436" calcext:value-type="float">
            <text:p>2643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57" calcext:value-type="float">
            <text:p>157</text:p>
          </table:table-cell>
          <table:table-cell office:value-type="float" office:value="345" calcext:value-type="float">
            <text:p>345</text:p>
          </table:table-cell>
          <table:table-cell office:value-type="float" office:value="0.455072" calcext:value-type="float">
            <text:p>0.455072</text:p>
          </table:table-cell>
          <table:table-cell office:value-type="float" office:value="24406" calcext:value-type="float">
            <text:p>2440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57" calcext:value-type="float">
            <text:p>157</text:p>
          </table:table-cell>
          <table:table-cell office:value-type="float" office:value="339" calcext:value-type="float">
            <text:p>339</text:p>
          </table:table-cell>
          <table:table-cell office:value-type="float" office:value="0.463127" calcext:value-type="float">
            <text:p>0.463127</text:p>
          </table:table-cell>
          <table:table-cell office:value-type="float" office:value="24701" calcext:value-type="float">
            <text:p>2470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62" calcext:value-type="float">
            <text:p>162</text:p>
          </table:table-cell>
          <table:table-cell office:value-type="float" office:value="369" calcext:value-type="float">
            <text:p>369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25426" calcext:value-type="float">
            <text:p>2542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57" calcext:value-type="float">
            <text:p>157</text:p>
          </table:table-cell>
          <table:table-cell office:value-type="float" office:value="333" calcext:value-type="float">
            <text:p>333</text:p>
          </table:table-cell>
          <table:table-cell office:value-type="float" office:value="0.471471" calcext:value-type="float">
            <text:p>0.471471</text:p>
          </table:table-cell>
          <table:table-cell office:value-type="float" office:value="31958" calcext:value-type="float">
            <text:p>319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354" calcext:value-type="float">
            <text:p>354</text:p>
          </table:table-cell>
          <table:table-cell office:value-type="float" office:value="0.446328" calcext:value-type="float">
            <text:p>0.446328</text:p>
          </table:table-cell>
          <table:table-cell office:value-type="float" office:value="38024" calcext:value-type="float">
            <text:p>38024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62" calcext:value-type="float">
            <text:p>162</text:p>
          </table:table-cell>
          <table:table-cell office:value-type="float" office:value="363" calcext:value-type="float">
            <text:p>363</text:p>
          </table:table-cell>
          <table:table-cell office:value-type="float" office:value="0.446281" calcext:value-type="float">
            <text:p>0.446281</text:p>
          </table:table-cell>
          <table:table-cell office:value-type="float" office:value="30088" calcext:value-type="float">
            <text:p>3008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63" calcext:value-type="float">
            <text:p>163</text:p>
          </table:table-cell>
          <table:table-cell office:value-type="float" office:value="378" calcext:value-type="float">
            <text:p>378</text:p>
          </table:table-cell>
          <table:table-cell office:value-type="float" office:value="0.431217" calcext:value-type="float">
            <text:p>0.431217</text:p>
          </table:table-cell>
          <table:table-cell office:value-type="float" office:value="27724" calcext:value-type="float">
            <text:p>27724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64" calcext:value-type="float">
            <text:p>164</text:p>
          </table:table-cell>
          <table:table-cell office:value-type="float" office:value="381" calcext:value-type="float">
            <text:p>381</text:p>
          </table:table-cell>
          <table:table-cell office:value-type="float" office:value="0.430446" calcext:value-type="float">
            <text:p>0.430446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65" calcext:value-type="float">
            <text:p>165</text:p>
          </table:table-cell>
          <table:table-cell office:value-type="float" office:value="399" calcext:value-type="float">
            <text:p>399</text:p>
          </table:table-cell>
          <table:table-cell office:value-type="float" office:value="0.413534" calcext:value-type="float">
            <text:p>0.413534</text:p>
          </table:table-cell>
          <table:table-cell office:value-type="float" office:value="28122" calcext:value-type="float">
            <text:p>2812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66" calcext:value-type="float">
            <text:p>166</text:p>
          </table:table-cell>
          <table:table-cell office:value-type="float" office:value="417" calcext:value-type="float">
            <text:p>417</text:p>
          </table:table-cell>
          <table:table-cell office:value-type="float" office:value="0.398082" calcext:value-type="float">
            <text:p>0.398082</text:p>
          </table:table-cell>
          <table:table-cell office:value-type="float" office:value="28125" calcext:value-type="float">
            <text:p>2812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67" calcext:value-type="float">
            <text:p>167</text:p>
          </table:table-cell>
          <table:table-cell office:value-type="float" office:value="419" calcext:value-type="float">
            <text:p>419</text:p>
          </table:table-cell>
          <table:table-cell office:value-type="float" office:value="0.398568" calcext:value-type="float">
            <text:p>0.398568</text:p>
          </table:table-cell>
          <table:table-cell office:value-type="float" office:value="27389" calcext:value-type="float">
            <text:p>2738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67" calcext:value-type="float">
            <text:p>167</text:p>
          </table:table-cell>
          <table:table-cell office:value-type="float" office:value="425" calcext:value-type="float">
            <text:p>425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28278" calcext:value-type="float">
            <text:p>2827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8" calcext:value-type="float">
            <text:p>168</text:p>
          </table:table-cell>
          <table:table-cell office:value-type="float" office:value="426" calcext:value-type="float">
            <text:p>426</text:p>
          </table:table-cell>
          <table:table-cell office:value-type="float" office:value="0.394366" calcext:value-type="float">
            <text:p>0.394366</text:p>
          </table:table-cell>
          <table:table-cell office:value-type="float" office:value="28078" calcext:value-type="float">
            <text:p>2807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68" calcext:value-type="float">
            <text:p>168</text:p>
          </table:table-cell>
          <table:table-cell office:value-type="float" office:value="426" calcext:value-type="float">
            <text:p>426</text:p>
          </table:table-cell>
          <table:table-cell office:value-type="float" office:value="0.394366" calcext:value-type="float">
            <text:p>0.394366</text:p>
          </table:table-cell>
          <table:table-cell office:value-type="float" office:value="26999" calcext:value-type="float">
            <text:p>269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446" calcext:value-type="float">
            <text:p>446</text:p>
          </table:table-cell>
          <table:table-cell office:value-type="float" office:value="0.381166" calcext:value-type="float">
            <text:p>0.381166</text:p>
          </table:table-cell>
          <table:table-cell office:value-type="float" office:value="28609" calcext:value-type="float">
            <text:p>2860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61" calcext:value-type="float">
            <text:p>161</text:p>
          </table:table-cell>
          <table:table-cell office:value-type="float" office:value="385" calcext:value-type="float">
            <text:p>385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26467" calcext:value-type="float">
            <text:p>2646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59" calcext:value-type="float">
            <text:p>159</text:p>
          </table:table-cell>
          <table:table-cell office:value-type="float" office:value="334" calcext:value-type="float">
            <text:p>334</text:p>
          </table:table-cell>
          <table:table-cell office:value-type="float" office:value="0.476048" calcext:value-type="float">
            <text:p>0.476048</text:p>
          </table:table-cell>
          <table:table-cell office:value-type="float" office:value="24993" calcext:value-type="float">
            <text:p>24993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59" calcext:value-type="float">
            <text:p>159</text:p>
          </table:table-cell>
          <table:table-cell office:value-type="float" office:value="334" calcext:value-type="float">
            <text:p>334</text:p>
          </table:table-cell>
          <table:table-cell office:value-type="float" office:value="0.476048" calcext:value-type="float">
            <text:p>0.476048</text:p>
          </table:table-cell>
          <table:table-cell office:value-type="float" office:value="24641" calcext:value-type="float">
            <text:p>2464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60" calcext:value-type="float">
            <text:p>160</text:p>
          </table:table-cell>
          <table:table-cell office:value-type="float" office:value="336" calcext:value-type="float">
            <text:p>336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24789" calcext:value-type="float">
            <text:p>2478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60" calcext:value-type="float">
            <text:p>160</text:p>
          </table:table-cell>
          <table:table-cell office:value-type="float" office:value="343" calcext:value-type="float">
            <text:p>343</text:p>
          </table:table-cell>
          <table:table-cell office:value-type="float" office:value="0.466472" calcext:value-type="float">
            <text:p>0.466472</text:p>
          </table:table-cell>
          <table:table-cell office:value-type="float" office:value="25981" calcext:value-type="float">
            <text:p>2598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61" calcext:value-type="float">
            <text:p>161</text:p>
          </table:table-cell>
          <table:table-cell office:value-type="float" office:value="345" calcext:value-type="float">
            <text:p>345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26158" calcext:value-type="float">
            <text:p>26158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62" calcext:value-type="float">
            <text:p>162</text:p>
          </table:table-cell>
          <table:table-cell office:value-type="float" office:value="349" calcext:value-type="float">
            <text:p>349</text:p>
          </table:table-cell>
          <table:table-cell office:value-type="float" office:value="0.464183" calcext:value-type="float">
            <text:p>0.464183</text:p>
          </table:table-cell>
          <table:table-cell office:value-type="float" office:value="26163" calcext:value-type="float">
            <text:p>2616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62" calcext:value-type="float">
            <text:p>162</text:p>
          </table:table-cell>
          <table:table-cell office:value-type="float" office:value="349" calcext:value-type="float">
            <text:p>349</text:p>
          </table:table-cell>
          <table:table-cell office:value-type="float" office:value="0.464183" calcext:value-type="float">
            <text:p>0.464183</text:p>
          </table:table-cell>
          <table:table-cell office:value-type="float" office:value="26246" calcext:value-type="float">
            <text:p>26246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63" calcext:value-type="float">
            <text:p>163</text:p>
          </table:table-cell>
          <table:table-cell office:value-type="float" office:value="351" calcext:value-type="float">
            <text:p>351</text:p>
          </table:table-cell>
          <table:table-cell office:value-type="float" office:value="0.464387" calcext:value-type="float">
            <text:p>0.464387</text:p>
          </table:table-cell>
          <table:table-cell office:value-type="float" office:value="25868" calcext:value-type="float">
            <text:p>258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367" calcext:value-type="float">
            <text:p>367</text:p>
          </table:table-cell>
          <table:table-cell office:value-type="float" office:value="0.446866" calcext:value-type="float">
            <text:p>0.446866</text:p>
          </table:table-cell>
          <table:table-cell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65" calcext:value-type="float">
            <text:p>165</text:p>
          </table:table-cell>
          <table:table-cell office:value-type="float" office:value="390" calcext:value-type="float">
            <text:p>390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27129" calcext:value-type="float">
            <text:p>2712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66" calcext:value-type="float">
            <text:p>166</text:p>
          </table:table-cell>
          <table:table-cell office:value-type="float" office:value="392" calcext:value-type="float">
            <text:p>392</text:p>
          </table:table-cell>
          <table:table-cell office:value-type="float" office:value="0.423469" calcext:value-type="float">
            <text:p>0.423469</text:p>
          </table:table-cell>
          <table:table-cell office:value-type="float" office:value="27483" calcext:value-type="float">
            <text:p>2748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67" calcext:value-type="float">
            <text:p>167</text:p>
          </table:table-cell>
          <table:table-cell office:value-type="float" office:value="408" calcext:value-type="float">
            <text:p>408</text:p>
          </table:table-cell>
          <table:table-cell office:value-type="float" office:value="0.409314" calcext:value-type="float">
            <text:p>0.409314</text:p>
          </table:table-cell>
          <table:table-cell office:value-type="float" office:value="27852" calcext:value-type="float">
            <text:p>2785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0.409756" calcext:value-type="float">
            <text:p>0.409756</text:p>
          </table:table-cell>
          <table:table-cell office:value-type="float" office:value="27479" calcext:value-type="float">
            <text:p>2747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0.469565" calcext:value-type="float">
            <text:p>0.469565</text:p>
          </table:table-cell>
          <table:table-cell office:value-type="float" office:value="26286" calcext:value-type="float">
            <text:p>2628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0.469565" calcext:value-type="float">
            <text:p>0.469565</text:p>
          </table:table-cell>
          <table:table-cell office:value-type="float" office:value="25634" calcext:value-type="float">
            <text:p>25634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63" calcext:value-type="float">
            <text:p>163</text:p>
          </table:table-cell>
          <table:table-cell office:value-type="float" office:value="347" calcext:value-type="float">
            <text:p>347</text:p>
          </table:table-cell>
          <table:table-cell office:value-type="float" office:value="0.469741" calcext:value-type="float">
            <text:p>0.469741</text:p>
          </table:table-cell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62" calcext:value-type="float">
            <text:p>162</text:p>
          </table:table-cell>
          <table:table-cell office:value-type="float" office:value="339" calcext:value-type="float">
            <text:p>339</text:p>
          </table:table-cell>
          <table:table-cell office:value-type="float" office:value="0.477876" calcext:value-type="float">
            <text:p>0.477876</text:p>
          </table:table-cell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62" calcext:value-type="float">
            <text:p>162</text:p>
          </table:table-cell>
          <table:table-cell office:value-type="float" office:value="360" calcext:value-type="float">
            <text:p>360</text:p>
          </table:table-cell>
          <table:table-cell office:value-type="float" office:value="0.45" calcext:value-type="float">
            <text:p>0.45</text:p>
          </table:table-cell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362" calcext:value-type="float">
            <text:p>362</text:p>
          </table:table-cell>
          <table:table-cell office:value-type="float" office:value="0.450276" calcext:value-type="float">
            <text:p>0.450276</text:p>
          </table:table-cell>
          <table:table-cell office:value-type="float" office:value="25591" calcext:value-type="float">
            <text:p>25591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64" calcext:value-type="float">
            <text:p>164</text:p>
          </table:table-cell>
          <table:table-cell office:value-type="float" office:value="378" calcext:value-type="float">
            <text:p>378</text:p>
          </table:table-cell>
          <table:table-cell office:value-type="float" office:value="0.433862" calcext:value-type="float">
            <text:p>0.433862</text:p>
          </table:table-cell>
          <table:table-cell office:value-type="float" office:value="26677" calcext:value-type="float">
            <text:p>2667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65" calcext:value-type="float">
            <text:p>165</text:p>
          </table:table-cell>
          <table:table-cell office:value-type="float" office:value="380" calcext:value-type="float">
            <text:p>380</text:p>
          </table:table-cell>
          <table:table-cell office:value-type="float" office:value="0.434211" calcext:value-type="float">
            <text:p>0.434211</text:p>
          </table:table-cell>
          <table:table-cell office:value-type="float" office:value="28274" calcext:value-type="float">
            <text:p>2827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66" calcext:value-type="float">
            <text:p>166</text:p>
          </table:table-cell>
          <table:table-cell office:value-type="float" office:value="382" calcext:value-type="float">
            <text:p>382</text:p>
          </table:table-cell>
          <table:table-cell office:value-type="float" office:value="0.434555" calcext:value-type="float">
            <text:p>0.434555</text:p>
          </table:table-cell>
          <table:table-cell office:value-type="float" office:value="27413" calcext:value-type="float">
            <text:p>2741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0.4175" calcext:value-type="float">
            <text:p>0.4175</text:p>
          </table:table-cell>
          <table:table-cell office:value-type="float" office:value="33141" calcext:value-type="float">
            <text:p>3314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68" calcext:value-type="float">
            <text:p>168</text:p>
          </table:table-cell>
          <table:table-cell office:value-type="float" office:value="402" calcext:value-type="float">
            <text:p>40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27441" calcext:value-type="float">
            <text:p>2744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69" calcext:value-type="float">
            <text:p>169</text:p>
          </table:table-cell>
          <table:table-cell office:value-type="float" office:value="403" calcext:value-type="float">
            <text:p>403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28677" calcext:value-type="float">
            <text:p>28677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69" calcext:value-type="float">
            <text:p>169</text:p>
          </table:table-cell>
          <table:table-cell office:value-type="float" office:value="403" calcext:value-type="float">
            <text:p>403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89" calcext:value-type="float">
            <text:p>189</text:p>
          </table:table-cell>
          <table:table-cell office:value-type="float" office:value="443" calcext:value-type="float">
            <text:p>443</text:p>
          </table:table-cell>
          <table:table-cell office:value-type="float" office:value="0.426637" calcext:value-type="float">
            <text:p>0.426637</text:p>
          </table:table-cell>
          <table:table-cell office:value-type="float" office:value="34429" calcext:value-type="float">
            <text:p>3442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90" calcext:value-type="float">
            <text:p>190</text:p>
          </table:table-cell>
          <table:table-cell office:value-type="float" office:value="452" calcext:value-type="float">
            <text:p>452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33425" calcext:value-type="float">
            <text:p>33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392" calcext:value-type="float">
            <text:p>392</text:p>
          </table:table-cell>
          <table:table-cell office:value-type="float" office:value="0.420918" calcext:value-type="float">
            <text:p>0.420918</text:p>
          </table:table-cell>
          <table:table-cell office:value-type="float" office:value="27823" calcext:value-type="float">
            <text:p>2782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67" calcext:value-type="float">
            <text:p>167</text:p>
          </table:table-cell>
          <table:table-cell office:value-type="float" office:value="375" calcext:value-type="float">
            <text:p>375</text:p>
          </table:table-cell>
          <table:table-cell office:value-type="float" office:value="0.445333" calcext:value-type="float">
            <text:p>0.445333</text:p>
          </table:table-cell>
          <table:table-cell office:value-type="float" office:value="28234" calcext:value-type="float">
            <text:p>2823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66" calcext:value-type="float">
            <text:p>166</text:p>
          </table:table-cell>
          <table:table-cell office:value-type="float" office:value="402" calcext:value-type="float">
            <text:p>402</text:p>
          </table:table-cell>
          <table:table-cell office:value-type="float" office:value="0.412935" calcext:value-type="float">
            <text:p>0.412935</text:p>
          </table:table-cell>
          <table:table-cell office:value-type="float" office:value="27504" calcext:value-type="float">
            <text:p>27504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67" calcext:value-type="float">
            <text:p>167</text:p>
          </table:table-cell>
          <table:table-cell office:value-type="float" office:value="411" calcext:value-type="float">
            <text:p>411</text:p>
          </table:table-cell>
          <table:table-cell office:value-type="float" office:value="0.406326" calcext:value-type="float">
            <text:p>0.406326</text:p>
          </table:table-cell>
          <table:table-cell office:value-type="float" office:value="27542" calcext:value-type="float">
            <text:p>2754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67" calcext:value-type="float">
            <text:p>167</text:p>
          </table:table-cell>
          <table:table-cell office:value-type="float" office:value="393" calcext:value-type="float">
            <text:p>393</text:p>
          </table:table-cell>
          <table:table-cell office:value-type="float" office:value="0.424936" calcext:value-type="float">
            <text:p>0.424936</text:p>
          </table:table-cell>
          <table:table-cell office:value-type="float" office:value="35249" calcext:value-type="float">
            <text:p>3524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67" calcext:value-type="float">
            <text:p>167</text:p>
          </table:table-cell>
          <table:table-cell office:value-type="float" office:value="393" calcext:value-type="float">
            <text:p>393</text:p>
          </table:table-cell>
          <table:table-cell office:value-type="float" office:value="0.424936" calcext:value-type="float">
            <text:p>0.424936</text:p>
          </table:table-cell>
          <table:table-cell office:value-type="float" office:value="29197" calcext:value-type="float">
            <text:p>2919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68" calcext:value-type="float">
            <text:p>168</text:p>
          </table:table-cell>
          <table:table-cell office:value-type="float" office:value="395" calcext:value-type="float">
            <text:p>395</text:p>
          </table:table-cell>
          <table:table-cell office:value-type="float" office:value="0.425316" calcext:value-type="float">
            <text:p>0.425316</text:p>
          </table:table-cell>
          <table:table-cell office:value-type="float" office:value="28715" calcext:value-type="float">
            <text:p>2871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68" calcext:value-type="float">
            <text:p>168</text:p>
          </table:table-cell>
          <table:table-cell office:value-type="float" office:value="402" calcext:value-type="float">
            <text:p>40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28905" calcext:value-type="float">
            <text:p>2890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69" calcext:value-type="float">
            <text:p>169</text:p>
          </table:table-cell>
          <table:table-cell office:value-type="float" office:value="404" calcext:value-type="float">
            <text:p>404</text:p>
          </table:table-cell>
          <table:table-cell office:value-type="float" office:value="0.418317" calcext:value-type="float">
            <text:p>0.418317</text:p>
          </table:table-cell>
          <table:table-cell office:value-type="float" office:value="28650" calcext:value-type="float">
            <text:p>28650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office:value-type="float" office:value="0.421836" calcext:value-type="float">
            <text:p>0.421836</text:p>
          </table:table-cell>
          <table:table-cell office:value-type="float" office:value="28127" calcext:value-type="float">
            <text:p>281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441" calcext:value-type="float">
            <text:p>44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32964" calcext:value-type="float">
            <text:p>32964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90" calcext:value-type="float">
            <text:p>190</text:p>
          </table:table-cell>
          <table:table-cell office:value-type="float" office:value="443" calcext:value-type="float">
            <text:p>443</text:p>
          </table:table-cell>
          <table:table-cell office:value-type="float" office:value="0.428894" calcext:value-type="float">
            <text:p>0.428894</text:p>
          </table:table-cell>
          <table:table-cell office:value-type="float" office:value="32675" calcext:value-type="float">
            <text:p>3267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3" calcext:value-type="float">
            <text:p>173</text:p>
          </table:table-cell>
          <table:table-cell office:value-type="float" office:value="434" calcext:value-type="float">
            <text:p>434</text:p>
          </table:table-cell>
          <table:table-cell office:value-type="float" office:value="0.398618" calcext:value-type="float">
            <text:p>0.398618</text:p>
          </table:table-cell>
          <table:table-cell office:value-type="float" office:value="31473" calcext:value-type="float">
            <text:p>3147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88" calcext:value-type="float">
            <text:p>188</text:p>
          </table:table-cell>
          <table:table-cell office:value-type="float" office:value="411" calcext:value-type="float">
            <text:p>411</text:p>
          </table:table-cell>
          <table:table-cell office:value-type="float" office:value="0.457421" calcext:value-type="float">
            <text:p>0.457421</text:p>
          </table:table-cell>
          <table:table-cell office:value-type="float" office:value="32657" calcext:value-type="float">
            <text:p>3265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31" calcext:value-type="float">
            <text:p>231</text:p>
          </table:table-cell>
          <table:table-cell office:value-type="float" office:value="525" calcext:value-type="float">
            <text:p>525</text:p>
          </table:table-cell>
          <table:table-cell office:value-type="float" office:value="0.44" calcext:value-type="float">
            <text:p>0.44</text:p>
          </table:table-cell>
          <table:table-cell office:value-type="float" office:value="41757" calcext:value-type="float">
            <text:p>4175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69" calcext:value-type="float">
            <text:p>169</text:p>
          </table:table-cell>
          <table:table-cell office:value-type="float" office:value="404" calcext:value-type="float">
            <text:p>404</text:p>
          </table:table-cell>
          <table:table-cell office:value-type="float" office:value="0.418317" calcext:value-type="float">
            <text:p>0.418317</text:p>
          </table:table-cell>
          <table:table-cell office:value-type="float" office:value="28808" calcext:value-type="float">
            <text:p>2880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30" calcext:value-type="float">
            <text:p>230</text:p>
          </table:table-cell>
          <table:table-cell office:value-type="float" office:value="509" calcext:value-type="float">
            <text:p>509</text:p>
          </table:table-cell>
          <table:table-cell office:value-type="float" office:value="0.451866" calcext:value-type="float">
            <text:p>0.451866</text:p>
          </table:table-cell>
          <table:table-cell office:value-type="float" office:value="40905" calcext:value-type="float">
            <text:p>4090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69" calcext:value-type="float">
            <text:p>169</text:p>
          </table:table-cell>
          <table:table-cell office:value-type="float" office:value="416" calcext:value-type="float">
            <text:p>41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28976" calcext:value-type="float">
            <text:p>2897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0" calcext:value-type="float">
            <text:p>170</text:p>
          </table:table-cell>
          <table:table-cell office:value-type="float" office:value="434" calcext:value-type="float">
            <text:p>434</text:p>
          </table:table-cell>
          <table:table-cell office:value-type="float" office:value="0.391705" calcext:value-type="float">
            <text:p>0.391705</text:p>
          </table:table-cell>
          <table:table-cell office:value-type="float" office:value="28488" calcext:value-type="float">
            <text:p>2848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1" calcext:value-type="float">
            <text:p>171</text:p>
          </table:table-cell>
          <table:table-cell office:value-type="float" office:value="443" calcext:value-type="float">
            <text:p>443</text:p>
          </table:table-cell>
          <table:table-cell office:value-type="float" office:value="0.386005" calcext:value-type="float">
            <text:p>0.386005</text:p>
          </table:table-cell>
          <table:table-cell office:value-type="float" office:value="29531" calcext:value-type="float">
            <text:p>295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office:value-type="float" office:value="452" calcext:value-type="float">
            <text:p>452</text:p>
          </table:table-cell>
          <table:table-cell office:value-type="float" office:value="0.380531" calcext:value-type="float">
            <text:p>0.380531</text:p>
          </table:table-cell>
          <table:table-cell office:value-type="float" office:value="29592" calcext:value-type="float">
            <text:p>2959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2" calcext:value-type="float">
            <text:p>172</text:p>
          </table:table-cell>
          <table:table-cell office:value-type="float" office:value="452" calcext:value-type="float">
            <text:p>452</text:p>
          </table:table-cell>
          <table:table-cell office:value-type="float" office:value="0.380531" calcext:value-type="float">
            <text:p>0.380531</text:p>
          </table:table-cell>
          <table:table-cell office:value-type="float" office:value="29652" calcext:value-type="float">
            <text:p>29652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2" calcext:value-type="float">
            <text:p>172</text:p>
          </table:table-cell>
          <table:table-cell office:value-type="float" office:value="452" calcext:value-type="float">
            <text:p>452</text:p>
          </table:table-cell>
          <table:table-cell office:value-type="float" office:value="0.380531" calcext:value-type="float">
            <text:p>0.380531</text:p>
          </table:table-cell>
          <table:table-cell office:value-type="float" office:value="29414" calcext:value-type="float">
            <text:p>29414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3" calcext:value-type="float">
            <text:p>173</text:p>
          </table:table-cell>
          <table:table-cell office:value-type="float" office:value="454" calcext:value-type="float">
            <text:p>454</text:p>
          </table:table-cell>
          <table:table-cell office:value-type="float" office:value="0.381057" calcext:value-type="float">
            <text:p>0.381057</text:p>
          </table:table-cell>
          <table:table-cell office:value-type="float" office:value="29264" calcext:value-type="float">
            <text:p>29264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26459" calcext:value-type="float">
            <text:p>2645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71" calcext:value-type="float">
            <text:p>171</text:p>
          </table:table-cell>
          <table:table-cell office:value-type="float" office:value="406" calcext:value-type="float">
            <text:p>406</text:p>
          </table:table-cell>
          <table:table-cell office:value-type="float" office:value="0.421182" calcext:value-type="float">
            <text:p>0.421182</text:p>
          </table:table-cell>
          <table:table-cell office:value-type="float" office:value="30151" calcext:value-type="float">
            <text:p>3015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67" calcext:value-type="float">
            <text:p>167</text:p>
          </table:table-cell>
          <table:table-cell office:value-type="float" office:value="381" calcext:value-type="float">
            <text:p>381</text:p>
          </table:table-cell>
          <table:table-cell office:value-type="float" office:value="0.43832" calcext:value-type="float">
            <text:p>0.43832</text:p>
          </table:table-cell>
          <table:table-cell office:value-type="float" office:value="28545" calcext:value-type="float">
            <text:p>2854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67" calcext:value-type="float">
            <text:p>167</text:p>
          </table:table-cell>
          <table:table-cell office:value-type="float" office:value="388" calcext:value-type="float">
            <text:p>388</text:p>
          </table:table-cell>
          <table:table-cell office:value-type="float" office:value="0.430412" calcext:value-type="float">
            <text:p>0.430412</text:p>
          </table:table-cell>
          <table:table-cell office:value-type="float" office:value="28971" calcext:value-type="float">
            <text:p>2897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67" calcext:value-type="float">
            <text:p>267</text:p>
          </table:table-cell>
          <table:table-cell office:value-type="float" office:value="570" calcext:value-type="float">
            <text:p>570</text:p>
          </table:table-cell>
          <table:table-cell office:value-type="float" office:value="0.468421" calcext:value-type="float">
            <text:p>0.468421</text:p>
          </table:table-cell>
          <table:table-cell office:value-type="float" office:value="49728" calcext:value-type="float">
            <text:p>49728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09" calcext:value-type="float">
            <text:p>309</text:p>
          </table:table-cell>
          <table:table-cell office:value-type="float" office:value="654" calcext:value-type="float">
            <text:p>654</text:p>
          </table:table-cell>
          <table:table-cell office:value-type="float" office:value="0.472477" calcext:value-type="float">
            <text:p>0.472477</text:p>
          </table:table-cell>
          <table:table-cell office:value-type="float" office:value="59502" calcext:value-type="float">
            <text:p>595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  <table:table-cell office:value-type="float" office:value="672" calcext:value-type="float">
            <text:p>672</text:p>
          </table:table-cell>
          <table:table-cell office:value-type="float" office:value="0.473214" calcext:value-type="float">
            <text:p>0.473214</text:p>
          </table:table-cell>
          <table:table-cell office:value-type="float" office:value="58696" calcext:value-type="float">
            <text:p>58696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313" calcext:value-type="float">
            <text:p>313</text:p>
          </table:table-cell>
          <table:table-cell office:value-type="float" office:value="669" calcext:value-type="float">
            <text:p>669</text:p>
          </table:table-cell>
          <table:table-cell office:value-type="float" office:value="0.467862" calcext:value-type="float">
            <text:p>0.467862</text:p>
          </table:table-cell>
          <table:table-cell office:value-type="float" office:value="57875" calcext:value-type="float">
            <text:p>5787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20" calcext:value-type="float">
            <text:p>320</text:p>
          </table:table-cell>
          <table:table-cell office:value-type="float" office:value="683" calcext:value-type="float">
            <text:p>683</text:p>
          </table:table-cell>
          <table:table-cell office:value-type="float" office:value="0.468521" calcext:value-type="float">
            <text:p>0.468521</text:p>
          </table:table-cell>
          <table:table-cell office:value-type="float" office:value="58330" calcext:value-type="float">
            <text:p>58330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327" calcext:value-type="float">
            <text:p>327</text:p>
          </table:table-cell>
          <table:table-cell office:value-type="float" office:value="697" calcext:value-type="float">
            <text:p>697</text:p>
          </table:table-cell>
          <table:table-cell office:value-type="float" office:value="0.469154" calcext:value-type="float">
            <text:p>0.469154</text:p>
          </table:table-cell>
          <table:table-cell office:value-type="float" office:value="59122" calcext:value-type="float">
            <text:p>59122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1" calcext:value-type="float">
            <text:p>171</text:p>
          </table:table-cell>
          <table:table-cell office:value-type="float" office:value="420" calcext:value-type="float">
            <text:p>420</text:p>
          </table:table-cell>
          <table:table-cell office:value-type="float" office:value="0.407143" calcext:value-type="float">
            <text:p>0.407143</text:p>
          </table:table-cell>
          <table:table-cell office:value-type="float" office:value="30419" calcext:value-type="float">
            <text:p>30419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72" calcext:value-type="float">
            <text:p>172</text:p>
          </table:table-cell>
          <table:table-cell office:value-type="float" office:value="429" calcext:value-type="float">
            <text:p>429</text:p>
          </table:table-cell>
          <table:table-cell office:value-type="float" office:value="0.400932" calcext:value-type="float">
            <text:p>0.400932</text:p>
          </table:table-cell>
          <table:table-cell office:value-type="float" office:value="30171" calcext:value-type="float">
            <text:p>3017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15" calcext:value-type="float">
            <text:p>315</text:p>
          </table:table-cell>
          <table:table-cell office:value-type="float" office:value="719" calcext:value-type="float">
            <text:p>719</text:p>
          </table:table-cell>
          <table:table-cell office:value-type="float" office:value="0.438108" calcext:value-type="float">
            <text:p>0.438108</text:p>
          </table:table-cell>
          <table:table-cell office:value-type="float" office:value="59771" calcext:value-type="float">
            <text:p>59771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0.425" calcext:value-type="float">
            <text:p>0.425</text:p>
          </table:table-cell>
          <table:table-cell office:value-type="float" office:value="29498" calcext:value-type="float">
            <text:p>29498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88" calcext:value-type="float">
            <text:p>188</text:p>
          </table:table-cell>
          <table:table-cell office:value-type="float" office:value="436" calcext:value-type="float">
            <text:p>436</text:p>
          </table:table-cell>
          <table:table-cell office:value-type="float" office:value="0.431193" calcext:value-type="float">
            <text:p>0.431193</text:p>
          </table:table-cell>
          <table:table-cell office:value-type="float" office:value="33712" calcext:value-type="float">
            <text:p>33712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89" calcext:value-type="float">
            <text:p>189</text:p>
          </table:table-cell>
          <table:table-cell office:value-type="float" office:value="438" calcext:value-type="float">
            <text:p>438</text:p>
          </table:table-cell>
          <table:table-cell office:value-type="float" office:value="0.431507" calcext:value-type="float">
            <text:p>0.431507</text:p>
          </table:table-cell>
          <table:table-cell office:value-type="float" office:value="33165" calcext:value-type="float">
            <text:p>331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float" office:value="365" calcext:value-type="float">
            <text:p>365</text:p>
          </table:table-cell>
          <table:table-cell office:value-type="float" office:value="0.454795" calcext:value-type="float">
            <text:p>0.454795</text:p>
          </table:table-cell>
          <table:table-cell office:value-type="float" office:value="27712" calcext:value-type="float">
            <text:p>27712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83" calcext:value-type="float">
            <text:p>183</text:p>
          </table:table-cell>
          <table:table-cell office:value-type="float" office:value="394" calcext:value-type="float">
            <text:p>394</text:p>
          </table:table-cell>
          <table:table-cell office:value-type="float" office:value="0.464467" calcext:value-type="float">
            <text:p>0.464467</text:p>
          </table:table-cell>
          <table:table-cell office:value-type="float" office:value="32354" calcext:value-type="float">
            <text:p>32354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85" calcext:value-type="float">
            <text:p>185</text:p>
          </table:table-cell>
          <table:table-cell office:value-type="float" office:value="398" calcext:value-type="float">
            <text:p>398</text:p>
          </table:table-cell>
          <table:table-cell office:value-type="float" office:value="0.464824" calcext:value-type="float">
            <text:p>0.464824</text:p>
          </table:table-cell>
          <table:table-cell office:value-type="float" office:value="31294" calcext:value-type="float">
            <text:p>31294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85" calcext:value-type="float">
            <text:p>185</text:p>
          </table:table-cell>
          <table:table-cell office:value-type="float" office:value="405" calcext:value-type="float">
            <text:p>405</text:p>
          </table:table-cell>
          <table:table-cell office:value-type="float" office:value="0.45679" calcext:value-type="float">
            <text:p>0.45679</text:p>
          </table:table-cell>
          <table:table-cell office:value-type="float" office:value="32127" calcext:value-type="float">
            <text:p>32127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87" calcext:value-type="float">
            <text:p>187</text:p>
          </table:table-cell>
          <table:table-cell office:value-type="float" office:value="416" calcext:value-type="float">
            <text:p>416</text:p>
          </table:table-cell>
          <table:table-cell office:value-type="float" office:value="0.449519" calcext:value-type="float">
            <text:p>0.449519</text:p>
          </table:table-cell>
          <table:table-cell office:value-type="float" office:value="32894" calcext:value-type="float">
            <text:p>3289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56" calcext:value-type="float">
            <text:p>256</text:p>
          </table:table-cell>
          <table:table-cell office:value-type="float" office:value="554" calcext:value-type="float">
            <text:p>554</text:p>
          </table:table-cell>
          <table:table-cell office:value-type="float" office:value="0.462094" calcext:value-type="float">
            <text:p>0.462094</text:p>
          </table:table-cell>
          <table:table-cell office:value-type="float" office:value="48544" calcext:value-type="float">
            <text:p>48544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61" calcext:value-type="float">
            <text:p>261</text:p>
          </table:table-cell>
          <table:table-cell office:value-type="float" office:value="564" calcext:value-type="float">
            <text:p>564</text:p>
          </table:table-cell>
          <table:table-cell office:value-type="float" office:value="0.462766" calcext:value-type="float">
            <text:p>0.462766</text:p>
          </table:table-cell>
          <table:table-cell office:value-type="float" office:value="48089" calcext:value-type="float">
            <text:p>48089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84" calcext:value-type="float">
            <text:p>284</text:p>
          </table:table-cell>
          <table:table-cell office:value-type="float" office:value="610" calcext:value-type="float">
            <text:p>610</text:p>
          </table:table-cell>
          <table:table-cell office:value-type="float" office:value="0.465574" calcext:value-type="float">
            <text:p>0.465574</text:p>
          </table:table-cell>
          <table:table-cell office:value-type="float" office:value="50643" calcext:value-type="float">
            <text:p>5064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05" calcext:value-type="float">
            <text:p>305</text:p>
          </table:table-cell>
          <table:table-cell office:value-type="float" office:value="655" calcext:value-type="float">
            <text:p>655</text:p>
          </table:table-cell>
          <table:table-cell office:value-type="float" office:value="0.465649" calcext:value-type="float">
            <text:p>0.465649</text:p>
          </table:table-cell>
          <table:table-cell office:value-type="float" office:value="54909" calcext:value-type="float">
            <text:p>54909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313" calcext:value-type="float">
            <text:p>313</text:p>
          </table:table-cell>
          <table:table-cell office:value-type="float" office:value="671" calcext:value-type="float">
            <text:p>671</text:p>
          </table:table-cell>
          <table:table-cell office:value-type="float" office:value="0.466468" calcext:value-type="float">
            <text:p>0.466468</text:p>
          </table:table-cell>
          <table:table-cell office:value-type="float" office:value="56148" calcext:value-type="float">
            <text:p>561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687" calcext:value-type="float">
            <text:p>687</text:p>
          </table:table-cell>
          <table:table-cell office:value-type="float" office:value="0.467249" calcext:value-type="float">
            <text:p>0.467249</text:p>
          </table:table-cell>
          <table:table-cell office:value-type="float" office:value="57638" calcext:value-type="float">
            <text:p>57638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44" calcext:value-type="float">
            <text:p>344</text:p>
          </table:table-cell>
          <table:table-cell office:value-type="float" office:value="733" calcext:value-type="float">
            <text:p>733</text:p>
          </table:table-cell>
          <table:table-cell office:value-type="float" office:value="0.469304" calcext:value-type="float">
            <text:p>0.469304</text:p>
          </table:table-cell>
          <table:table-cell office:value-type="float" office:value="62214" calcext:value-type="float">
            <text:p>62214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71" calcext:value-type="float">
            <text:p>371</text:p>
          </table:table-cell>
          <table:table-cell office:value-type="float" office:value="787" calcext:value-type="float">
            <text:p>787</text:p>
          </table:table-cell>
          <table:table-cell office:value-type="float" office:value="0.47141" calcext:value-type="float">
            <text:p>0.47141</text:p>
          </table:table-cell>
          <table:table-cell office:value-type="float" office:value="77038" calcext:value-type="float">
            <text:p>77038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255" calcext:value-type="float">
            <text:p>255</text:p>
          </table:table-cell>
          <table:table-cell office:value-type="float" office:value="526" calcext:value-type="float">
            <text:p>526</text:p>
          </table:table-cell>
          <table:table-cell office:value-type="float" office:value="0.484791" calcext:value-type="float">
            <text:p>0.484791</text:p>
          </table:table-cell>
          <table:table-cell office:value-type="float" office:value="45991" calcext:value-type="float">
            <text:p>45991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61" calcext:value-type="float">
            <text:p>261</text:p>
          </table:table-cell>
          <table:table-cell office:value-type="float" office:value="538" calcext:value-type="float">
            <text:p>538</text:p>
          </table:table-cell>
          <table:table-cell office:value-type="float" office:value="0.48513" calcext:value-type="float">
            <text:p>0.48513</text:p>
          </table:table-cell>
          <table:table-cell office:value-type="float" office:value="47866" calcext:value-type="float">
            <text:p>47866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99" calcext:value-type="float">
            <text:p>299</text:p>
          </table:table-cell>
          <table:table-cell office:value-type="float" office:value="614" calcext:value-type="float">
            <text:p>614</text:p>
          </table:table-cell>
          <table:table-cell office:value-type="float" office:value="0.486971" calcext:value-type="float">
            <text:p>0.486971</text:p>
          </table:table-cell>
          <table:table-cell office:value-type="float" office:value="52658" calcext:value-type="float">
            <text:p>5265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84" calcext:value-type="float">
            <text:p>184</text:p>
          </table:table-cell>
          <table:table-cell office:value-type="float" office:value="402" calcext:value-type="float">
            <text:p>402</text:p>
          </table:table-cell>
          <table:table-cell office:value-type="float" office:value="0.457711" calcext:value-type="float">
            <text:p>0.457711</text:p>
          </table:table-cell>
          <table:table-cell office:value-type="float" office:value="32858" calcext:value-type="float">
            <text:p>32858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187" calcext:value-type="float">
            <text:p>187</text:p>
          </table:table-cell>
          <table:table-cell office:value-type="float" office:value="408" calcext:value-type="float">
            <text:p>408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32412" calcext:value-type="float">
            <text:p>32412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56" calcext:value-type="float">
            <text:p>256</text:p>
          </table:table-cell>
          <table:table-cell office:value-type="float" office:value="546" calcext:value-type="float">
            <text:p>546</text:p>
          </table:table-cell>
          <table:table-cell office:value-type="float" office:value="0.468864" calcext:value-type="float">
            <text:p>0.468864</text:p>
          </table:table-cell>
          <table:table-cell office:value-type="float" office:value="45191" calcext:value-type="float">
            <text:p>45191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89" calcext:value-type="float">
            <text:p>189</text:p>
          </table:table-cell>
          <table:table-cell office:value-type="float" office:value="419" calcext:value-type="float">
            <text:p>419</text:p>
          </table:table-cell>
          <table:table-cell office:value-type="float" office:value="0.451074" calcext:value-type="float">
            <text:p>0.451074</text:p>
          </table:table-cell>
          <table:table-cell office:value-type="float" office:value="32761" calcext:value-type="float">
            <text:p>32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555" calcext:value-type="float">
            <text:p>555</text:p>
          </table:table-cell>
          <table:table-cell office:value-type="float" office:value="0.463063" calcext:value-type="float">
            <text:p>0.463063</text:p>
          </table:table-cell>
          <table:table-cell office:value-type="float" office:value="45336" calcext:value-type="float">
            <text:p>45336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259" calcext:value-type="float">
            <text:p>259</text:p>
          </table:table-cell>
          <table:table-cell office:value-type="float" office:value="562" calcext:value-type="float">
            <text:p>562</text:p>
          </table:table-cell>
          <table:table-cell office:value-type="float" office:value="0.460854" calcext:value-type="float">
            <text:p>0.460854</text:p>
          </table:table-cell>
          <table:table-cell office:value-type="float" office:value="45997" calcext:value-type="float">
            <text:p>4599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81" calcext:value-type="float">
            <text:p>281</text:p>
          </table:table-cell>
          <table:table-cell office:value-type="float" office:value="606" calcext:value-type="float">
            <text:p>606</text:p>
          </table:table-cell>
          <table:table-cell office:value-type="float" office:value="0.463696" calcext:value-type="float">
            <text:p>0.463696</text:p>
          </table:table-cell>
          <table:table-cell office:value-type="float" office:value="50160" calcext:value-type="float">
            <text:p>50160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04" calcext:value-type="float">
            <text:p>304</text:p>
          </table:table-cell>
          <table:table-cell office:value-type="float" office:value="652" calcext:value-type="float">
            <text:p>652</text:p>
          </table:table-cell>
          <table:table-cell office:value-type="float" office:value="0.466258" calcext:value-type="float">
            <text:p>0.466258</text:p>
          </table:table-cell>
          <table:table-cell office:value-type="float" office:value="53724" calcext:value-type="float">
            <text:p>5372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09" calcext:value-type="float">
            <text:p>309</text:p>
          </table:table-cell>
          <table:table-cell office:value-type="float" office:value="662" calcext:value-type="float">
            <text:p>662</text:p>
          </table:table-cell>
          <table:table-cell office:value-type="float" office:value="0.466767" calcext:value-type="float">
            <text:p>0.466767</text:p>
          </table:table-cell>
          <table:table-cell office:value-type="float" office:value="55698" calcext:value-type="float">
            <text:p>5569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17" calcext:value-type="float">
            <text:p>317</text:p>
          </table:table-cell>
          <table:table-cell office:value-type="float" office:value="678" calcext:value-type="float">
            <text:p>678</text:p>
          </table:table-cell>
          <table:table-cell office:value-type="float" office:value="0.467552" calcext:value-type="float">
            <text:p>0.467552</text:p>
          </table:table-cell>
          <table:table-cell office:value-type="float" office:value="56538" calcext:value-type="float">
            <text:p>5653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41" calcext:value-type="float">
            <text:p>341</text:p>
          </table:table-cell>
          <table:table-cell office:value-type="float" office:value="726" calcext:value-type="float">
            <text:p>726</text:p>
          </table:table-cell>
          <table:table-cell office:value-type="float" office:value="0.469697" calcext:value-type="float">
            <text:p>0.469697</text:p>
          </table:table-cell>
          <table:table-cell office:value-type="float" office:value="61761" calcext:value-type="float">
            <text:p>61761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67" calcext:value-type="float">
            <text:p>367</text:p>
          </table:table-cell>
          <table:table-cell office:value-type="float" office:value="778" calcext:value-type="float">
            <text:p>778</text:p>
          </table:table-cell>
          <table:table-cell office:value-type="float" office:value="0.471722" calcext:value-type="float">
            <text:p>0.471722</text:p>
          </table:table-cell>
          <table:table-cell office:value-type="float" office:value="66624" calcext:value-type="float">
            <text:p>66624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77" calcext:value-type="float">
            <text:p>377</text:p>
          </table:table-cell>
          <table:table-cell office:value-type="float" office:value="800" calcext:value-type="float">
            <text:p>800</text:p>
          </table:table-cell>
          <table:table-cell office:value-type="float" office:value="0.47125" calcext:value-type="float">
            <text:p>0.47125</text:p>
          </table:table-cell>
          <table:table-cell office:value-type="float" office:value="69058" calcext:value-type="float">
            <text:p>69058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274" calcext:value-type="float">
            <text:p>274</text:p>
          </table:table-cell>
          <table:table-cell office:value-type="float" office:value="568" calcext:value-type="float">
            <text:p>568</text:p>
          </table:table-cell>
          <table:table-cell office:value-type="float" office:value="0.482394" calcext:value-type="float">
            <text:p>0.482394</text:p>
          </table:table-cell>
          <table:table-cell office:value-type="float" office:value="48196" calcext:value-type="float">
            <text:p>48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7" calcext:value-type="float">
            <text:p>297</text:p>
          </table:table-cell>
          <table:table-cell office:value-type="float" office:value="614" calcext:value-type="float">
            <text:p>614</text:p>
          </table:table-cell>
          <table:table-cell office:value-type="float" office:value="0.483713" calcext:value-type="float">
            <text:p>0.483713</text:p>
          </table:table-cell>
          <table:table-cell office:value-type="float" office:value="52670" calcext:value-type="float">
            <text:p>52670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04" calcext:value-type="float">
            <text:p>304</text:p>
          </table:table-cell>
          <table:table-cell office:value-type="float" office:value="628" calcext:value-type="float">
            <text:p>628</text:p>
          </table:table-cell>
          <table:table-cell office:value-type="float" office:value="0.484076" calcext:value-type="float">
            <text:p>0.484076</text:p>
          </table:table-cell>
          <table:table-cell office:value-type="float" office:value="54178" calcext:value-type="float">
            <text:p>54178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00" calcext:value-type="float">
            <text:p>300</text:p>
          </table:table-cell>
          <table:table-cell office:value-type="float" office:value="627" calcext:value-type="float">
            <text:p>627</text:p>
          </table:table-cell>
          <table:table-cell office:value-type="float" office:value="0.478469" calcext:value-type="float">
            <text:p>0.478469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07" calcext:value-type="float">
            <text:p>307</text:p>
          </table:table-cell>
          <table:table-cell office:value-type="float" office:value="651" calcext:value-type="float">
            <text:p>651</text:p>
          </table:table-cell>
          <table:table-cell office:value-type="float" office:value="0.471582" calcext:value-type="float">
            <text:p>0.471582</text:p>
          </table:table-cell>
          <table:table-cell office:value-type="float" office:value="55263" calcext:value-type="float">
            <text:p>55263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13" calcext:value-type="float">
            <text:p>313</text:p>
          </table:table-cell>
          <table:table-cell office:value-type="float" office:value="663" calcext:value-type="float">
            <text:p>663</text:p>
          </table:table-cell>
          <table:table-cell office:value-type="float" office:value="0.472097" calcext:value-type="float">
            <text:p>0.472097</text:p>
          </table:table-cell>
          <table:table-cell office:value-type="float" office:value="56604" calcext:value-type="float">
            <text:p>5660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38" calcext:value-type="float">
            <text:p>338</text:p>
          </table:table-cell>
          <table:table-cell office:value-type="float" office:value="713" calcext:value-type="float">
            <text:p>713</text:p>
          </table:table-cell>
          <table:table-cell office:value-type="float" office:value="0.474053" calcext:value-type="float">
            <text:p>0.474053</text:p>
          </table:table-cell>
          <table:table-cell office:value-type="float" office:value="62023" calcext:value-type="float">
            <text:p>62023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36" calcext:value-type="float">
            <text:p>336</text:p>
          </table:table-cell>
          <table:table-cell office:value-type="float" office:value="716" calcext:value-type="float">
            <text:p>716</text:p>
          </table:table-cell>
          <table:table-cell office:value-type="float" office:value="0.469274" calcext:value-type="float">
            <text:p>0.469274</text:p>
          </table:table-cell>
          <table:table-cell office:value-type="float" office:value="61454" calcext:value-type="float">
            <text:p>6145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61" calcext:value-type="float">
            <text:p>361</text:p>
          </table:table-cell>
          <table:table-cell office:value-type="float" office:value="772" calcext:value-type="float">
            <text:p>772</text:p>
          </table:table-cell>
          <table:table-cell office:value-type="float" office:value="0.467617" calcext:value-type="float">
            <text:p>0.467617</text:p>
          </table:table-cell>
          <table:table-cell office:value-type="float" office:value="67573" calcext:value-type="float">
            <text:p>6757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70" calcext:value-type="float">
            <text:p>370</text:p>
          </table:table-cell>
          <table:table-cell office:value-type="float" office:value="788" calcext:value-type="float">
            <text:p>788</text:p>
          </table:table-cell>
          <table:table-cell office:value-type="float" office:value="0.469543" calcext:value-type="float">
            <text:p>0.469543</text:p>
          </table:table-cell>
          <table:table-cell office:value-type="float" office:value="66842" calcext:value-type="float">
            <text:p>6684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42" calcext:value-type="float">
            <text:p>442</text:p>
          </table:table-cell>
          <table:table-cell office:value-type="float" office:value="932" calcext:value-type="float">
            <text:p>932</text:p>
          </table:table-cell>
          <table:table-cell office:value-type="float" office:value="0.474249" calcext:value-type="float">
            <text:p>0.474249</text:p>
          </table:table-cell>
          <table:table-cell office:value-type="float" office:value="81289" calcext:value-type="float">
            <text:p>812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3" calcext:value-type="float">
            <text:p>483</text:p>
          </table:table-cell>
          <table:table-cell office:value-type="float" office:value="1024" calcext:value-type="float">
            <text:p>1024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91112" calcext:value-type="float">
            <text:p>91112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95" calcext:value-type="float">
            <text:p>495</text:p>
          </table:table-cell>
          <table:table-cell office:value-type="float" office:value="1055" calcext:value-type="float">
            <text:p>1055</text:p>
          </table:table-cell>
          <table:table-cell office:value-type="float" office:value="0.469194" calcext:value-type="float">
            <text:p>0.469194</text:p>
          </table:table-cell>
          <table:table-cell office:value-type="float" office:value="92227" calcext:value-type="float">
            <text:p>92227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568" calcext:value-type="float">
            <text:p>568</text:p>
          </table:table-cell>
          <table:table-cell office:value-type="float" office:value="1201" calcext:value-type="float">
            <text:p>1201</text:p>
          </table:table-cell>
          <table:table-cell office:value-type="float" office:value="0.472939" calcext:value-type="float">
            <text:p>0.472939</text:p>
          </table:table-cell>
          <table:table-cell office:value-type="float" office:value="105218" calcext:value-type="float">
            <text:p>105218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612" calcext:value-type="float">
            <text:p>612</text:p>
          </table:table-cell>
          <table:table-cell office:value-type="float" office:value="1289" calcext:value-type="float">
            <text:p>1289</text:p>
          </table:table-cell>
          <table:table-cell office:value-type="float" office:value="0.474787" calcext:value-type="float">
            <text:p>0.474787</text:p>
          </table:table-cell>
          <table:table-cell office:value-type="float" office:value="113478" calcext:value-type="float">
            <text:p>113478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643" calcext:value-type="float">
            <text:p>643</text:p>
          </table:table-cell>
          <table:table-cell office:value-type="float" office:value="1362" calcext:value-type="float">
            <text:p>1362</text:p>
          </table:table-cell>
          <table:table-cell office:value-type="float" office:value="0.4721" calcext:value-type="float">
            <text:p>0.4721</text:p>
          </table:table-cell>
          <table:table-cell office:value-type="float" office:value="121445" calcext:value-type="float">
            <text:p>12144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07" calcext:value-type="float">
            <text:p>707</text:p>
          </table:table-cell>
          <table:table-cell office:value-type="float" office:value="1503" calcext:value-type="float">
            <text:p>1503</text:p>
          </table:table-cell>
          <table:table-cell office:value-type="float" office:value="0.470393" calcext:value-type="float">
            <text:p>0.470393</text:p>
          </table:table-cell>
          <table:table-cell office:value-type="float" office:value="131176" calcext:value-type="float">
            <text:p>131176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02" calcext:value-type="float">
            <text:p>402</text:p>
          </table:table-cell>
          <table:table-cell office:value-type="float" office:value="843" calcext:value-type="float">
            <text:p>843</text:p>
          </table:table-cell>
          <table:table-cell office:value-type="float" office:value="0.476868" calcext:value-type="float">
            <text:p>0.476868</text:p>
          </table:table-cell>
          <table:table-cell office:value-type="float" office:value="75229" calcext:value-type="float">
            <text:p>75229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73" calcext:value-type="float">
            <text:p>473</text:p>
          </table:table-cell>
          <table:table-cell office:value-type="float" office:value="985" calcext:value-type="float">
            <text:p>985</text:p>
          </table:table-cell>
          <table:table-cell office:value-type="float" office:value="0.480203" calcext:value-type="float">
            <text:p>0.480203</text:p>
          </table:table-cell>
          <table:table-cell office:value-type="float" office:value="88208" calcext:value-type="float">
            <text:p>88208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5" calcext:value-type="float">
            <text:p>485</text:p>
          </table:table-cell>
          <table:table-cell office:value-type="float" office:value="1011" calcext:value-type="float">
            <text:p>1011</text:p>
          </table:table-cell>
          <table:table-cell office:value-type="float" office:value="0.479723" calcext:value-type="float">
            <text:p>0.479723</text:p>
          </table:table-cell>
          <table:table-cell office:value-type="float" office:value="89791" calcext:value-type="float">
            <text:p>89791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329" calcext:value-type="float">
            <text:p>329</text:p>
          </table:table-cell>
          <table:table-cell office:value-type="float" office:value="707" calcext:value-type="float">
            <text:p>707</text:p>
          </table:table-cell>
          <table:table-cell office:value-type="float" office:value="0.465347" calcext:value-type="float">
            <text:p>0.465347</text:p>
          </table:table-cell>
          <table:table-cell office:value-type="float" office:value="65017" calcext:value-type="float">
            <text:p>65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5" calcext:value-type="float">
            <text:p>355</text:p>
          </table:table-cell>
          <table:table-cell office:value-type="float" office:value="767" calcext:value-type="float">
            <text:p>767</text:p>
          </table:table-cell>
          <table:table-cell office:value-type="float" office:value="0.462842" calcext:value-type="float">
            <text:p>0.462842</text:p>
          </table:table-cell>
          <table:table-cell office:value-type="float" office:value="65833" calcext:value-type="float">
            <text:p>65833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65" calcext:value-type="float">
            <text:p>365</text:p>
          </table:table-cell>
          <table:table-cell office:value-type="float" office:value="787" calcext:value-type="float">
            <text:p>787</text:p>
          </table:table-cell>
          <table:table-cell office:value-type="float" office:value="0.463787" calcext:value-type="float">
            <text:p>0.463787</text:p>
          </table:table-cell>
          <table:table-cell office:value-type="float" office:value="73770" calcext:value-type="float">
            <text:p>73770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59" calcext:value-type="float">
            <text:p>359</text:p>
          </table:table-cell>
          <table:table-cell office:value-type="float" office:value="774" calcext:value-type="float">
            <text:p>774</text:p>
          </table:table-cell>
          <table:table-cell office:value-type="float" office:value="0.463824" calcext:value-type="float">
            <text:p>0.463824</text:p>
          </table:table-cell>
          <table:table-cell office:value-type="float" office:value="96032" calcext:value-type="float">
            <text:p>96032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367" calcext:value-type="float">
            <text:p>367</text:p>
          </table:table-cell>
          <table:table-cell office:value-type="float" office:value="800" calcext:value-type="float">
            <text:p>800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97229" calcext:value-type="float">
            <text:p>97229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57" calcext:value-type="float">
            <text:p>457</text:p>
          </table:table-cell>
          <table:table-cell office:value-type="float" office:value="996" calcext:value-type="float">
            <text:p>996</text:p>
          </table:table-cell>
          <table:table-cell office:value-type="float" office:value="0.458835" calcext:value-type="float">
            <text:p>0.458835</text:p>
          </table:table-cell>
          <table:table-cell office:value-type="float" office:value="144999" calcext:value-type="float">
            <text:p>144999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82" calcext:value-type="float">
            <text:p>482</text:p>
          </table:table-cell>
          <table:table-cell office:value-type="float" office:value="1046" calcext:value-type="float">
            <text:p>1046</text:p>
          </table:table-cell>
          <table:table-cell office:value-type="float" office:value="0.460803" calcext:value-type="float">
            <text:p>0.460803</text:p>
          </table:table-cell>
          <table:table-cell office:value-type="float" office:value="147534" calcext:value-type="float">
            <text:p>14753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509" calcext:value-type="float">
            <text:p>509</text:p>
          </table:table-cell>
          <table:table-cell office:value-type="float" office:value="1107" calcext:value-type="float">
            <text:p>1107</text:p>
          </table:table-cell>
          <table:table-cell office:value-type="float" office:value="0.459801" calcext:value-type="float">
            <text:p>0.459801</text:p>
          </table:table-cell>
          <table:table-cell office:value-type="float" office:value="100333" calcext:value-type="float">
            <text:p>100333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596" calcext:value-type="float">
            <text:p>596</text:p>
          </table:table-cell>
          <table:table-cell office:value-type="float" office:value="1288" calcext:value-type="float">
            <text:p>1288</text:p>
          </table:table-cell>
          <table:table-cell office:value-type="float" office:value="0.462733" calcext:value-type="float">
            <text:p>0.462733</text:p>
          </table:table-cell>
          <table:table-cell office:value-type="float" office:value="116934" calcext:value-type="float">
            <text:p>116934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612" calcext:value-type="float">
            <text:p>612</text:p>
          </table:table-cell>
          <table:table-cell office:value-type="float" office:value="1322" calcext:value-type="float">
            <text:p>1322</text:p>
          </table:table-cell>
          <table:table-cell office:value-type="float" office:value="0.462935" calcext:value-type="float">
            <text:p>0.462935</text:p>
          </table:table-cell>
          <table:table-cell office:value-type="float" office:value="120634" calcext:value-type="float">
            <text:p>120634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669" calcext:value-type="float">
            <text:p>669</text:p>
          </table:table-cell>
          <table:table-cell office:value-type="float" office:value="1434" calcext:value-type="float">
            <text:p>1434</text:p>
          </table:table-cell>
          <table:table-cell office:value-type="float" office:value="0.466527" calcext:value-type="float">
            <text:p>0.466527</text:p>
          </table:table-cell>
          <table:table-cell office:value-type="float" office:value="125912" calcext:value-type="float">
            <text:p>1259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7" calcext:value-type="float">
            <text:p>697</text:p>
          </table:table-cell>
          <table:table-cell office:value-type="float" office:value="1490" calcext:value-type="float">
            <text:p>1490</text:p>
          </table:table-cell>
          <table:table-cell office:value-type="float" office:value="0.467785" calcext:value-type="float">
            <text:p>0.467785</text:p>
          </table:table-cell>
          <table:table-cell office:value-type="float" office:value="193575" calcext:value-type="float">
            <text:p>19357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744" calcext:value-type="float">
            <text:p>744</text:p>
          </table:table-cell>
          <table:table-cell office:value-type="float" office:value="1582" calcext:value-type="float">
            <text:p>1582</text:p>
          </table:table-cell>
          <table:table-cell office:value-type="float" office:value="0.470291" calcext:value-type="float">
            <text:p>0.470291</text:p>
          </table:table-cell>
          <table:table-cell office:value-type="float" office:value="204609" calcext:value-type="float">
            <text:p>20460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63" calcext:value-type="float">
            <text:p>463</text:p>
          </table:table-cell>
          <table:table-cell office:value-type="float" office:value="940" calcext:value-type="float">
            <text:p>940</text:p>
          </table:table-cell>
          <table:table-cell office:value-type="float" office:value="0.492553" calcext:value-type="float">
            <text:p>0.492553</text:p>
          </table:table-cell>
          <table:table-cell office:value-type="float" office:value="131098" calcext:value-type="float">
            <text:p>131098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89" calcext:value-type="float">
            <text:p>489</text:p>
          </table:table-cell>
          <table:table-cell office:value-type="float" office:value="992" calcext:value-type="float">
            <text:p>992</text:p>
          </table:table-cell>
          <table:table-cell office:value-type="float" office:value="0.492944" calcext:value-type="float">
            <text:p>0.492944</text:p>
          </table:table-cell>
          <table:table-cell office:value-type="float" office:value="133628" calcext:value-type="float">
            <text:p>133628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546" calcext:value-type="float">
            <text:p>546</text:p>
          </table:table-cell>
          <table:table-cell office:value-type="float" office:value="1108" calcext:value-type="float">
            <text:p>1108</text:p>
          </table:table-cell>
          <table:table-cell office:value-type="float" office:value="0.49278" calcext:value-type="float">
            <text:p>0.49278</text:p>
          </table:table-cell>
          <table:table-cell office:value-type="float" office:value="183960" calcext:value-type="float">
            <text:p>183960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94" calcext:value-type="float">
            <text:p>494</text:p>
          </table:table-cell>
          <table:table-cell office:value-type="float" office:value="1009" calcext:value-type="float">
            <text:p>1009</text:p>
          </table:table-cell>
          <table:table-cell office:value-type="float" office:value="0.489594" calcext:value-type="float">
            <text:p>0.489594</text:p>
          </table:table-cell>
          <table:table-cell office:value-type="float" office:value="143237" calcext:value-type="float">
            <text:p>143237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580" calcext:value-type="float">
            <text:p>580</text:p>
          </table:table-cell>
          <table:table-cell office:value-type="float" office:value="1181" calcext:value-type="float">
            <text:p>1181</text:p>
          </table:table-cell>
          <table:table-cell office:value-type="float" office:value="0.491109" calcext:value-type="float">
            <text:p>0.491109</text:p>
          </table:table-cell>
          <table:table-cell office:value-type="float" office:value="163963" calcext:value-type="float">
            <text:p>163963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595" calcext:value-type="float">
            <text:p>595</text:p>
          </table:table-cell>
          <table:table-cell office:value-type="float" office:value="1213" calcext:value-type="float">
            <text:p>1213</text:p>
          </table:table-cell>
          <table:table-cell office:value-type="float" office:value="0.490519" calcext:value-type="float">
            <text:p>0.490519</text:p>
          </table:table-cell>
          <table:table-cell office:value-type="float" office:value="163004" calcext:value-type="float">
            <text:p>163004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654" calcext:value-type="float">
            <text:p>654</text:p>
          </table:table-cell>
          <table:table-cell office:value-type="float" office:value="1331" calcext:value-type="float">
            <text:p>1331</text:p>
          </table:table-cell>
          <table:table-cell office:value-type="float" office:value="0.49136" calcext:value-type="float">
            <text:p>0.49136</text:p>
          </table:table-cell>
          <table:table-cell office:value-type="float" office:value="158928" calcext:value-type="float">
            <text:p>158928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682" calcext:value-type="float">
            <text:p>682</text:p>
          </table:table-cell>
          <table:table-cell office:value-type="float" office:value="1398" calcext:value-type="float">
            <text:p>1398</text:p>
          </table:table-cell>
          <table:table-cell office:value-type="float" office:value="0.48784" calcext:value-type="float">
            <text:p>0.48784</text:p>
          </table:table-cell>
          <table:table-cell office:value-type="float" office:value="188399" calcext:value-type="float">
            <text:p>1883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6" calcext:value-type="float">
            <text:p>726</text:p>
          </table:table-cell>
          <table:table-cell office:value-type="float" office:value="1499" calcext:value-type="float">
            <text:p>1499</text:p>
          </table:table-cell>
          <table:table-cell office:value-type="float" office:value="0.484323" calcext:value-type="float">
            <text:p>0.484323</text:p>
          </table:table-cell>
          <table:table-cell office:value-type="float" office:value="200221" calcext:value-type="float">
            <text:p>200221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778" calcext:value-type="float">
            <text:p>778</text:p>
          </table:table-cell>
          <table:table-cell office:value-type="float" office:value="1612" calcext:value-type="float">
            <text:p>1612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240726" calcext:value-type="float">
            <text:p>240726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807" calcext:value-type="float">
            <text:p>807</text:p>
          </table:table-cell>
          <table:table-cell office:value-type="float" office:value="1670" calcext:value-type="float">
            <text:p>1670</text:p>
          </table:table-cell>
          <table:table-cell office:value-type="float" office:value="0.483234" calcext:value-type="float">
            <text:p>0.483234</text:p>
          </table:table-cell>
          <table:table-cell office:value-type="float" office:value="174076" calcext:value-type="float">
            <text:p>174076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868" calcext:value-type="float">
            <text:p>868</text:p>
          </table:table-cell>
          <table:table-cell office:value-type="float" office:value="1791" calcext:value-type="float">
            <text:p>1791</text:p>
          </table:table-cell>
          <table:table-cell office:value-type="float" office:value="0.484645" calcext:value-type="float">
            <text:p>0.484645</text:p>
          </table:table-cell>
          <table:table-cell office:value-type="float" office:value="162088" calcext:value-type="float">
            <text:p>162088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847" calcext:value-type="float">
            <text:p>847</text:p>
          </table:table-cell>
          <table:table-cell office:value-type="float" office:value="1756" calcext:value-type="float">
            <text:p>1756</text:p>
          </table:table-cell>
          <table:table-cell office:value-type="float" office:value="0.482346" calcext:value-type="float">
            <text:p>0.482346</text:p>
          </table:table-cell>
          <table:table-cell office:value-type="float" office:value="156977" calcext:value-type="float">
            <text:p>15697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885" calcext:value-type="float">
            <text:p>885</text:p>
          </table:table-cell>
          <table:table-cell office:value-type="float" office:value="1839" calcext:value-type="float">
            <text:p>1839</text:p>
          </table:table-cell>
          <table:table-cell office:value-type="float" office:value="0.48124" calcext:value-type="float">
            <text:p>0.48124</text:p>
          </table:table-cell>
          <table:table-cell office:value-type="float" office:value="168367" calcext:value-type="float">
            <text:p>16836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936" calcext:value-type="float">
            <text:p>936</text:p>
          </table:table-cell>
          <table:table-cell office:value-type="float" office:value="1941" calcext:value-type="float">
            <text:p>1941</text:p>
          </table:table-cell>
          <table:table-cell office:value-type="float" office:value="0.482226" calcext:value-type="float">
            <text:p>0.482226</text:p>
          </table:table-cell>
          <table:table-cell office:value-type="float" office:value="175962" calcext:value-type="float">
            <text:p>175962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989" calcext:value-type="float">
            <text:p>989</text:p>
          </table:table-cell>
          <table:table-cell office:value-type="float" office:value="2056" calcext:value-type="float">
            <text:p>2056</text:p>
          </table:table-cell>
          <table:table-cell office:value-type="float" office:value="0.481031" calcext:value-type="float">
            <text:p>0.481031</text:p>
          </table:table-cell>
          <table:table-cell office:value-type="float" office:value="191728" calcext:value-type="float">
            <text:p>191728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874" calcext:value-type="float">
            <text:p>874</text:p>
          </table:table-cell>
          <table:table-cell office:value-type="float" office:value="1791" calcext:value-type="float">
            <text:p>1791</text:p>
          </table:table-cell>
          <table:table-cell office:value-type="float" office:value="0.487996" calcext:value-type="float">
            <text:p>0.487996</text:p>
          </table:table-cell>
          <table:table-cell office:value-type="float" office:value="167046" calcext:value-type="float">
            <text:p>167046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928" calcext:value-type="float">
            <text:p>928</text:p>
          </table:table-cell>
          <table:table-cell office:value-type="float" office:value="1905" calcext:value-type="float">
            <text:p>1905</text:p>
          </table:table-cell>
          <table:table-cell office:value-type="float" office:value="0.487139" calcext:value-type="float">
            <text:p>0.487139</text:p>
          </table:table-cell>
          <table:table-cell office:value-type="float" office:value="170192" calcext:value-type="float">
            <text:p>170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  <table:table-cell office:value-type="float" office:value="2021" calcext:value-type="float">
            <text:p>2021</text:p>
          </table:table-cell>
          <table:table-cell office:value-type="float" office:value="0.483919" calcext:value-type="float">
            <text:p>0.483919</text:p>
          </table:table-cell>
          <table:table-cell office:value-type="float" office:value="176389" calcext:value-type="float">
            <text:p>176389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970" calcext:value-type="float">
            <text:p>970</text:p>
          </table:table-cell>
          <table:table-cell office:value-type="float" office:value="1989" calcext:value-type="float">
            <text:p>1989</text:p>
          </table:table-cell>
          <table:table-cell office:value-type="float" office:value="0.487682" calcext:value-type="float">
            <text:p>0.487682</text:p>
          </table:table-cell>
          <table:table-cell office:value-type="float" office:value="178594" calcext:value-type="float">
            <text:p>178594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981" calcext:value-type="float">
            <text:p>981</text:p>
          </table:table-cell>
          <table:table-cell office:value-type="float" office:value="2004" calcext:value-type="float">
            <text:p>2004</text:p>
          </table:table-cell>
          <table:table-cell office:value-type="float" office:value="0.489521" calcext:value-type="float">
            <text:p>0.489521</text:p>
          </table:table-cell>
          <table:table-cell office:value-type="float" office:value="181018" calcext:value-type="float">
            <text:p>18101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889" calcext:value-type="float">
            <text:p>889</text:p>
          </table:table-cell>
          <table:table-cell office:value-type="float" office:value="1829" calcext:value-type="float">
            <text:p>1829</text:p>
          </table:table-cell>
          <table:table-cell office:value-type="float" office:value="0.486058" calcext:value-type="float">
            <text:p>0.486058</text:p>
          </table:table-cell>
          <table:table-cell office:value-type="float" office:value="192273" calcext:value-type="float">
            <text:p>19227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967" calcext:value-type="float">
            <text:p>967</text:p>
          </table:table-cell>
          <table:table-cell office:value-type="float" office:value="1978" calcext:value-type="float">
            <text:p>1978</text:p>
          </table:table-cell>
          <table:table-cell office:value-type="float" office:value="0.488878" calcext:value-type="float">
            <text:p>0.488878</text:p>
          </table:table-cell>
          <table:table-cell office:value-type="float" office:value="177615" calcext:value-type="float">
            <text:p>17761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988" calcext:value-type="float">
            <text:p>988</text:p>
          </table:table-cell>
          <table:table-cell office:value-type="float" office:value="2019" calcext:value-type="float">
            <text:p>2019</text:p>
          </table:table-cell>
          <table:table-cell office:value-type="float" office:value="0.489351" calcext:value-type="float">
            <text:p>0.489351</text:p>
          </table:table-cell>
          <table:table-cell office:value-type="float" office:value="178632" calcext:value-type="float">
            <text:p>178632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977" calcext:value-type="float">
            <text:p>977</text:p>
          </table:table-cell>
          <table:table-cell office:value-type="float" office:value="2013" calcext:value-type="float">
            <text:p>2013</text:p>
          </table:table-cell>
          <table:table-cell office:value-type="float" office:value="0.485345" calcext:value-type="float">
            <text:p>0.485345</text:p>
          </table:table-cell>
          <table:table-cell office:value-type="float" office:value="206896" calcext:value-type="float">
            <text:p>206896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835" calcext:value-type="float">
            <text:p>835</text:p>
          </table:table-cell>
          <table:table-cell office:value-type="float" office:value="1731" calcext:value-type="float">
            <text:p>1731</text:p>
          </table:table-cell>
          <table:table-cell office:value-type="float" office:value="0.48238" calcext:value-type="float">
            <text:p>0.48238</text:p>
          </table:table-cell>
          <table:table-cell office:value-type="float" office:value="159898" calcext:value-type="float">
            <text:p>15989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866" calcext:value-type="float">
            <text:p>866</text:p>
          </table:table-cell>
          <table:table-cell office:value-type="float" office:value="1791" calcext:value-type="float">
            <text:p>1791</text:p>
          </table:table-cell>
          <table:table-cell office:value-type="float" office:value="0.483529" calcext:value-type="float">
            <text:p>0.483529</text:p>
          </table:table-cell>
          <table:table-cell office:value-type="float" office:value="164011" calcext:value-type="float">
            <text:p>164011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915" calcext:value-type="float">
            <text:p>915</text:p>
          </table:table-cell>
          <table:table-cell office:value-type="float" office:value="1887" calcext:value-type="float">
            <text:p>1887</text:p>
          </table:table-cell>
          <table:table-cell office:value-type="float" office:value="0.484897" calcext:value-type="float">
            <text:p>0.484897</text:p>
          </table:table-cell>
          <table:table-cell office:value-type="float" office:value="169376" calcext:value-type="float">
            <text:p>1693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3" calcext:value-type="float">
            <text:p>873</text:p>
          </table:table-cell>
          <table:table-cell office:value-type="float" office:value="1820" calcext:value-type="float">
            <text:p>1820</text:p>
          </table:table-cell>
          <table:table-cell office:value-type="float" office:value="0.47967" calcext:value-type="float">
            <text:p>0.47967</text:p>
          </table:table-cell>
          <table:table-cell office:value-type="float" office:value="162954" calcext:value-type="float">
            <text:p>16295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943" calcext:value-type="float">
            <text:p>943</text:p>
          </table:table-cell>
          <table:table-cell office:value-type="float" office:value="1969" calcext:value-type="float">
            <text:p>1969</text:p>
          </table:table-cell>
          <table:table-cell office:value-type="float" office:value="0.478923" calcext:value-type="float">
            <text:p>0.478923</text:p>
          </table:table-cell>
          <table:table-cell office:value-type="float" office:value="177096" calcext:value-type="float">
            <text:p>177096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977" calcext:value-type="float">
            <text:p>977</text:p>
          </table:table-cell>
          <table:table-cell office:value-type="float" office:value="2035" calcext:value-type="float">
            <text:p>2035</text:p>
          </table:table-cell>
          <table:table-cell office:value-type="float" office:value="0.480098" calcext:value-type="float">
            <text:p>0.480098</text:p>
          </table:table-cell>
          <table:table-cell office:value-type="float" office:value="189715" calcext:value-type="float">
            <text:p>189715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013" calcext:value-type="float">
            <text:p>1013</text:p>
          </table:table-cell>
          <table:table-cell office:value-type="float" office:value="2105" calcext:value-type="float">
            <text:p>2105</text:p>
          </table:table-cell>
          <table:table-cell office:value-type="float" office:value="0.481235" calcext:value-type="float">
            <text:p>0.481235</text:p>
          </table:table-cell>
          <table:table-cell office:value-type="float" office:value="184009" calcext:value-type="float">
            <text:p>18400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076" calcext:value-type="float">
            <text:p>1076</text:p>
          </table:table-cell>
          <table:table-cell office:value-type="float" office:value="2212" calcext:value-type="float">
            <text:p>2212</text:p>
          </table:table-cell>
          <table:table-cell office:value-type="float" office:value="0.486438" calcext:value-type="float">
            <text:p>0.486438</text:p>
          </table:table-cell>
          <table:table-cell office:value-type="float" office:value="193788" calcext:value-type="float">
            <text:p>19378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112" calcext:value-type="float">
            <text:p>1112</text:p>
          </table:table-cell>
          <table:table-cell office:value-type="float" office:value="2285" calcext:value-type="float">
            <text:p>2285</text:p>
          </table:table-cell>
          <table:table-cell office:value-type="float" office:value="0.486652" calcext:value-type="float">
            <text:p>0.486652</text:p>
          </table:table-cell>
          <table:table-cell office:value-type="float" office:value="200864" calcext:value-type="float">
            <text:p>20086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200" calcext:value-type="float">
            <text:p>1200</text:p>
          </table:table-cell>
          <table:table-cell office:value-type="float" office:value="2461" calcext:value-type="float">
            <text:p>2461</text:p>
          </table:table-cell>
          <table:table-cell office:value-type="float" office:value="0.487607" calcext:value-type="float">
            <text:p>0.487607</text:p>
          </table:table-cell>
          <table:table-cell office:value-type="float" office:value="218038" calcext:value-type="float">
            <text:p>218038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1233" calcext:value-type="float">
            <text:p>1233</text:p>
          </table:table-cell>
          <table:table-cell office:value-type="float" office:value="2518" calcext:value-type="float">
            <text:p>2518</text:p>
          </table:table-cell>
          <table:table-cell office:value-type="float" office:value="0.489674" calcext:value-type="float">
            <text:p>0.489674</text:p>
          </table:table-cell>
          <table:table-cell office:value-type="float" office:value="236365" calcext:value-type="float">
            <text:p>236365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063" calcext:value-type="float">
            <text:p>1063</text:p>
          </table:table-cell>
          <table:table-cell office:value-type="float" office:value="2159" calcext:value-type="float">
            <text:p>2159</text:p>
          </table:table-cell>
          <table:table-cell office:value-type="float" office:value="0.492358" calcext:value-type="float">
            <text:p>0.492358</text:p>
          </table:table-cell>
          <table:table-cell office:value-type="float" office:value="193732" calcext:value-type="float">
            <text:p>193732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943" calcext:value-type="float">
            <text:p>943</text:p>
          </table:table-cell>
          <table:table-cell office:value-type="float" office:value="1896" calcext:value-type="float">
            <text:p>1896</text:p>
          </table:table-cell>
          <table:table-cell office:value-type="float" office:value="0.497363" calcext:value-type="float">
            <text:p>0.497363</text:p>
          </table:table-cell>
          <table:table-cell office:value-type="float" office:value="171344" calcext:value-type="float">
            <text:p>1713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0" calcext:value-type="float">
            <text:p>980</text:p>
          </table:table-cell>
          <table:table-cell office:value-type="float" office:value="1971" calcext:value-type="float">
            <text:p>1971</text:p>
          </table:table-cell>
          <table:table-cell office:value-type="float" office:value="0.49721" calcext:value-type="float">
            <text:p>0.49721</text:p>
          </table:table-cell>
          <table:table-cell office:value-type="float" office:value="177589" calcext:value-type="float">
            <text:p>177589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044" calcext:value-type="float">
            <text:p>1044</text:p>
          </table:table-cell>
          <table:table-cell office:value-type="float" office:value="2098" calcext:value-type="float">
            <text:p>2098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185907" calcext:value-type="float">
            <text:p>185907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016" calcext:value-type="float">
            <text:p>1016</text:p>
          </table:table-cell>
          <table:table-cell office:value-type="float" office:value="2049" calcext:value-type="float">
            <text:p>2049</text:p>
          </table:table-cell>
          <table:table-cell office:value-type="float" office:value="0.495852" calcext:value-type="float">
            <text:p>0.495852</text:p>
          </table:table-cell>
          <table:table-cell office:value-type="float" office:value="194144" calcext:value-type="float">
            <text:p>194144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053" calcext:value-type="float">
            <text:p>1053</text:p>
          </table:table-cell>
          <table:table-cell office:value-type="float" office:value="2123" calcext:value-type="float">
            <text:p>2123</text:p>
          </table:table-cell>
          <table:table-cell office:value-type="float" office:value="0.495996" calcext:value-type="float">
            <text:p>0.495996</text:p>
          </table:table-cell>
          <table:table-cell office:value-type="float" office:value="197964" calcext:value-type="float">
            <text:p>197964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102" calcext:value-type="float">
            <text:p>1102</text:p>
          </table:table-cell>
          <table:table-cell office:value-type="float" office:value="2221" calcext:value-type="float">
            <text:p>2221</text:p>
          </table:table-cell>
          <table:table-cell office:value-type="float" office:value="0.496173" calcext:value-type="float">
            <text:p>0.496173</text:p>
          </table:table-cell>
          <table:table-cell office:value-type="float" office:value="208063" calcext:value-type="float">
            <text:p>20806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170" calcext:value-type="float">
            <text:p>1170</text:p>
          </table:table-cell>
          <table:table-cell office:value-type="float" office:value="2357" calcext:value-type="float">
            <text:p>2357</text:p>
          </table:table-cell>
          <table:table-cell office:value-type="float" office:value="0.496394" calcext:value-type="float">
            <text:p>0.496394</text:p>
          </table:table-cell>
          <table:table-cell office:value-type="float" office:value="209934" calcext:value-type="float">
            <text:p>209934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213" calcext:value-type="float">
            <text:p>1213</text:p>
          </table:table-cell>
          <table:table-cell office:value-type="float" office:value="2443" calcext:value-type="float">
            <text:p>2443</text:p>
          </table:table-cell>
          <table:table-cell office:value-type="float" office:value="0.496521" calcext:value-type="float">
            <text:p>0.496521</text:p>
          </table:table-cell>
          <table:table-cell office:value-type="float" office:value="217683" calcext:value-type="float">
            <text:p>217683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263" calcext:value-type="float">
            <text:p>1263</text:p>
          </table:table-cell>
          <table:table-cell office:value-type="float" office:value="2549" calcext:value-type="float">
            <text:p>2549</text:p>
          </table:table-cell>
          <table:table-cell office:value-type="float" office:value="0.495488" calcext:value-type="float">
            <text:p>0.495488</text:p>
          </table:table-cell>
          <table:table-cell office:value-type="float" office:value="225756" calcext:value-type="float">
            <text:p>225756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349" calcext:value-type="float">
            <text:p>1349</text:p>
          </table:table-cell>
          <table:table-cell office:value-type="float" office:value="2723" calcext:value-type="float">
            <text:p>2723</text:p>
          </table:table-cell>
          <table:table-cell office:value-type="float" office:value="0.495409" calcext:value-type="float">
            <text:p>0.495409</text:p>
          </table:table-cell>
          <table:table-cell office:value-type="float" office:value="242556" calcext:value-type="float">
            <text:p>242556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379" calcext:value-type="float">
            <text:p>1379</text:p>
          </table:table-cell>
          <table:table-cell office:value-type="float" office:value="2783" calcext:value-type="float">
            <text:p>2783</text:p>
          </table:table-cell>
          <table:table-cell office:value-type="float" office:value="0.495508" calcext:value-type="float">
            <text:p>0.495508</text:p>
          </table:table-cell>
          <table:table-cell office:value-type="float" office:value="247064" calcext:value-type="float">
            <text:p>247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19" calcext:value-type="float">
            <text:p>1419</text:p>
          </table:table-cell>
          <table:table-cell office:value-type="float" office:value="2862" calcext:value-type="float">
            <text:p>2862</text:p>
          </table:table-cell>
          <table:table-cell office:value-type="float" office:value="0.495807" calcext:value-type="float">
            <text:p>0.495807</text:p>
          </table:table-cell>
          <table:table-cell office:value-type="float" office:value="253109" calcext:value-type="float">
            <text:p>25310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457" calcext:value-type="float">
            <text:p>1457</text:p>
          </table:table-cell>
          <table:table-cell office:value-type="float" office:value="2938" calcext:value-type="float">
            <text:p>2938</text:p>
          </table:table-cell>
          <table:table-cell office:value-type="float" office:value="0.495916" calcext:value-type="float">
            <text:p>0.495916</text:p>
          </table:table-cell>
          <table:table-cell office:value-type="float" office:value="267618" calcext:value-type="float">
            <text:p>267618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489" calcext:value-type="float">
            <text:p>1489</text:p>
          </table:table-cell>
          <table:table-cell office:value-type="float" office:value="3002" calcext:value-type="float">
            <text:p>3002</text:p>
          </table:table-cell>
          <table:table-cell office:value-type="float" office:value="0.496003" calcext:value-type="float">
            <text:p>0.496003</text:p>
          </table:table-cell>
          <table:table-cell office:value-type="float" office:value="266358" calcext:value-type="float">
            <text:p>266358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517" calcext:value-type="float">
            <text:p>1517</text:p>
          </table:table-cell>
          <table:table-cell office:value-type="float" office:value="3058" calcext:value-type="float">
            <text:p>3058</text:p>
          </table:table-cell>
          <table:table-cell office:value-type="float" office:value="0.496076" calcext:value-type="float">
            <text:p>0.496076</text:p>
          </table:table-cell>
          <table:table-cell office:value-type="float" office:value="268316" calcext:value-type="float">
            <text:p>268316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558" calcext:value-type="float">
            <text:p>1558</text:p>
          </table:table-cell>
          <table:table-cell office:value-type="float" office:value="3149" calcext:value-type="float">
            <text:p>3149</text:p>
          </table:table-cell>
          <table:table-cell office:value-type="float" office:value="0.49476" calcext:value-type="float">
            <text:p>0.49476</text:p>
          </table:table-cell>
          <table:table-cell office:value-type="float" office:value="278153" calcext:value-type="float">
            <text:p>27815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556" calcext:value-type="float">
            <text:p>1556</text:p>
          </table:table-cell>
          <table:table-cell office:value-type="float" office:value="3169" calcext:value-type="float">
            <text:p>3169</text:p>
          </table:table-cell>
          <table:table-cell office:value-type="float" office:value="0.491007" calcext:value-type="float">
            <text:p>0.491007</text:p>
          </table:table-cell>
          <table:table-cell office:value-type="float" office:value="277898" calcext:value-type="float">
            <text:p>27789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459" calcext:value-type="float">
            <text:p>1459</text:p>
          </table:table-cell>
          <table:table-cell office:value-type="float" office:value="2945" calcext:value-type="float">
            <text:p>2945</text:p>
          </table:table-cell>
          <table:table-cell office:value-type="float" office:value="0.495416" calcext:value-type="float">
            <text:p>0.495416</text:p>
          </table:table-cell>
          <table:table-cell office:value-type="float" office:value="260346" calcext:value-type="float">
            <text:p>260346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1487" calcext:value-type="float">
            <text:p>1487</text:p>
          </table:table-cell>
          <table:table-cell office:value-type="float" office:value="3001" calcext:value-type="float">
            <text:p>3001</text:p>
          </table:table-cell>
          <table:table-cell office:value-type="float" office:value="0.495501" calcext:value-type="float">
            <text:p>0.495501</text:p>
          </table:table-cell>
          <table:table-cell office:value-type="float" office:value="264785" calcext:value-type="float">
            <text:p>264785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514" calcext:value-type="float">
            <text:p>1514</text:p>
          </table:table-cell>
          <table:table-cell office:value-type="float" office:value="3055" calcext:value-type="float">
            <text:p>3055</text:p>
          </table:table-cell>
          <table:table-cell office:value-type="float" office:value="0.495581" calcext:value-type="float">
            <text:p>0.495581</text:p>
          </table:table-cell>
          <table:table-cell office:value-type="float" office:value="267964" calcext:value-type="float">
            <text:p>267964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493" calcext:value-type="float">
            <text:p>1493</text:p>
          </table:table-cell>
          <table:table-cell office:value-type="float" office:value="3002" calcext:value-type="float">
            <text:p>3002</text:p>
          </table:table-cell>
          <table:table-cell office:value-type="float" office:value="0.497335" calcext:value-type="float">
            <text:p>0.497335</text:p>
          </table:table-cell>
          <table:table-cell office:value-type="float" office:value="273223" calcext:value-type="float">
            <text:p>2732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35" calcext:value-type="float">
            <text:p>1535</text:p>
          </table:table-cell>
          <table:table-cell office:value-type="float" office:value="3090" calcext:value-type="float">
            <text:p>3090</text:p>
          </table:table-cell>
          <table:table-cell office:value-type="float" office:value="0.496764" calcext:value-type="float">
            <text:p>0.496764</text:p>
          </table:table-cell>
          <table:table-cell office:value-type="float" office:value="318443" calcext:value-type="float">
            <text:p>318443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580" calcext:value-type="float">
            <text:p>1580</text:p>
          </table:table-cell>
          <table:table-cell office:value-type="float" office:value="3190" calcext:value-type="float">
            <text:p>3190</text:p>
          </table:table-cell>
          <table:table-cell office:value-type="float" office:value="0.495298" calcext:value-type="float">
            <text:p>0.495298</text:p>
          </table:table-cell>
          <table:table-cell office:value-type="float" office:value="322906" calcext:value-type="float">
            <text:p>322906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569" calcext:value-type="float">
            <text:p>1569</text:p>
          </table:table-cell>
          <table:table-cell office:value-type="float" office:value="3158" calcext:value-type="float">
            <text:p>3158</text:p>
          </table:table-cell>
          <table:table-cell office:value-type="float" office:value="0.496833" calcext:value-type="float">
            <text:p>0.496833</text:p>
          </table:table-cell>
          <table:table-cell office:value-type="float" office:value="277110" calcext:value-type="float">
            <text:p>277110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458" calcext:value-type="float">
            <text:p>1458</text:p>
          </table:table-cell>
          <table:table-cell office:value-type="float" office:value="2941" calcext:value-type="float">
            <text:p>2941</text:p>
          </table:table-cell>
          <table:table-cell office:value-type="float" office:value="0.49575" calcext:value-type="float">
            <text:p>0.49575</text:p>
          </table:table-cell>
          <table:table-cell office:value-type="float" office:value="262352" calcext:value-type="float">
            <text:p>262352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491" calcext:value-type="float">
            <text:p>1491</text:p>
          </table:table-cell>
          <table:table-cell office:value-type="float" office:value="3016" calcext:value-type="float">
            <text:p>3016</text:p>
          </table:table-cell>
          <table:table-cell office:value-type="float" office:value="0.494363" calcext:value-type="float">
            <text:p>0.494363</text:p>
          </table:table-cell>
          <table:table-cell office:value-type="float" office:value="268996" calcext:value-type="float">
            <text:p>268996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534" calcext:value-type="float">
            <text:p>1534</text:p>
          </table:table-cell>
          <table:table-cell office:value-type="float" office:value="3102" calcext:value-type="float">
            <text:p>3102</text:p>
          </table:table-cell>
          <table:table-cell office:value-type="float" office:value="0.49452" calcext:value-type="float">
            <text:p>0.49452</text:p>
          </table:table-cell>
          <table:table-cell office:value-type="float" office:value="276181" calcext:value-type="float">
            <text:p>276181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2831" calcext:value-type="float">
            <text:p>2831</text:p>
          </table:table-cell>
          <table:table-cell office:value-type="float" office:value="5701" calcext:value-type="float">
            <text:p>5701</text:p>
          </table:table-cell>
          <table:table-cell office:value-type="float" office:value="0.49658" calcext:value-type="float">
            <text:p>0.49658</text:p>
          </table:table-cell>
          <table:table-cell office:value-type="float" office:value="498827" calcext:value-type="float">
            <text:p>498827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555" calcext:value-type="float">
            <text:p>1555</text:p>
          </table:table-cell>
          <table:table-cell office:value-type="float" office:value="3155" calcext:value-type="float">
            <text:p>3155</text:p>
          </table:table-cell>
          <table:table-cell office:value-type="float" office:value="0.492868" calcext:value-type="float">
            <text:p>0.492868</text:p>
          </table:table-cell>
          <table:table-cell office:value-type="float" office:value="277746" calcext:value-type="float">
            <text:p>27774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2846" calcext:value-type="float">
            <text:p>2846</text:p>
          </table:table-cell>
          <table:table-cell office:value-type="float" office:value="5737" calcext:value-type="float">
            <text:p>5737</text:p>
          </table:table-cell>
          <table:table-cell office:value-type="float" office:value="0.496078" calcext:value-type="float">
            <text:p>0.496078</text:p>
          </table:table-cell>
          <table:table-cell office:value-type="float" office:value="570912" calcext:value-type="float">
            <text:p>570912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2929" calcext:value-type="float">
            <text:p>2929</text:p>
          </table:table-cell>
          <table:table-cell office:value-type="float" office:value="5901" calcext:value-type="float">
            <text:p>5901</text:p>
          </table:table-cell>
          <table:table-cell office:value-type="float" office:value="0.496357" calcext:value-type="float">
            <text:p>0.496357</text:p>
          </table:table-cell>
          <table:table-cell office:value-type="float" office:value="519568" calcext:value-type="float">
            <text:p>5195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17" calcext:value-type="float">
            <text:p>3017</text:p>
          </table:table-cell>
          <table:table-cell office:value-type="float" office:value="6094" calcext:value-type="float">
            <text:p>6094</text:p>
          </table:table-cell>
          <table:table-cell office:value-type="float" office:value="0.495077" calcext:value-type="float">
            <text:p>0.495077</text:p>
          </table:table-cell>
          <table:table-cell office:value-type="float" office:value="547797" calcext:value-type="float">
            <text:p>547797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3078" calcext:value-type="float">
            <text:p>3078</text:p>
          </table:table-cell>
          <table:table-cell office:value-type="float" office:value="6204" calcext:value-type="float">
            <text:p>6204</text:p>
          </table:table-cell>
          <table:table-cell office:value-type="float" office:value="0.496132" calcext:value-type="float">
            <text:p>0.496132</text:p>
          </table:table-cell>
          <table:table-cell office:value-type="float" office:value="535615" calcext:value-type="float">
            <text:p>53561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3175" calcext:value-type="float">
            <text:p>3175</text:p>
          </table:table-cell>
          <table:table-cell office:value-type="float" office:value="6398" calcext:value-type="float">
            <text:p>6398</text:p>
          </table:table-cell>
          <table:table-cell office:value-type="float" office:value="0.496249" calcext:value-type="float">
            <text:p>0.496249</text:p>
          </table:table-cell>
          <table:table-cell office:value-type="float" office:value="563346" calcext:value-type="float">
            <text:p>563346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3225" calcext:value-type="float">
            <text:p>3225</text:p>
          </table:table-cell>
          <table:table-cell office:value-type="float" office:value="6498" calcext:value-type="float">
            <text:p>6498</text:p>
          </table:table-cell>
          <table:table-cell office:value-type="float" office:value="0.496307" calcext:value-type="float">
            <text:p>0.496307</text:p>
          </table:table-cell>
          <table:table-cell office:value-type="float" office:value="601622" calcext:value-type="float">
            <text:p>601622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269" calcext:value-type="float">
            <text:p>3269</text:p>
          </table:table-cell>
          <table:table-cell office:value-type="float" office:value="6577" calcext:value-type="float">
            <text:p>6577</text:p>
          </table:table-cell>
          <table:table-cell office:value-type="float" office:value="0.497035" calcext:value-type="float">
            <text:p>0.497035</text:p>
          </table:table-cell>
          <table:table-cell office:value-type="float" office:value="585498" calcext:value-type="float">
            <text:p>585498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3356" calcext:value-type="float">
            <text:p>3356</text:p>
          </table:table-cell>
          <table:table-cell office:value-type="float" office:value="6758" calcext:value-type="float">
            <text:p>6758</text:p>
          </table:table-cell>
          <table:table-cell office:value-type="float" office:value="0.496597" calcext:value-type="float">
            <text:p>0.496597</text:p>
          </table:table-cell>
          <table:table-cell office:value-type="float" office:value="603146" calcext:value-type="float">
            <text:p>603146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2841" calcext:value-type="float">
            <text:p>2841</text:p>
          </table:table-cell>
          <table:table-cell office:value-type="float" office:value="5697" calcext:value-type="float">
            <text:p>5697</text:p>
          </table:table-cell>
          <table:table-cell office:value-type="float" office:value="0.498684" calcext:value-type="float">
            <text:p>0.498684</text:p>
          </table:table-cell>
          <table:table-cell office:value-type="float" office:value="520065" calcext:value-type="float">
            <text:p>520065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2955" calcext:value-type="float">
            <text:p>2955</text:p>
          </table:table-cell>
          <table:table-cell office:value-type="float" office:value="5925" calcext:value-type="float">
            <text:p>5925</text:p>
          </table:table-cell>
          <table:table-cell office:value-type="float" office:value="0.498734" calcext:value-type="float">
            <text:p>0.498734</text:p>
          </table:table-cell>
          <table:table-cell office:value-type="float" office:value="550819" calcext:value-type="float">
            <text:p>55081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3019" calcext:value-type="float">
            <text:p>3019</text:p>
          </table:table-cell>
          <table:table-cell office:value-type="float" office:value="6053" calcext:value-type="float">
            <text:p>6053</text:p>
          </table:table-cell>
          <table:table-cell office:value-type="float" office:value="0.498761" calcext:value-type="float">
            <text:p>0.498761</text:p>
          </table:table-cell>
          <table:table-cell office:value-type="float" office:value="539824" calcext:value-type="float">
            <text:p>539824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966" calcext:value-type="float">
            <text:p>2966</text:p>
          </table:table-cell>
          <table:table-cell office:value-type="float" office:value="5954" calcext:value-type="float">
            <text:p>5954</text:p>
          </table:table-cell>
          <table:table-cell office:value-type="float" office:value="0.498153" calcext:value-type="float">
            <text:p>0.498153</text:p>
          </table:table-cell>
          <table:table-cell office:value-type="float" office:value="518563" calcext:value-type="float">
            <text:p>5185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33" calcext:value-type="float">
            <text:p>3033</text:p>
          </table:table-cell>
          <table:table-cell office:value-type="float" office:value="6088" calcext:value-type="float">
            <text:p>6088</text:p>
          </table:table-cell>
          <table:table-cell office:value-type="float" office:value="0.498193" calcext:value-type="float">
            <text:p>0.498193</text:p>
          </table:table-cell>
          <table:table-cell office:value-type="float" office:value="526608" calcext:value-type="float">
            <text:p>526608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3136" calcext:value-type="float">
            <text:p>3136</text:p>
          </table:table-cell>
          <table:table-cell office:value-type="float" office:value="6294" calcext:value-type="float">
            <text:p>6294</text:p>
          </table:table-cell>
          <table:table-cell office:value-type="float" office:value="0.498252" calcext:value-type="float">
            <text:p>0.498252</text:p>
          </table:table-cell>
          <table:table-cell office:value-type="float" office:value="562074" calcext:value-type="float">
            <text:p>562074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185" calcext:value-type="float">
            <text:p>3185</text:p>
          </table:table-cell>
          <table:table-cell office:value-type="float" office:value="6399" calcext:value-type="float">
            <text:p>6399</text:p>
          </table:table-cell>
          <table:table-cell office:value-type="float" office:value="0.497734" calcext:value-type="float">
            <text:p>0.497734</text:p>
          </table:table-cell>
          <table:table-cell office:value-type="float" office:value="1138429" calcext:value-type="float">
            <text:p>1138429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3296" calcext:value-type="float">
            <text:p>3296</text:p>
          </table:table-cell>
          <table:table-cell office:value-type="float" office:value="6621" calcext:value-type="float">
            <text:p>6621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927011" calcext:value-type="float">
            <text:p>92701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5889" calcext:value-type="float">
            <text:p>5889</text:p>
          </table:table-cell>
          <table:table-cell office:value-type="float" office:value="11807" calcext:value-type="float">
            <text:p>11807</text:p>
          </table:table-cell>
          <table:table-cell office:value-type="float" office:value="0.498772" calcext:value-type="float">
            <text:p>0.498772</text:p>
          </table:table-cell>
          <table:table-cell office:value-type="float" office:value="1350718" calcext:value-type="float">
            <text:p>1350718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993" calcext:value-type="float">
            <text:p>5993</text:p>
          </table:table-cell>
          <table:table-cell office:value-type="float" office:value="12015" calcext:value-type="float">
            <text:p>12015</text:p>
          </table:table-cell>
          <table:table-cell office:value-type="float" office:value="0.498793" calcext:value-type="float">
            <text:p>0.498793</text:p>
          </table:table-cell>
          <table:table-cell office:value-type="float" office:value="1112482" calcext:value-type="float">
            <text:p>1112482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7298" calcext:value-type="float">
            <text:p>7298</text:p>
          </table:table-cell>
          <table:table-cell office:value-type="float" office:value="14625" calcext:value-type="float">
            <text:p>14625</text:p>
          </table:table-cell>
          <table:table-cell office:value-type="float" office:value="0.499009" calcext:value-type="float">
            <text:p>0.499009</text:p>
          </table:table-cell>
          <table:table-cell office:value-type="float" office:value="1289966" calcext:value-type="float">
            <text:p>1289966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0088" calcext:value-type="float">
            <text:p>10088</text:p>
          </table:table-cell>
          <table:table-cell office:value-type="float" office:value="20205" calcext:value-type="float">
            <text:p>20205</text:p>
          </table:table-cell>
          <table:table-cell office:value-type="float" office:value="0.499282" calcext:value-type="float">
            <text:p>0.499282</text:p>
          </table:table-cell>
          <table:table-cell office:value-type="float" office:value="1764582" calcext:value-type="float">
            <text:p>1764582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1459" calcext:value-type="float">
            <text:p>11459</text:p>
          </table:table-cell>
          <table:table-cell office:value-type="float" office:value="22947" calcext:value-type="float">
            <text:p>22947</text:p>
          </table:table-cell>
          <table:table-cell office:value-type="float" office:value="0.499368" calcext:value-type="float">
            <text:p>0.499368</text:p>
          </table:table-cell>
          <table:table-cell office:value-type="float" office:value="1923823" calcext:value-type="float">
            <text:p>1923823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2996" calcext:value-type="float">
            <text:p>12996</text:p>
          </table:table-cell>
          <table:table-cell office:value-type="float" office:value="26021" calcext:value-type="float">
            <text:p>26021</text:p>
          </table:table-cell>
          <table:table-cell office:value-type="float" office:value="0.499443" calcext:value-type="float">
            <text:p>0.499443</text:p>
          </table:table-cell>
          <table:table-cell office:value-type="float" office:value="2142933" calcext:value-type="float">
            <text:p>21429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759" calcext:value-type="float">
            <text:p>15759</text:p>
          </table:table-cell>
          <table:table-cell office:value-type="float" office:value="31547" calcext:value-type="float">
            <text:p>31547</text:p>
          </table:table-cell>
          <table:table-cell office:value-type="float" office:value="0.49954" calcext:value-type="float">
            <text:p>0.49954</text:p>
          </table:table-cell>
          <table:table-cell office:value-type="float" office:value="3021960" calcext:value-type="float">
            <text:p>3021960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16182" calcext:value-type="float">
            <text:p>16182</text:p>
          </table:table-cell>
          <table:table-cell office:value-type="float" office:value="32412" calcext:value-type="float">
            <text:p>32412</text:p>
          </table:table-cell>
          <table:table-cell office:value-type="float" office:value="0.49926" calcext:value-type="float">
            <text:p>0.49926</text:p>
          </table:table-cell>
          <table:table-cell office:value-type="float" office:value="2727277" calcext:value-type="float">
            <text:p>2727277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0214" calcext:value-type="float">
            <text:p>20214</text:p>
          </table:table-cell>
          <table:table-cell office:value-type="float" office:value="40483" calcext:value-type="float">
            <text:p>40483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3328012" calcext:value-type="float">
            <text:p>3328012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2765" calcext:value-type="float">
            <text:p>12765</text:p>
          </table:table-cell>
          <table:table-cell office:value-type="float" office:value="25562" calcext:value-type="float">
            <text:p>25562</text:p>
          </table:table-cell>
          <table:table-cell office:value-type="float" office:value="0.499374" calcext:value-type="float">
            <text:p>0.499374</text:p>
          </table:table-cell>
          <table:table-cell office:value-type="float" office:value="2137096" calcext:value-type="float">
            <text:p>2137096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4223" calcext:value-type="float">
            <text:p>14223</text:p>
          </table:table-cell>
          <table:table-cell office:value-type="float" office:value="28479" calcext:value-type="float">
            <text:p>28479</text:p>
          </table:table-cell>
          <table:table-cell office:value-type="float" office:value="0.499421" calcext:value-type="float">
            <text:p>0.499421</text:p>
          </table:table-cell>
          <table:table-cell office:value-type="float" office:value="2354258" calcext:value-type="float">
            <text:p>235425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5861" calcext:value-type="float">
            <text:p>15861</text:p>
          </table:table-cell>
          <table:table-cell office:value-type="float" office:value="31755" calcext:value-type="float">
            <text:p>31755</text:p>
          </table:table-cell>
          <table:table-cell office:value-type="float" office:value="0.49948" calcext:value-type="float">
            <text:p>0.49948</text:p>
          </table:table-cell>
          <table:table-cell office:value-type="float" office:value="2624374" calcext:value-type="float">
            <text:p>262437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5572" calcext:value-type="float">
            <text:p>15572</text:p>
          </table:table-cell>
          <table:table-cell office:value-type="float" office:value="31174" calcext:value-type="float">
            <text:p>31174</text:p>
          </table:table-cell>
          <table:table-cell office:value-type="float" office:value="0.499519" calcext:value-type="float">
            <text:p>0.499519</text:p>
          </table:table-cell>
          <table:table-cell office:value-type="float" office:value="2630944" calcext:value-type="float">
            <text:p>2630944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5972" calcext:value-type="float">
            <text:p>15972</text:p>
          </table:table-cell>
          <table:table-cell office:value-type="float" office:value="31984" calcext:value-type="float">
            <text:p>31984</text:p>
          </table:table-cell>
          <table:table-cell office:value-type="float" office:value="0.499375" calcext:value-type="float">
            <text:p>0.499375</text:p>
          </table:table-cell>
          <table:table-cell office:value-type="float" office:value="2650722" calcext:value-type="float">
            <text:p>2650722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8750" calcext:value-type="float">
            <text:p>18750</text:p>
          </table:table-cell>
          <table:table-cell office:value-type="float" office:value="37540" calcext:value-type="float">
            <text:p>37540</text:p>
          </table:table-cell>
          <table:table-cell office:value-type="float" office:value="0.499467" calcext:value-type="float">
            <text:p>0.499467</text:p>
          </table:table-cell>
          <table:table-cell office:value-type="float" office:value="3090838" calcext:value-type="float">
            <text:p>3090838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8612" calcext:value-type="float">
            <text:p>18612</text:p>
          </table:table-cell>
          <table:table-cell office:value-type="float" office:value="37251" calcext:value-type="float">
            <text:p>37251</text:p>
          </table:table-cell>
          <table:table-cell office:value-type="float" office:value="0.499638" calcext:value-type="float">
            <text:p>0.499638</text:p>
          </table:table-cell>
          <table:table-cell office:value-type="float" office:value="3089019" calcext:value-type="float">
            <text:p>30890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584" calcext:value-type="float">
            <text:p>21584</text:p>
          </table:table-cell>
          <table:table-cell office:value-type="float" office:value="43205" calcext:value-type="float">
            <text:p>43205</text:p>
          </table:table-cell>
          <table:table-cell office:value-type="float" office:value="0.499572" calcext:value-type="float">
            <text:p>0.499572</text:p>
          </table:table-cell>
          <table:table-cell office:value-type="float" office:value="3566812" calcext:value-type="float">
            <text:p>356681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7764" calcext:value-type="float">
            <text:p>27764</text:p>
          </table:table-cell>
          <table:table-cell office:value-type="float" office:value="55574" calcext:value-type="float">
            <text:p>55574</text:p>
          </table:table-cell>
          <table:table-cell office:value-type="float" office:value="0.499586" calcext:value-type="float">
            <text:p>0.499586</text:p>
          </table:table-cell>
          <table:table-cell office:value-type="float" office:value="4519301" calcext:value-type="float">
            <text:p>4519301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9604" calcext:value-type="float">
            <text:p>29604</text:p>
          </table:table-cell>
          <table:table-cell office:value-type="float" office:value="59246" calcext:value-type="float">
            <text:p>59246</text:p>
          </table:table-cell>
          <table:table-cell office:value-type="float" office:value="0.499679" calcext:value-type="float">
            <text:p>0.499679</text:p>
          </table:table-cell>
          <table:table-cell office:value-type="float" office:value="4838397" calcext:value-type="float">
            <text:p>4838397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31430" calcext:value-type="float">
            <text:p>31430</text:p>
          </table:table-cell>
          <table:table-cell office:value-type="float" office:value="62895" calcext:value-type="float">
            <text:p>62895</text:p>
          </table:table-cell>
          <table:table-cell office:value-type="float" office:value="0.499722" calcext:value-type="float">
            <text:p>0.499722</text:p>
          </table:table-cell>
          <table:table-cell office:value-type="float" office:value="5449733" calcext:value-type="float">
            <text:p>5449733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32261" calcext:value-type="float">
            <text:p>32261</text:p>
          </table:table-cell>
          <table:table-cell office:value-type="float" office:value="64566" calcext:value-type="float">
            <text:p>64566</text:p>
          </table:table-cell>
          <table:table-cell office:value-type="float" office:value="0.499659" calcext:value-type="float">
            <text:p>0.499659</text:p>
          </table:table-cell>
          <table:table-cell office:value-type="float" office:value="5214441" calcext:value-type="float">
            <text:p>521444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36213" calcext:value-type="float">
            <text:p>36213</text:p>
          </table:table-cell>
          <table:table-cell office:value-type="float" office:value="72470" calcext:value-type="float">
            <text:p>72470</text:p>
          </table:table-cell>
          <table:table-cell office:value-type="float" office:value="0.499696" calcext:value-type="float">
            <text:p>0.499696</text:p>
          </table:table-cell>
          <table:table-cell office:value-type="float" office:value="5840752" calcext:value-type="float">
            <text:p>584075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33223" calcext:value-type="float">
            <text:p>33223</text:p>
          </table:table-cell>
          <table:table-cell office:value-type="float" office:value="66493" calcext:value-type="float">
            <text:p>66493</text:p>
          </table:table-cell>
          <table:table-cell office:value-type="float" office:value="0.499647" calcext:value-type="float">
            <text:p>0.499647</text:p>
          </table:table-cell>
          <table:table-cell office:value-type="float" office:value="5339869" calcext:value-type="float">
            <text:p>5339869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31601" calcext:value-type="float">
            <text:p>31601</text:p>
          </table:table-cell>
          <table:table-cell office:value-type="float" office:value="63255" calcext:value-type="float">
            <text:p>63255</text:p>
          </table:table-cell>
          <table:table-cell office:value-type="float" office:value="0.499581" calcext:value-type="float">
            <text:p>0.499581</text:p>
          </table:table-cell>
          <table:table-cell office:value-type="float" office:value="5097716" calcext:value-type="float">
            <text:p>5097716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31875" calcext:value-type="float">
            <text:p>31875</text:p>
          </table:table-cell>
          <table:table-cell office:value-type="float" office:value="63787" calcext:value-type="float">
            <text:p>63787</text:p>
          </table:table-cell>
          <table:table-cell office:value-type="float" office:value="0.49971" calcext:value-type="float">
            <text:p>0.49971</text:p>
          </table:table-cell>
          <table:table-cell office:value-type="float" office:value="5073429" calcext:value-type="float">
            <text:p>5073429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34742" calcext:value-type="float">
            <text:p>34742</text:p>
          </table:table-cell>
          <table:table-cell office:value-type="float" office:value="69519" calcext:value-type="float">
            <text:p>69519</text:p>
          </table:table-cell>
          <table:table-cell office:value-type="float" office:value="0.499748" calcext:value-type="float">
            <text:p>0.499748</text:p>
          </table:table-cell>
          <table:table-cell office:value-type="float" office:value="5644929" calcext:value-type="float">
            <text:p>56449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977" calcext:value-type="float">
            <text:p>38977</text:p>
          </table:table-cell>
          <table:table-cell office:value-type="float" office:value="77989" calcext:value-type="float">
            <text:p>77989</text:p>
          </table:table-cell>
          <table:table-cell office:value-type="float" office:value="0.499776" calcext:value-type="float">
            <text:p>0.499776</text:p>
          </table:table-cell>
          <table:table-cell office:value-type="float" office:value="6190964" calcext:value-type="float">
            <text:p>6190964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36090" calcext:value-type="float">
            <text:p>36090</text:p>
          </table:table-cell>
          <table:table-cell office:value-type="float" office:value="72204" calcext:value-type="float">
            <text:p>72204</text:p>
          </table:table-cell>
          <table:table-cell office:value-type="float" office:value="0.499834" calcext:value-type="float">
            <text:p>0.499834</text:p>
          </table:table-cell>
          <table:table-cell office:value-type="float" office:value="5742107" calcext:value-type="float">
            <text:p>5742107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2585" calcext:value-type="float">
            <text:p>42585</text:p>
          </table:table-cell>
          <table:table-cell office:value-type="float" office:value="85201" calcext:value-type="float">
            <text:p>85201</text:p>
          </table:table-cell>
          <table:table-cell office:value-type="float" office:value="0.499818" calcext:value-type="float">
            <text:p>0.499818</text:p>
          </table:table-cell>
          <table:table-cell office:value-type="float" office:value="6725331" calcext:value-type="float">
            <text:p>6725331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49234" calcext:value-type="float">
            <text:p>49234</text:p>
          </table:table-cell>
          <table:table-cell office:value-type="float" office:value="98499" calcext:value-type="float">
            <text:p>98499</text:p>
          </table:table-cell>
          <table:table-cell office:value-type="float" office:value="0.499843" calcext:value-type="float">
            <text:p>0.499843</text:p>
          </table:table-cell>
          <table:table-cell office:value-type="float" office:value="7843898" calcext:value-type="float">
            <text:p>7843898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53787" calcext:value-type="float">
            <text:p>53787</text:p>
          </table:table-cell>
          <table:table-cell office:value-type="float" office:value="107595" calcext:value-type="float">
            <text:p>107595</text:p>
          </table:table-cell>
          <table:table-cell office:value-type="float" office:value="0.499902" calcext:value-type="float">
            <text:p>0.499902</text:p>
          </table:table-cell>
          <table:table-cell office:value-type="float" office:value="8468726" calcext:value-type="float">
            <text:p>846872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9192" calcext:value-type="float">
            <text:p>59192</text:p>
          </table:table-cell>
          <table:table-cell office:value-type="float" office:value="118417" calcext:value-type="float">
            <text:p>118417</text:p>
          </table:table-cell>
          <table:table-cell office:value-type="float" office:value="0.499861" calcext:value-type="float">
            <text:p>0.499861</text:p>
          </table:table-cell>
          <table:table-cell office:value-type="float" office:value="9262253" calcext:value-type="float">
            <text:p>9262253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35808" calcext:value-type="float">
            <text:p>35808</text:p>
          </table:table-cell>
          <table:table-cell office:value-type="float" office:value="71630" calcext:value-type="float">
            <text:p>71630</text:p>
          </table:table-cell>
          <table:table-cell office:value-type="float" office:value="0.499902" calcext:value-type="float">
            <text:p>0.499902</text:p>
          </table:table-cell>
          <table:table-cell office:value-type="float" office:value="5678157" calcext:value-type="float">
            <text:p>5678157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42208" calcext:value-type="float">
            <text:p>42208</text:p>
          </table:table-cell>
          <table:table-cell office:value-type="float" office:value="84430" calcext:value-type="float">
            <text:p>84430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6661039" calcext:value-type="float">
            <text:p>6661039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48779" calcext:value-type="float">
            <text:p>48779</text:p>
          </table:table-cell>
          <table:table-cell office:value-type="float" office:value="97572" calcext:value-type="float">
            <text:p>97572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7573963" calcext:value-type="float">
            <text:p>7573963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44727" calcext:value-type="float">
            <text:p>44727</text:p>
          </table:table-cell>
          <table:table-cell office:value-type="float" office:value="89467" calcext:value-type="float">
            <text:p>89467</text:p>
          </table:table-cell>
          <table:table-cell office:value-type="float" office:value="0.499927" calcext:value-type="float">
            <text:p>0.499927</text:p>
          </table:table-cell>
          <table:table-cell office:value-type="float" office:value="7046949" calcext:value-type="float">
            <text:p>70469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315" calcext:value-type="float">
            <text:p>50315</text:p>
          </table:table-cell>
          <table:table-cell office:value-type="float" office:value="100643" calcext:value-type="float">
            <text:p>100643</text:p>
          </table:table-cell>
          <table:table-cell office:value-type="float" office:value="0.499935" calcext:value-type="float">
            <text:p>0.499935</text:p>
          </table:table-cell>
          <table:table-cell office:value-type="float" office:value="7841798" calcext:value-type="float">
            <text:p>7841798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55752" calcext:value-type="float">
            <text:p>55752</text:p>
          </table:table-cell>
          <table:table-cell office:value-type="float" office:value="111517" calcext:value-type="float">
            <text:p>111517</text:p>
          </table:table-cell>
          <table:table-cell office:value-type="float" office:value="0.499942" calcext:value-type="float">
            <text:p>0.499942</text:p>
          </table:table-cell>
          <table:table-cell office:value-type="float" office:value="8571521" calcext:value-type="float">
            <text:p>8571521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61157" calcext:value-type="float">
            <text:p>61157</text:p>
          </table:table-cell>
          <table:table-cell office:value-type="float" office:value="122327" calcext:value-type="float">
            <text:p>122327</text:p>
          </table:table-cell>
          <table:table-cell office:value-type="float" office:value="0.499947" calcext:value-type="float">
            <text:p>0.499947</text:p>
          </table:table-cell>
          <table:table-cell office:value-type="float" office:value="9407878" calcext:value-type="float">
            <text:p>9407878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71130" calcext:value-type="float">
            <text:p>71130</text:p>
          </table:table-cell>
          <table:table-cell office:value-type="float" office:value="142273" calcext:value-type="float">
            <text:p>142273</text:p>
          </table:table-cell>
          <table:table-cell office:value-type="float" office:value="0.499954" calcext:value-type="float">
            <text:p>0.499954</text:p>
          </table:table-cell>
          <table:table-cell office:value-type="float" office:value="11107802" calcext:value-type="float">
            <text:p>11107802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75937" calcext:value-type="float">
            <text:p>75937</text:p>
          </table:table-cell>
          <table:table-cell office:value-type="float" office:value="151887" calcext:value-type="float">
            <text:p>151887</text:p>
          </table:table-cell>
          <table:table-cell office:value-type="float" office:value="0.499957" calcext:value-type="float">
            <text:p>0.499957</text:p>
          </table:table-cell>
          <table:table-cell office:value-type="float" office:value="11647940" calcext:value-type="float">
            <text:p>11647940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81860" calcext:value-type="float">
            <text:p>81860</text:p>
          </table:table-cell>
          <table:table-cell office:value-type="float" office:value="163733" calcext:value-type="float">
            <text:p>163733</text:p>
          </table:table-cell>
          <table:table-cell office:value-type="float" office:value="0.49996" calcext:value-type="float">
            <text:p>0.49996</text:p>
          </table:table-cell>
          <table:table-cell office:value-type="float" office:value="12065980" calcext:value-type="float">
            <text:p>12065980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89204" calcext:value-type="float">
            <text:p>89204</text:p>
          </table:table-cell>
          <table:table-cell office:value-type="float" office:value="178421" calcext:value-type="float">
            <text:p>178421</text:p>
          </table:table-cell>
          <table:table-cell office:value-type="float" office:value="0.499964" calcext:value-type="float">
            <text:p>0.499964</text:p>
          </table:table-cell>
          <table:table-cell office:value-type="float" office:value="13035811" calcext:value-type="float">
            <text:p>13035811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95492" calcext:value-type="float">
            <text:p>95492</text:p>
          </table:table-cell>
          <table:table-cell office:value-type="float" office:value="191003" calcext:value-type="float">
            <text:p>191003</text:p>
          </table:table-cell>
          <table:table-cell office:value-type="float" office:value="0.49995" calcext:value-type="float">
            <text:p>0.49995</text:p>
          </table:table-cell>
          <table:table-cell office:value-type="float" office:value="13794771" calcext:value-type="float">
            <text:p>13794771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03017" calcext:value-type="float">
            <text:p>103017</text:p>
          </table:table-cell>
          <table:table-cell office:value-type="float" office:value="206049" calcext:value-type="float">
            <text:p>206049</text:p>
          </table:table-cell>
          <table:table-cell office:value-type="float" office:value="0.499964" calcext:value-type="float">
            <text:p>0.499964</text:p>
          </table:table-cell>
          <table:table-cell office:value-type="float" office:value="15003046" calcext:value-type="float">
            <text:p>15003046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112659" calcext:value-type="float">
            <text:p>112659</text:p>
          </table:table-cell>
          <table:table-cell office:value-type="float" office:value="225333" calcext:value-type="float">
            <text:p>225333</text:p>
          </table:table-cell>
          <table:table-cell office:value-type="float" office:value="0.499967" calcext:value-type="float">
            <text:p>0.499967</text:p>
          </table:table-cell>
          <table:table-cell office:value-type="float" office:value="16500587" calcext:value-type="float">
            <text:p>165005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619" calcext:value-type="float">
            <text:p>125619</text:p>
          </table:table-cell>
          <table:table-cell office:value-type="float" office:value="251261" calcext:value-type="float">
            <text:p>251261</text:p>
          </table:table-cell>
          <table:table-cell office:value-type="float" office:value="0.499954" calcext:value-type="float">
            <text:p>0.499954</text:p>
          </table:table-cell>
          <table:table-cell office:value-type="float" office:value="30569057" calcext:value-type="float">
            <text:p>3056905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28182" calcext:value-type="float">
            <text:p>128182</text:p>
          </table:table-cell>
          <table:table-cell office:value-type="float" office:value="256389" calcext:value-type="float">
            <text:p>256389</text:p>
          </table:table-cell>
          <table:table-cell office:value-type="float" office:value="0.499951" calcext:value-type="float">
            <text:p>0.499951</text:p>
          </table:table-cell>
          <table:table-cell office:value-type="float" office:value="33302800" calcext:value-type="float">
            <text:p>33302800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37186" calcext:value-type="float">
            <text:p>137186</text:p>
          </table:table-cell>
          <table:table-cell office:value-type="float" office:value="274401" calcext:value-type="float">
            <text:p>274401</text:p>
          </table:table-cell>
          <table:table-cell office:value-type="float" office:value="0.499947" calcext:value-type="float">
            <text:p>0.499947</text:p>
          </table:table-cell>
          <table:table-cell office:value-type="float" office:value="33587038" calcext:value-type="float">
            <text:p>33587038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06417" calcext:value-type="float">
            <text:p>106417</text:p>
          </table:table-cell>
          <table:table-cell office:value-type="float" office:value="212850" calcext:value-type="float">
            <text:p>212850</text:p>
          </table:table-cell>
          <table:table-cell office:value-type="float" office:value="0.499962" calcext:value-type="float">
            <text:p>0.499962</text:p>
          </table:table-cell>
          <table:table-cell office:value-type="float" office:value="21165725" calcext:value-type="float">
            <text:p>21165725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17166" calcext:value-type="float">
            <text:p>117166</text:p>
          </table:table-cell>
          <table:table-cell office:value-type="float" office:value="234349" calcext:value-type="float">
            <text:p>234349</text:p>
          </table:table-cell>
          <table:table-cell office:value-type="float" office:value="0.499964" calcext:value-type="float">
            <text:p>0.499964</text:p>
          </table:table-cell>
          <table:table-cell office:value-type="float" office:value="22132008" calcext:value-type="float">
            <text:p>22132008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14286" calcext:value-type="float">
            <text:p>114286</text:p>
          </table:table-cell>
          <table:table-cell office:value-type="float" office:value="228591" calcext:value-type="float">
            <text:p>228591</text:p>
          </table:table-cell>
          <table:table-cell office:value-type="float" office:value="0.499958" calcext:value-type="float">
            <text:p>0.499958</text:p>
          </table:table-cell>
          <table:table-cell office:value-type="float" office:value="17793047" calcext:value-type="float">
            <text:p>17793047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24021" calcext:value-type="float">
            <text:p>124021</text:p>
          </table:table-cell>
          <table:table-cell office:value-type="float" office:value="248053" calcext:value-type="float">
            <text:p>248053</text:p>
          </table:table-cell>
          <table:table-cell office:value-type="float" office:value="0.499978" calcext:value-type="float">
            <text:p>0.499978</text:p>
          </table:table-cell>
          <table:table-cell office:value-type="float" office:value="19368735" calcext:value-type="float">
            <text:p>19368735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35032" calcext:value-type="float">
            <text:p>135032</text:p>
          </table:table-cell>
          <table:table-cell office:value-type="float" office:value="270085" calcext:value-type="float">
            <text:p>270085</text:p>
          </table:table-cell>
          <table:table-cell office:value-type="float" office:value="0.499961" calcext:value-type="float">
            <text:p>0.499961</text:p>
          </table:table-cell>
          <table:table-cell office:value-type="float" office:value="21012673" calcext:value-type="float">
            <text:p>2101267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42900" calcext:value-type="float">
            <text:p>142900</text:p>
          </table:table-cell>
          <table:table-cell office:value-type="float" office:value="285821" calcext:value-type="float">
            <text:p>285821</text:p>
          </table:table-cell>
          <table:table-cell office:value-type="float" office:value="0.499963" calcext:value-type="float">
            <text:p>0.499963</text:p>
          </table:table-cell>
          <table:table-cell office:value-type="float" office:value="21833649" calcext:value-type="float">
            <text:p>21833649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39923" calcext:value-type="float">
            <text:p>139923</text:p>
          </table:table-cell>
          <table:table-cell office:value-type="float" office:value="279859" calcext:value-type="float">
            <text:p>279859</text:p>
          </table:table-cell>
          <table:table-cell office:value-type="float" office:value="0.499977" calcext:value-type="float">
            <text:p>0.499977</text:p>
          </table:table-cell>
          <table:table-cell office:value-type="float" office:value="21035099" calcext:value-type="float">
            <text:p>210350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941" calcext:value-type="float">
            <text:p>146941</text:p>
          </table:table-cell>
          <table:table-cell office:value-type="float" office:value="293895" calcext:value-type="float">
            <text:p>293895</text:p>
          </table:table-cell>
          <table:table-cell office:value-type="float" office:value="0.499978" calcext:value-type="float">
            <text:p>0.499978</text:p>
          </table:table-cell>
          <table:table-cell office:value-type="float" office:value="21503621" calcext:value-type="float">
            <text:p>21503621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158081" calcext:value-type="float">
            <text:p>158081</text:p>
          </table:table-cell>
          <table:table-cell office:value-type="float" office:value="316184" calcext:value-type="float">
            <text:p>316184</text:p>
          </table:table-cell>
          <table:table-cell office:value-type="float" office:value="0.499965" calcext:value-type="float">
            <text:p>0.499965</text:p>
          </table:table-cell>
          <table:table-cell office:value-type="float" office:value="24365780" calcext:value-type="float">
            <text:p>24365780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69379" calcext:value-type="float">
            <text:p>169379</text:p>
          </table:table-cell>
          <table:table-cell office:value-type="float" office:value="338780" calcext:value-type="float">
            <text:p>338780</text:p>
          </table:table-cell>
          <table:table-cell office:value-type="float" office:value="0.499968" calcext:value-type="float">
            <text:p>0.499968</text:p>
          </table:table-cell>
          <table:table-cell office:value-type="float" office:value="25172964" calcext:value-type="float">
            <text:p>25172964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85377" calcext:value-type="float">
            <text:p>185377</text:p>
          </table:table-cell>
          <table:table-cell office:value-type="float" office:value="370773" calcext:value-type="float">
            <text:p>370773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27898377" calcext:value-type="float">
            <text:p>27898377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01606" calcext:value-type="float">
            <text:p>201606</text:p>
          </table:table-cell>
          <table:table-cell office:value-type="float" office:value="403231" calcext:value-type="float">
            <text:p>403231</text:p>
          </table:table-cell>
          <table:table-cell office:value-type="float" office:value="0.499976" calcext:value-type="float">
            <text:p>0.499976</text:p>
          </table:table-cell>
          <table:table-cell office:value-type="float" office:value="29969047" calcext:value-type="float">
            <text:p>2996904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5012" calcext:value-type="float">
            <text:p>215012</text:p>
          </table:table-cell>
          <table:table-cell office:value-type="float" office:value="430044" calcext:value-type="float">
            <text:p>430044</text:p>
          </table:table-cell>
          <table:table-cell office:value-type="float" office:value="0.499977" calcext:value-type="float">
            <text:p>0.499977</text:p>
          </table:table-cell>
          <table:table-cell office:value-type="float" office:value="31549319" calcext:value-type="float">
            <text:p>31549319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31439" calcext:value-type="float">
            <text:p>231439</text:p>
          </table:table-cell>
          <table:table-cell office:value-type="float" office:value="462902" calcext:value-type="float">
            <text:p>462902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31793085" calcext:value-type="float">
            <text:p>31793085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53795" calcext:value-type="float">
            <text:p>253795</text:p>
          </table:table-cell>
          <table:table-cell office:value-type="float" office:value="507620" calcext:value-type="float">
            <text:p>507620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36345390" calcext:value-type="float">
            <text:p>36345390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98616" calcext:value-type="float">
            <text:p>198616</text:p>
          </table:table-cell>
          <table:table-cell office:value-type="float" office:value="397247" calcext:value-type="float">
            <text:p>397247</text:p>
          </table:table-cell>
          <table:table-cell office:value-type="float" office:value="0.499981" calcext:value-type="float">
            <text:p>0.499981</text:p>
          </table:table-cell>
          <table:table-cell office:value-type="float" office:value="29278845" calcext:value-type="float">
            <text:p>2927884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11789" calcext:value-type="float">
            <text:p>211789</text:p>
          </table:table-cell>
          <table:table-cell office:value-type="float" office:value="423593" calcext:value-type="float">
            <text:p>423593</text:p>
          </table:table-cell>
          <table:table-cell office:value-type="float" office:value="0.499982" calcext:value-type="float">
            <text:p>0.499982</text:p>
          </table:table-cell>
          <table:table-cell office:value-type="float" office:value="30873495" calcext:value-type="float">
            <text:p>308734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6224" calcext:value-type="float">
            <text:p>226224</text:p>
          </table:table-cell>
          <table:table-cell office:value-type="float" office:value="452463" calcext:value-type="float">
            <text:p>452463</text:p>
          </table:table-cell>
          <table:table-cell office:value-type="float" office:value="0.499983" calcext:value-type="float">
            <text:p>0.499983</text:p>
          </table:table-cell>
          <table:table-cell office:value-type="float" office:value="31413552" calcext:value-type="float">
            <text:p>31413552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16041" calcext:value-type="float">
            <text:p>216041</text:p>
          </table:table-cell>
          <table:table-cell office:value-type="float" office:value="432088" calcext:value-type="float">
            <text:p>432088</text:p>
          </table:table-cell>
          <table:table-cell office:value-type="float" office:value="0.499993" calcext:value-type="float">
            <text:p>0.499993</text:p>
          </table:table-cell>
          <table:table-cell office:value-type="float" office:value="29651035" calcext:value-type="float">
            <text:p>29651035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33319" calcext:value-type="float">
            <text:p>233319</text:p>
          </table:table-cell>
          <table:table-cell office:value-type="float" office:value="466651" calcext:value-type="float">
            <text:p>466651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31982235" calcext:value-type="float">
            <text:p>31982235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54610" calcext:value-type="float">
            <text:p>254610</text:p>
          </table:table-cell>
          <table:table-cell office:value-type="float" office:value="509233" calcext:value-type="float">
            <text:p>509233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34492139" calcext:value-type="float">
            <text:p>34492139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72773" calcext:value-type="float">
            <text:p>272773</text:p>
          </table:table-cell>
          <table:table-cell office:value-type="float" office:value="545558" calcext:value-type="float">
            <text:p>545558</text:p>
          </table:table-cell>
          <table:table-cell office:value-type="float" office:value="0.499989" calcext:value-type="float">
            <text:p>0.499989</text:p>
          </table:table-cell>
          <table:table-cell office:value-type="float" office:value="37010366" calcext:value-type="float">
            <text:p>37010366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85237" calcext:value-type="float">
            <text:p>285237</text:p>
          </table:table-cell>
          <table:table-cell office:value-type="float" office:value="570498" calcext:value-type="float">
            <text:p>570498</text:p>
          </table:table-cell>
          <table:table-cell office:value-type="float" office:value="0.499979" calcext:value-type="float">
            <text:p>0.499979</text:p>
          </table:table-cell>
          <table:table-cell office:value-type="float" office:value="38437434" calcext:value-type="float">
            <text:p>38437434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92706" calcext:value-type="float">
            <text:p>292706</text:p>
          </table:table-cell>
          <table:table-cell office:value-type="float" office:value="585438" calcext:value-type="float">
            <text:p>585438</text:p>
          </table:table-cell>
          <table:table-cell office:value-type="float" office:value="0.499978" calcext:value-type="float">
            <text:p>0.499978</text:p>
          </table:table-cell>
          <table:table-cell office:value-type="float" office:value="39265255" calcext:value-type="float">
            <text:p>39265255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93421" calcext:value-type="float">
            <text:p>293421</text:p>
          </table:table-cell>
          <table:table-cell office:value-type="float" office:value="586858" calcext:value-type="float">
            <text:p>586858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39372243" calcext:value-type="float">
            <text:p>39372243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308891" calcext:value-type="float">
            <text:p>308891</text:p>
          </table:table-cell>
          <table:table-cell office:value-type="float" office:value="617803" calcext:value-type="float">
            <text:p>617803</text:p>
          </table:table-cell>
          <table:table-cell office:value-type="float" office:value="0.499983" calcext:value-type="float">
            <text:p>0.499983</text:p>
          </table:table-cell>
          <table:table-cell office:value-type="float" office:value="41450865" calcext:value-type="float">
            <text:p>41450865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327802" calcext:value-type="float">
            <text:p>327802</text:p>
          </table:table-cell>
          <table:table-cell office:value-type="float" office:value="655634" calcext:value-type="float">
            <text:p>655634</text:p>
          </table:table-cell>
          <table:table-cell office:value-type="float" office:value="0.499977" calcext:value-type="float">
            <text:p>0.499977</text:p>
          </table:table-cell>
          <table:table-cell office:value-type="float" office:value="44167091" calcext:value-type="float">
            <text:p>441670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9045" calcext:value-type="float">
            <text:p>349045</text:p>
          </table:table-cell>
          <table:table-cell office:value-type="float" office:value="698124" calcext:value-type="float">
            <text:p>698124</text:p>
          </table:table-cell>
          <table:table-cell office:value-type="float" office:value="0.499976" calcext:value-type="float">
            <text:p>0.499976</text:p>
          </table:table-cell>
          <table:table-cell office:value-type="float" office:value="46767307" calcext:value-type="float">
            <text:p>46767307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374403" calcext:value-type="float">
            <text:p>374403</text:p>
          </table:table-cell>
          <table:table-cell office:value-type="float" office:value="748840" calcext:value-type="float">
            <text:p>748840</text:p>
          </table:table-cell>
          <table:table-cell office:value-type="float" office:value="0.499977" calcext:value-type="float">
            <text:p>0.499977</text:p>
          </table:table-cell>
          <table:table-cell office:value-type="float" office:value="49777000" calcext:value-type="float">
            <text:p>49777000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397095" calcext:value-type="float">
            <text:p>397095</text:p>
          </table:table-cell>
          <table:table-cell office:value-type="float" office:value="794222" calcext:value-type="float">
            <text:p>794222</text:p>
          </table:table-cell>
          <table:table-cell office:value-type="float" office:value="0.49998" calcext:value-type="float">
            <text:p>0.49998</text:p>
          </table:table-cell>
          <table:table-cell office:value-type="float" office:value="53126887" calcext:value-type="float">
            <text:p>53126887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419010" calcext:value-type="float">
            <text:p>419010</text:p>
          </table:table-cell>
          <table:table-cell office:value-type="float" office:value="838050" calcext:value-type="float">
            <text:p>838050</text:p>
          </table:table-cell>
          <table:table-cell office:value-type="float" office:value="0.499982" calcext:value-type="float">
            <text:p>0.499982</text:p>
          </table:table-cell>
          <table:table-cell office:value-type="float" office:value="55141289" calcext:value-type="float">
            <text:p>55141289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440108" calcext:value-type="float">
            <text:p>440108</text:p>
          </table:table-cell>
          <table:table-cell office:value-type="float" office:value="880247" calcext:value-type="float">
            <text:p>880247</text:p>
          </table:table-cell>
          <table:table-cell office:value-type="float" office:value="0.499982" calcext:value-type="float">
            <text:p>0.499982</text:p>
          </table:table-cell>
          <table:table-cell office:value-type="float" office:value="59051118" calcext:value-type="float">
            <text:p>59051118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389946" calcext:value-type="float">
            <text:p>389946</text:p>
          </table:table-cell>
          <table:table-cell office:value-type="float" office:value="779914" calcext:value-type="float">
            <text:p>779914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51747266" calcext:value-type="float">
            <text:p>51747266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411794" calcext:value-type="float">
            <text:p>411794</text:p>
          </table:table-cell>
          <table:table-cell office:value-type="float" office:value="823615" calcext:value-type="float">
            <text:p>823615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54980002" calcext:value-type="float">
            <text:p>54980002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435493" calcext:value-type="float">
            <text:p>435493</text:p>
          </table:table-cell>
          <table:table-cell office:value-type="float" office:value="871013" calcext:value-type="float">
            <text:p>871013</text:p>
          </table:table-cell>
          <table:table-cell office:value-type="float" office:value="0.499985" calcext:value-type="float">
            <text:p>0.499985</text:p>
          </table:table-cell>
          <table:table-cell office:value-type="float" office:value="57664855" calcext:value-type="float">
            <text:p>57664855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421315" calcext:value-type="float">
            <text:p>421315</text:p>
          </table:table-cell>
          <table:table-cell office:value-type="float" office:value="842639" calcext:value-type="float">
            <text:p>842639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55789466" calcext:value-type="float">
            <text:p>55789466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443393" calcext:value-type="float">
            <text:p>443393</text:p>
          </table:table-cell>
          <table:table-cell office:value-type="float" office:value="886805" calcext:value-type="float">
            <text:p>886805</text:p>
          </table:table-cell>
          <table:table-cell office:value-type="float" office:value="0.499989" calcext:value-type="float">
            <text:p>0.499989</text:p>
          </table:table-cell>
          <table:table-cell office:value-type="float" office:value="59333192" calcext:value-type="float">
            <text:p>59333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8683" calcext:value-type="float">
            <text:p>468683</text:p>
          </table:table-cell>
          <table:table-cell office:value-type="float" office:value="937390" calcext:value-type="float">
            <text:p>937390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61396925" calcext:value-type="float">
            <text:p>61396925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461985" calcext:value-type="float">
            <text:p>461985</text:p>
          </table:table-cell>
          <table:table-cell office:value-type="float" office:value="923981" calcext:value-type="float">
            <text:p>923981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60265415" calcext:value-type="float">
            <text:p>60265415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487583" calcext:value-type="float">
            <text:p>487583</text:p>
          </table:table-cell>
          <table:table-cell office:value-type="float" office:value="975177" calcext:value-type="float">
            <text:p>975177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63748193" calcext:value-type="float">
            <text:p>63748193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513845" calcext:value-type="float">
            <text:p>513845</text:p>
          </table:table-cell>
          <table:table-cell office:value-type="float" office:value="1027715" calcext:value-type="float">
            <text:p>1027715</text:p>
          </table:table-cell>
          <table:table-cell office:value-type="float" office:value="0.499988" calcext:value-type="float">
            <text:p>0.499988</text:p>
          </table:table-cell>
          <table:table-cell office:value-type="float" office:value="67036571" calcext:value-type="float">
            <text:p>6703657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38546" calcext:value-type="float">
            <text:p>538546</text:p>
          </table:table-cell>
          <table:table-cell office:value-type="float" office:value="1077120" calcext:value-type="float">
            <text:p>1077120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70583155" calcext:value-type="float">
            <text:p>70583155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565402" calcext:value-type="float">
            <text:p>565402</text:p>
          </table:table-cell>
          <table:table-cell office:value-type="float" office:value="1130839" calcext:value-type="float">
            <text:p>1130839</text:p>
          </table:table-cell>
          <table:table-cell office:value-type="float" office:value="0.499985" calcext:value-type="float">
            <text:p>0.499985</text:p>
          </table:table-cell>
          <table:table-cell office:value-type="float" office:value="73565631" calcext:value-type="float">
            <text:p>73565631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594099" calcext:value-type="float">
            <text:p>594099</text:p>
          </table:table-cell>
          <table:table-cell office:value-type="float" office:value="1188236" calcext:value-type="float">
            <text:p>1188236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80964379" calcext:value-type="float">
            <text:p>80964379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85067" calcext:value-type="float">
            <text:p>585067</text:p>
          </table:table-cell>
          <table:table-cell office:value-type="float" office:value="1170161" calcext:value-type="float">
            <text:p>1170161</text:p>
          </table:table-cell>
          <table:table-cell office:value-type="float" office:value="0.499988" calcext:value-type="float">
            <text:p>0.499988</text:p>
          </table:table-cell>
          <table:table-cell office:value-type="float" office:value="76002581" calcext:value-type="float">
            <text:p>76002581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616178" calcext:value-type="float">
            <text:p>616178</text:p>
          </table:table-cell>
          <table:table-cell office:value-type="float" office:value="1232381" calcext:value-type="float">
            <text:p>1232381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79902865" calcext:value-type="float">
            <text:p>79902865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649549" calcext:value-type="float">
            <text:p>649549</text:p>
          </table:table-cell>
          <table:table-cell office:value-type="float" office:value="1299134" calcext:value-type="float">
            <text:p>1299134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83894168" calcext:value-type="float">
            <text:p>838941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8213" calcext:value-type="float">
            <text:p>678213</text:p>
          </table:table-cell>
          <table:table-cell office:value-type="float" office:value="1356462" calcext:value-type="float">
            <text:p>1356462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86861599" calcext:value-type="float">
            <text:p>86861599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702941" calcext:value-type="float">
            <text:p>702941</text:p>
          </table:table-cell>
          <table:table-cell office:value-type="float" office:value="1405915" calcext:value-type="float">
            <text:p>1405915</text:p>
          </table:table-cell>
          <table:table-cell office:value-type="float" office:value="0.499988" calcext:value-type="float">
            <text:p>0.499988</text:p>
          </table:table-cell>
          <table:table-cell office:value-type="float" office:value="120796208" calcext:value-type="float">
            <text:p>120796208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734474" calcext:value-type="float">
            <text:p>734474</text:p>
          </table:table-cell>
          <table:table-cell office:value-type="float" office:value="1468979" calcext:value-type="float">
            <text:p>1468979</text:p>
          </table:table-cell>
          <table:table-cell office:value-type="float" office:value="0.499989" calcext:value-type="float">
            <text:p>0.499989</text:p>
          </table:table-cell>
          <table:table-cell office:value-type="float" office:value="94745912" calcext:value-type="float">
            <text:p>94745912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767500" calcext:value-type="float">
            <text:p>767500</text:p>
          </table:table-cell>
          <table:table-cell office:value-type="float" office:value="1535031" calcext:value-type="float">
            <text:p>1535031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107223046" calcext:value-type="float">
            <text:p>107223046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696384" calcext:value-type="float">
            <text:p>696384</text:p>
          </table:table-cell>
          <table:table-cell office:value-type="float" office:value="1392792" calcext:value-type="float">
            <text:p>1392792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108091227" calcext:value-type="float">
            <text:p>10809122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724321" calcext:value-type="float">
            <text:p>724321</text:p>
          </table:table-cell>
          <table:table-cell office:value-type="float" office:value="1448666" calcext:value-type="float">
            <text:p>1448666</text:p>
          </table:table-cell>
          <table:table-cell office:value-type="float" office:value="0.499992" calcext:value-type="float">
            <text:p>0.499992</text:p>
          </table:table-cell>
          <table:table-cell office:value-type="float" office:value="116460365" calcext:value-type="float">
            <text:p>11646036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723656" calcext:value-type="float">
            <text:p>723656</text:p>
          </table:table-cell>
          <table:table-cell office:value-type="float" office:value="1447331" calcext:value-type="float">
            <text:p>1447331</text:p>
          </table:table-cell>
          <table:table-cell office:value-type="float" office:value="0.499993" calcext:value-type="float">
            <text:p>0.499993</text:p>
          </table:table-cell>
          <table:table-cell office:value-type="float" office:value="111190554" calcext:value-type="float">
            <text:p>111190554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757950" calcext:value-type="float">
            <text:p>757950</text:p>
          </table:table-cell>
          <table:table-cell office:value-type="float" office:value="1515919" calcext:value-type="float">
            <text:p>1515919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136215501" calcext:value-type="float">
            <text:p>136215501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768872" calcext:value-type="float">
            <text:p>768872</text:p>
          </table:table-cell>
          <table:table-cell office:value-type="float" office:value="1537758" calcext:value-type="float">
            <text:p>1537758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15605904" calcext:value-type="float">
            <text:p>115605904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768145" calcext:value-type="float">
            <text:p>768145</text:p>
          </table:table-cell>
          <table:table-cell office:value-type="float" office:value="1536294" calcext:value-type="float">
            <text:p>1536294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109852054" calcext:value-type="float">
            <text:p>1098520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3323" calcext:value-type="float">
            <text:p>803323</text:p>
          </table:table-cell>
          <table:table-cell office:value-type="float" office:value="1606655" calcext:value-type="float">
            <text:p>1606655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07844951" calcext:value-type="float">
            <text:p>107844951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840463" calcext:value-type="float">
            <text:p>840463</text:p>
          </table:table-cell>
          <table:table-cell office:value-type="float" office:value="1680944" calcext:value-type="float">
            <text:p>1680944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29930657" calcext:value-type="float">
            <text:p>129930657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875268" calcext:value-type="float">
            <text:p>875268</text:p>
          </table:table-cell>
          <table:table-cell office:value-type="float" office:value="1750558" calcext:value-type="float">
            <text:p>1750558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131890777" calcext:value-type="float">
            <text:p>131890777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895992" calcext:value-type="float">
            <text:p>895992</text:p>
          </table:table-cell>
          <table:table-cell office:value-type="float" office:value="1792015" calcext:value-type="float">
            <text:p>1792015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117197120" calcext:value-type="float">
            <text:p>117197120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934133" calcext:value-type="float">
            <text:p>934133</text:p>
          </table:table-cell>
          <table:table-cell office:value-type="float" office:value="1868295" calcext:value-type="float">
            <text:p>1868295</text:p>
          </table:table-cell>
          <table:table-cell office:value-type="float" office:value="0.499992" calcext:value-type="float">
            <text:p>0.499992</text:p>
          </table:table-cell>
          <table:table-cell office:value-type="float" office:value="125608678" calcext:value-type="float">
            <text:p>125608678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976633" calcext:value-type="float">
            <text:p>976633</text:p>
          </table:table-cell>
          <table:table-cell office:value-type="float" office:value="1953292" calcext:value-type="float">
            <text:p>1953292</text:p>
          </table:table-cell>
          <table:table-cell office:value-type="float" office:value="0.499993" calcext:value-type="float">
            <text:p>0.499993</text:p>
          </table:table-cell>
          <table:table-cell office:value-type="float" office:value="124052603" calcext:value-type="float">
            <text:p>12405260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016255" calcext:value-type="float">
            <text:p>1016255</text:p>
          </table:table-cell>
          <table:table-cell office:value-type="float" office:value="2032544" calcext:value-type="float">
            <text:p>2032544</text:p>
          </table:table-cell>
          <table:table-cell office:value-type="float" office:value="0.499992" calcext:value-type="float">
            <text:p>0.499992</text:p>
          </table:table-cell>
          <table:table-cell office:value-type="float" office:value="127913213" calcext:value-type="float">
            <text:p>127913213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1052439" calcext:value-type="float">
            <text:p>1052439</text:p>
          </table:table-cell>
          <table:table-cell office:value-type="float" office:value="2104911" calcext:value-type="float">
            <text:p>2104911</text:p>
          </table:table-cell>
          <table:table-cell office:value-type="float" office:value="0.499992" calcext:value-type="float">
            <text:p>0.499992</text:p>
          </table:table-cell>
          <table:table-cell office:value-type="float" office:value="132469641" calcext:value-type="float">
            <text:p>132469641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091617" calcext:value-type="float">
            <text:p>1091617</text:p>
          </table:table-cell>
          <table:table-cell office:value-type="float" office:value="2183262" calcext:value-type="float">
            <text:p>2183262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137939153" calcext:value-type="float">
            <text:p>137939153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1131481" calcext:value-type="float">
            <text:p>1131481</text:p>
          </table:table-cell>
          <table:table-cell office:value-type="float" office:value="2262990" calcext:value-type="float">
            <text:p>2262990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141712219" calcext:value-type="float">
            <text:p>1417122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0071" calcext:value-type="float">
            <text:p>1170071</text:p>
          </table:table-cell>
          <table:table-cell office:value-type="float" office:value="2340167" calcext:value-type="float">
            <text:p>2340167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46828727" calcext:value-type="float">
            <text:p>146828727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1212280" calcext:value-type="float">
            <text:p>1212280</text:p>
          </table:table-cell>
          <table:table-cell office:value-type="float" office:value="2424583" calcext:value-type="float">
            <text:p>2424583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54077182" calcext:value-type="float">
            <text:p>154077182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253512" calcext:value-type="float">
            <text:p>1253512</text:p>
          </table:table-cell>
          <table:table-cell office:value-type="float" office:value="2507056" calcext:value-type="float">
            <text:p>2507056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159089912" calcext:value-type="float">
            <text:p>159089912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117707" calcext:value-type="float">
            <text:p>1117707</text:p>
          </table:table-cell>
          <table:table-cell office:value-type="float" office:value="2235432" calcext:value-type="float">
            <text:p>2235432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40212762" calcext:value-type="float">
            <text:p>140212762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155438" calcext:value-type="float">
            <text:p>1155438</text:p>
          </table:table-cell>
          <table:table-cell office:value-type="float" office:value="2310894" calcext:value-type="float">
            <text:p>2310894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45414798" calcext:value-type="float">
            <text:p>145414798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144125" calcext:value-type="float">
            <text:p>1144125</text:p>
          </table:table-cell>
          <table:table-cell office:value-type="float" office:value="2288270" calcext:value-type="float">
            <text:p>2288270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43375116" calcext:value-type="float">
            <text:p>14337511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171309" calcext:value-type="float">
            <text:p>1171309</text:p>
          </table:table-cell>
          <table:table-cell office:value-type="float" office:value="2342625" calcext:value-type="float">
            <text:p>234262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145319533" calcext:value-type="float">
            <text:p>145319533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1213168" calcext:value-type="float">
            <text:p>1213168</text:p>
          </table:table-cell>
          <table:table-cell office:value-type="float" office:value="2426353" calcext:value-type="float">
            <text:p>2426353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52521211" calcext:value-type="float">
            <text:p>152521211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254069" calcext:value-type="float">
            <text:p>1254069</text:p>
          </table:table-cell>
          <table:table-cell office:value-type="float" office:value="2508158" calcext:value-type="float">
            <text:p>2508158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59925070" calcext:value-type="float">
            <text:p>159925070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1241179" calcext:value-type="float">
            <text:p>1241179</text:p>
          </table:table-cell>
          <table:table-cell office:value-type="float" office:value="2482367" calcext:value-type="float">
            <text:p>2482367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156595194" calcext:value-type="float">
            <text:p>1565951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2282" calcext:value-type="float">
            <text:p>1282282</text:p>
          </table:table-cell>
          <table:table-cell office:value-type="float" office:value="2564573" calcext:value-type="float">
            <text:p>2564573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159813712" calcext:value-type="float">
            <text:p>159813712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1318473" calcext:value-type="float">
            <text:p>1318473</text:p>
          </table:table-cell>
          <table:table-cell office:value-type="float" office:value="2636964" calcext:value-type="float">
            <text:p>2636964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63849076" calcext:value-type="float">
            <text:p>16384907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361516" calcext:value-type="float">
            <text:p>1361516</text:p>
          </table:table-cell>
          <table:table-cell office:value-type="float" office:value="2723052" calcext:value-type="float">
            <text:p>2723052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168698479" calcext:value-type="float">
            <text:p>168698479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409898" calcext:value-type="float">
            <text:p>1409898</text:p>
          </table:table-cell>
          <table:table-cell office:value-type="float" office:value="2819813" calcext:value-type="float">
            <text:p>2819813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76795203" calcext:value-type="float">
            <text:p>176795203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456551" calcext:value-type="float">
            <text:p>1456551</text:p>
          </table:table-cell>
          <table:table-cell office:value-type="float" office:value="2913120" calcext:value-type="float">
            <text:p>2913120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79522927" calcext:value-type="float">
            <text:p>17952292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501153" calcext:value-type="float">
            <text:p>1501153</text:p>
          </table:table-cell>
          <table:table-cell office:value-type="float" office:value="3002326" calcext:value-type="float">
            <text:p>3002326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83778252" calcext:value-type="float">
            <text:p>183778252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543293" calcext:value-type="float">
            <text:p>1543293</text:p>
          </table:table-cell>
          <table:table-cell office:value-type="float" office:value="3086604" calcext:value-type="float">
            <text:p>3086604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190250054" calcext:value-type="float">
            <text:p>190250054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589112" calcext:value-type="float">
            <text:p>1589112</text:p>
          </table:table-cell>
          <table:table-cell office:value-type="float" office:value="3178239" calcext:value-type="float">
            <text:p>3178239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196228599" calcext:value-type="float">
            <text:p>196228599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36277" calcext:value-type="float">
            <text:p>1636277</text:p>
          </table:table-cell>
          <table:table-cell office:value-type="float" office:value="3272569" calcext:value-type="float">
            <text:p>3272569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01688133" calcext:value-type="float">
            <text:p>201688133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1684405" calcext:value-type="float">
            <text:p>1684405</text:p>
          </table:table-cell>
          <table:table-cell office:value-type="float" office:value="3368825" calcext:value-type="float">
            <text:p>3368825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05900891" calcext:value-type="float">
            <text:p>2059008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29656" calcext:value-type="float">
            <text:p>1729656</text:p>
          </table:table-cell>
          <table:table-cell office:value-type="float" office:value="3459325" calcext:value-type="float">
            <text:p>3459325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10982840" calcext:value-type="float">
            <text:p>210982840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1771065" calcext:value-type="float">
            <text:p>1771065</text:p>
          </table:table-cell>
          <table:table-cell office:value-type="float" office:value="3542148" calcext:value-type="float">
            <text:p>3542148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216766452" calcext:value-type="float">
            <text:p>21676645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602235" calcext:value-type="float">
            <text:p>1602235</text:p>
          </table:table-cell>
          <table:table-cell office:value-type="float" office:value="3204485" calcext:value-type="float">
            <text:p>3204485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198034319" calcext:value-type="float">
            <text:p>198034319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1651058" calcext:value-type="float">
            <text:p>1651058</text:p>
          </table:table-cell>
          <table:table-cell office:value-type="float" office:value="3302131" calcext:value-type="float">
            <text:p>3302131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01587615" calcext:value-type="float">
            <text:p>201587615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699950" calcext:value-type="float">
            <text:p>1699950</text:p>
          </table:table-cell>
          <table:table-cell office:value-type="float" office:value="3399915" calcext:value-type="float">
            <text:p>3399915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06149825" calcext:value-type="float">
            <text:p>20614982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1739979" calcext:value-type="float">
            <text:p>1739979</text:p>
          </table:table-cell>
          <table:table-cell office:value-type="float" office:value="3479973" calcext:value-type="float">
            <text:p>3479973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10477436" calcext:value-type="float">
            <text:p>210477436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711857" calcext:value-type="float">
            <text:p>1711857</text:p>
          </table:table-cell>
          <table:table-cell office:value-type="float" office:value="3423722" calcext:value-type="float">
            <text:p>3423722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08683183" calcext:value-type="float">
            <text:p>20868318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752715" calcext:value-type="float">
            <text:p>1752715</text:p>
          </table:table-cell>
          <table:table-cell office:value-type="float" office:value="3505438" calcext:value-type="float">
            <text:p>3505438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12728976" calcext:value-type="float">
            <text:p>21272897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798193" calcext:value-type="float">
            <text:p>1798193</text:p>
          </table:table-cell>
          <table:table-cell office:value-type="float" office:value="3596402" calcext:value-type="float">
            <text:p>3596402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17746131" calcext:value-type="float">
            <text:p>217746131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1845984" calcext:value-type="float">
            <text:p>1845984</text:p>
          </table:table-cell>
          <table:table-cell office:value-type="float" office:value="3691983" calcext:value-type="float">
            <text:p>3691983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23420041" calcext:value-type="float">
            <text:p>223420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92074" calcext:value-type="float">
            <text:p>1892074</text:p>
          </table:table-cell>
          <table:table-cell office:value-type="float" office:value="3784160" calcext:value-type="float">
            <text:p>3784160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28866617" calcext:value-type="float">
            <text:p>228866617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1938207" calcext:value-type="float">
            <text:p>1938207</text:p>
          </table:table-cell>
          <table:table-cell office:value-type="float" office:value="3876426" calcext:value-type="float">
            <text:p>3876426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240476652" calcext:value-type="float">
            <text:p>240476652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983473" calcext:value-type="float">
            <text:p>1983473</text:p>
          </table:table-cell>
          <table:table-cell office:value-type="float" office:value="3966956" calcext:value-type="float">
            <text:p>3966956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51250118" calcext:value-type="float">
            <text:p>251250118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026586" calcext:value-type="float">
            <text:p>2026586</text:p>
          </table:table-cell>
          <table:table-cell office:value-type="float" office:value="4053179" calcext:value-type="float">
            <text:p>4053179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45800463" calcext:value-type="float">
            <text:p>245800463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2071288" calcext:value-type="float">
            <text:p>2071288</text:p>
          </table:table-cell>
          <table:table-cell office:value-type="float" office:value="4142583" calcext:value-type="float">
            <text:p>4142583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50860309" calcext:value-type="float">
            <text:p>25086030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120373" calcext:value-type="float">
            <text:p>2120373</text:p>
          </table:table-cell>
          <table:table-cell office:value-type="float" office:value="4240751" calcext:value-type="float">
            <text:p>4240751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56109276" calcext:value-type="float">
            <text:p>25610927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170959" calcext:value-type="float">
            <text:p>2170959</text:p>
          </table:table-cell>
          <table:table-cell office:value-type="float" office:value="4341923" calcext:value-type="float">
            <text:p>4341923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61861696" calcext:value-type="float">
            <text:p>261861696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221123" calcext:value-type="float">
            <text:p>2221123</text:p>
          </table:table-cell>
          <table:table-cell office:value-type="float" office:value="4442251" calcext:value-type="float">
            <text:p>4442251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68107457" calcext:value-type="float">
            <text:p>268107457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2267740" calcext:value-type="float">
            <text:p>2267740</text:p>
          </table:table-cell>
          <table:table-cell office:value-type="float" office:value="4535487" calcext:value-type="float">
            <text:p>4535487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74963170" calcext:value-type="float">
            <text:p>274963170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314645" calcext:value-type="float">
            <text:p>2314645</text:p>
          </table:table-cell>
          <table:table-cell office:value-type="float" office:value="4629297" calcext:value-type="float">
            <text:p>4629297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78822252" calcext:value-type="float">
            <text:p>2788222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61136" calcext:value-type="float">
            <text:p>2361136</text:p>
          </table:table-cell>
          <table:table-cell office:value-type="float" office:value="4722280" calcext:value-type="float">
            <text:p>4722280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83399352" calcext:value-type="float">
            <text:p>283399352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2408099" calcext:value-type="float">
            <text:p>2408099</text:p>
          </table:table-cell>
          <table:table-cell office:value-type="float" office:value="4816209" calcext:value-type="float">
            <text:p>4816209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89688918" calcext:value-type="float">
            <text:p>289688918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2268421" calcext:value-type="float">
            <text:p>2268421</text:p>
          </table:table-cell>
          <table:table-cell office:value-type="float" office:value="4536850" calcext:value-type="float">
            <text:p>4536850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73269565" calcext:value-type="float">
            <text:p>273269565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317120" calcext:value-type="float">
            <text:p>2317120</text:p>
          </table:table-cell>
          <table:table-cell office:value-type="float" office:value="4634248" calcext:value-type="float">
            <text:p>4634248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79106665" calcext:value-type="float">
            <text:p>279106665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2362384" calcext:value-type="float">
            <text:p>2362384</text:p>
          </table:table-cell>
          <table:table-cell office:value-type="float" office:value="4724776" calcext:value-type="float">
            <text:p>4724776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83780612" calcext:value-type="float">
            <text:p>28378061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410644" calcext:value-type="float">
            <text:p>2410644</text:p>
          </table:table-cell>
          <table:table-cell office:value-type="float" office:value="4821296" calcext:value-type="float">
            <text:p>4821296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289530491" calcext:value-type="float">
            <text:p>289530491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2510088" calcext:value-type="float">
            <text:p>2510088</text:p>
          </table:table-cell>
          <table:table-cell office:value-type="float" office:value="5020183" calcext:value-type="float">
            <text:p>5020183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303978102" calcext:value-type="float">
            <text:p>303978102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2550896" calcext:value-type="float">
            <text:p>2550896</text:p>
          </table:table-cell>
          <table:table-cell office:value-type="float" office:value="5101801" calcext:value-type="float">
            <text:p>5101801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311153445" calcext:value-type="float">
            <text:p>311153445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2599706" calcext:value-type="float">
            <text:p>2599706</text:p>
          </table:table-cell>
          <table:table-cell office:value-type="float" office:value="5199419" calcext:value-type="float">
            <text:p>5199419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311994737" calcext:value-type="float">
            <text:p>311994737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2571972" calcext:value-type="float">
            <text:p>2571972</text:p>
          </table:table-cell>
          <table:table-cell office:value-type="float" office:value="5143945" calcext:value-type="float">
            <text:p>5143945</text:p>
          </table:table-cell>
          <table:table-cell office:value-type="float" office:value="0.5" calcext:value-type="float">
            <text:p>0.5</text:p>
          </table:table-cell>
          <table:table-cell office:value-type="float" office:value="308325275" calcext:value-type="float">
            <text:p>3083252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22690" calcext:value-type="float">
            <text:p>2622690</text:p>
          </table:table-cell>
          <table:table-cell office:value-type="float" office:value="5245381" calcext:value-type="float">
            <text:p>5245381</text:p>
          </table:table-cell>
          <table:table-cell office:value-type="float" office:value="0.5" calcext:value-type="float">
            <text:p>0.5</text:p>
          </table:table-cell>
          <table:table-cell office:value-type="float" office:value="313842679" calcext:value-type="float">
            <text:p>313842679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2670250" calcext:value-type="float">
            <text:p>2670250</text:p>
          </table:table-cell>
          <table:table-cell office:value-type="float" office:value="5340501" calcext:value-type="float">
            <text:p>5340501</text:p>
          </table:table-cell>
          <table:table-cell office:value-type="float" office:value="0.5" calcext:value-type="float">
            <text:p>0.5</text:p>
          </table:table-cell>
          <table:table-cell office:value-type="float" office:value="319136500" calcext:value-type="float">
            <text:p>319136500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2664190" calcext:value-type="float">
            <text:p>2664190</text:p>
          </table:table-cell>
          <table:table-cell office:value-type="float" office:value="5328382" calcext:value-type="float">
            <text:p>5328382</text:p>
          </table:table-cell>
          <table:table-cell office:value-type="float" office:value="0.5" calcext:value-type="float">
            <text:p>0.5</text:p>
          </table:table-cell>
          <table:table-cell office:value-type="float" office:value="318643970" calcext:value-type="float">
            <text:p>318643970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2706684" calcext:value-type="float">
            <text:p>2706684</text:p>
          </table:table-cell>
          <table:table-cell office:value-type="float" office:value="5413370" calcext:value-type="float">
            <text:p>5413370</text:p>
          </table:table-cell>
          <table:table-cell office:value-type="float" office:value="0.5" calcext:value-type="float">
            <text:p>0.5</text:p>
          </table:table-cell>
          <table:table-cell office:value-type="float" office:value="322447475" calcext:value-type="float">
            <text:p>322447475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2509487" calcext:value-type="float">
            <text:p>2509487</text:p>
          </table:table-cell>
          <table:table-cell office:value-type="float" office:value="5018976" calcext:value-type="float">
            <text:p>5018976</text:p>
          </table:table-cell>
          <table:table-cell office:value-type="float" office:value="0.5" calcext:value-type="float">
            <text:p>0.5</text:p>
          </table:table-cell>
          <table:table-cell office:value-type="float" office:value="300336049" calcext:value-type="float">
            <text:p>300336049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554231" calcext:value-type="float">
            <text:p>2554231</text:p>
          </table:table-cell>
          <table:table-cell office:value-type="float" office:value="5108464" calcext:value-type="float">
            <text:p>5108464</text:p>
          </table:table-cell>
          <table:table-cell office:value-type="float" office:value="0.5" calcext:value-type="float">
            <text:p>0.5</text:p>
          </table:table-cell>
          <table:table-cell office:value-type="float" office:value="305388044" calcext:value-type="float">
            <text:p>305388044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2604636" calcext:value-type="float">
            <text:p>2604636</text:p>
          </table:table-cell>
          <table:table-cell office:value-type="float" office:value="5209274" calcext:value-type="float">
            <text:p>5209274</text:p>
          </table:table-cell>
          <table:table-cell office:value-type="float" office:value="0.5" calcext:value-type="float">
            <text:p>0.5</text:p>
          </table:table-cell>
          <table:table-cell office:value-type="float" office:value="310980881" calcext:value-type="float">
            <text:p>310980881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2650619" calcext:value-type="float">
            <text:p>2650619</text:p>
          </table:table-cell>
          <table:table-cell office:value-type="float" office:value="5301240" calcext:value-type="float">
            <text:p>5301240</text:p>
          </table:table-cell>
          <table:table-cell office:value-type="float" office:value="0.5" calcext:value-type="float">
            <text:p>0.5</text:p>
          </table:table-cell>
          <table:table-cell office:value-type="float" office:value="315723915" calcext:value-type="float">
            <text:p>315723915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693182" calcext:value-type="float">
            <text:p>2693182</text:p>
          </table:table-cell>
          <table:table-cell office:value-type="float" office:value="5386366" calcext:value-type="float">
            <text:p>5386366</text:p>
          </table:table-cell>
          <table:table-cell office:value-type="float" office:value="0.5" calcext:value-type="float">
            <text:p>0.5</text:p>
          </table:table-cell>
          <table:table-cell office:value-type="float" office:value="321537349" calcext:value-type="float">
            <text:p>321537349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2736861" calcext:value-type="float">
            <text:p>2736861</text:p>
          </table:table-cell>
          <table:table-cell office:value-type="float" office:value="5473724" calcext:value-type="float">
            <text:p>5473724</text:p>
          </table:table-cell>
          <table:table-cell office:value-type="float" office:value="0.5" calcext:value-type="float">
            <text:p>0.5</text:p>
          </table:table-cell>
          <table:table-cell office:value-type="float" office:value="326146830" calcext:value-type="float">
            <text:p>3261468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80845" calcext:value-type="float">
            <text:p>2780845</text:p>
          </table:table-cell>
          <table:table-cell office:value-type="float" office:value="5561692" calcext:value-type="float">
            <text:p>5561692</text:p>
          </table:table-cell>
          <table:table-cell office:value-type="float" office:value="0.5" calcext:value-type="float">
            <text:p>0.5</text:p>
          </table:table-cell>
          <table:table-cell office:value-type="float" office:value="331060788" calcext:value-type="float">
            <text:p>331060788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2824695" calcext:value-type="float">
            <text:p>2824695</text:p>
          </table:table-cell>
          <table:table-cell office:value-type="float" office:value="5649392" calcext:value-type="float">
            <text:p>5649392</text:p>
          </table:table-cell>
          <table:table-cell office:value-type="float" office:value="0.5" calcext:value-type="float">
            <text:p>0.5</text:p>
          </table:table-cell>
          <table:table-cell office:value-type="float" office:value="339295438" calcext:value-type="float">
            <text:p>339295438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2866209" calcext:value-type="float">
            <text:p>2866209</text:p>
          </table:table-cell>
          <table:table-cell office:value-type="float" office:value="5732420" calcext:value-type="float">
            <text:p>5732420</text:p>
          </table:table-cell>
          <table:table-cell office:value-type="float" office:value="0.5" calcext:value-type="float">
            <text:p>0.5</text:p>
          </table:table-cell>
          <table:table-cell office:value-type="float" office:value="342039054" calcext:value-type="float">
            <text:p>342039054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910701" calcext:value-type="float">
            <text:p>2910701</text:p>
          </table:table-cell>
          <table:table-cell office:value-type="float" office:value="5821404" calcext:value-type="float">
            <text:p>5821404</text:p>
          </table:table-cell>
          <table:table-cell office:value-type="float" office:value="0.5" calcext:value-type="float">
            <text:p>0.5</text:p>
          </table:table-cell>
          <table:table-cell office:value-type="float" office:value="347133632" calcext:value-type="float">
            <text:p>347133632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2952968" calcext:value-type="float">
            <text:p>2952968</text:p>
          </table:table-cell>
          <table:table-cell office:value-type="float" office:value="5905938" calcext:value-type="float">
            <text:p>5905938</text:p>
          </table:table-cell>
          <table:table-cell office:value-type="float" office:value="0.5" calcext:value-type="float">
            <text:p>0.5</text:p>
          </table:table-cell>
          <table:table-cell office:value-type="float" office:value="350752427" calcext:value-type="float">
            <text:p>350752427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994633" calcext:value-type="float">
            <text:p>2994633</text:p>
          </table:table-cell>
          <table:table-cell office:value-type="float" office:value="5989268" calcext:value-type="float">
            <text:p>5989268</text:p>
          </table:table-cell>
          <table:table-cell office:value-type="float" office:value="0.5" calcext:value-type="float">
            <text:p>0.5</text:p>
          </table:table-cell>
          <table:table-cell office:value-type="float" office:value="355561549" calcext:value-type="float">
            <text:p>355561549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036900" calcext:value-type="float">
            <text:p>3036900</text:p>
          </table:table-cell>
          <table:table-cell office:value-type="float" office:value="6073802" calcext:value-type="float">
            <text:p>6073802</text:p>
          </table:table-cell>
          <table:table-cell office:value-type="float" office:value="0.5" calcext:value-type="float">
            <text:p>0.5</text:p>
          </table:table-cell>
          <table:table-cell office:value-type="float" office:value="359820921" calcext:value-type="float">
            <text:p>359820921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3081192" calcext:value-type="float">
            <text:p>3081192</text:p>
          </table:table-cell>
          <table:table-cell office:value-type="float" office:value="6162386" calcext:value-type="float">
            <text:p>6162386</text:p>
          </table:table-cell>
          <table:table-cell office:value-type="float" office:value="0.5" calcext:value-type="float">
            <text:p>0.5</text:p>
          </table:table-cell>
          <table:table-cell office:value-type="float" office:value="364622001" calcext:value-type="float">
            <text:p>364622001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3121431" calcext:value-type="float">
            <text:p>3121431</text:p>
          </table:table-cell>
          <table:table-cell office:value-type="float" office:value="6242864" calcext:value-type="float">
            <text:p>6242864</text:p>
          </table:table-cell>
          <table:table-cell office:value-type="float" office:value="0.5" calcext:value-type="float">
            <text:p>0.5</text:p>
          </table:table-cell>
          <table:table-cell office:value-type="float" office:value="371135237" calcext:value-type="float">
            <text:p>371135237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3159326" calcext:value-type="float">
            <text:p>3159326</text:p>
          </table:table-cell>
          <table:table-cell office:value-type="float" office:value="6318654" calcext:value-type="float">
            <text:p>6318654</text:p>
          </table:table-cell>
          <table:table-cell office:value-type="float" office:value="0.5" calcext:value-type="float">
            <text:p>0.5</text:p>
          </table:table-cell>
          <table:table-cell office:value-type="float" office:value="374549484" calcext:value-type="float">
            <text:p>3745494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98008" calcext:value-type="float">
            <text:p>3198008</text:p>
          </table:table-cell>
          <table:table-cell office:value-type="float" office:value="6396018" calcext:value-type="float">
            <text:p>6396018</text:p>
          </table:table-cell>
          <table:table-cell office:value-type="float" office:value="0.5" calcext:value-type="float">
            <text:p>0.5</text:p>
          </table:table-cell>
          <table:table-cell office:value-type="float" office:value="380143926" calcext:value-type="float">
            <text:p>380143926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234999" calcext:value-type="float">
            <text:p>3234999</text:p>
          </table:table-cell>
          <table:table-cell office:value-type="float" office:value="6470000" calcext:value-type="float">
            <text:p>6470000</text:p>
          </table:table-cell>
          <table:table-cell office:value-type="float" office:value="0.5" calcext:value-type="float">
            <text:p>0.5</text:p>
          </table:table-cell>
          <table:table-cell office:value-type="float" office:value="382524208" calcext:value-type="float">
            <text:p>382524208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3274568" calcext:value-type="float">
            <text:p>3274568</text:p>
          </table:table-cell>
          <table:table-cell office:value-type="float" office:value="6549138" calcext:value-type="float">
            <text:p>6549138</text:p>
          </table:table-cell>
          <table:table-cell office:value-type="float" office:value="0.5" calcext:value-type="float">
            <text:p>0.5</text:p>
          </table:table-cell>
          <table:table-cell office:value-type="float" office:value="387502262" calcext:value-type="float">
            <text:p>387502262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3318801" calcext:value-type="float">
            <text:p>3318801</text:p>
          </table:table-cell>
          <table:table-cell office:value-type="float" office:value="6637604" calcext:value-type="float">
            <text:p>6637604</text:p>
          </table:table-cell>
          <table:table-cell office:value-type="float" office:value="0.5" calcext:value-type="float">
            <text:p>0.5</text:p>
          </table:table-cell>
          <table:table-cell office:value-type="float" office:value="394259230" calcext:value-type="float">
            <text:p>394259230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363089" calcext:value-type="float">
            <text:p>3363089</text:p>
          </table:table-cell>
          <table:table-cell office:value-type="float" office:value="6726180" calcext:value-type="float">
            <text:p>6726180</text:p>
          </table:table-cell>
          <table:table-cell office:value-type="float" office:value="0.5" calcext:value-type="float">
            <text:p>0.5</text:p>
          </table:table-cell>
          <table:table-cell office:value-type="float" office:value="398931537" calcext:value-type="float">
            <text:p>39893153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402642" calcext:value-type="float">
            <text:p>3402642</text:p>
          </table:table-cell>
          <table:table-cell office:value-type="float" office:value="6805286" calcext:value-type="float">
            <text:p>6805286</text:p>
          </table:table-cell>
          <table:table-cell office:value-type="float" office:value="0.5" calcext:value-type="float">
            <text:p>0.5</text:p>
          </table:table-cell>
          <table:table-cell office:value-type="float" office:value="403048134" calcext:value-type="float">
            <text:p>403048134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3442548" calcext:value-type="float">
            <text:p>3442548</text:p>
          </table:table-cell>
          <table:table-cell office:value-type="float" office:value="6885097" calcext:value-type="float">
            <text:p>6885097</text:p>
          </table:table-cell>
          <table:table-cell office:value-type="float" office:value="0.5" calcext:value-type="float">
            <text:p>0.5</text:p>
          </table:table-cell>
          <table:table-cell office:value-type="float" office:value="408947978" calcext:value-type="float">
            <text:p>408947978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3484429" calcext:value-type="float">
            <text:p>3484429</text:p>
          </table:table-cell>
          <table:table-cell office:value-type="float" office:value="6968859" calcext:value-type="float">
            <text:p>6968859</text:p>
          </table:table-cell>
          <table:table-cell office:value-type="float" office:value="0.5" calcext:value-type="float">
            <text:p>0.5</text:p>
          </table:table-cell>
          <table:table-cell office:value-type="float" office:value="413280326" calcext:value-type="float">
            <text:p>413280326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3339631" calcext:value-type="float">
            <text:p>3339631</text:p>
          </table:table-cell>
          <table:table-cell office:value-type="float" office:value="6679262" calcext:value-type="float">
            <text:p>6679262</text:p>
          </table:table-cell>
          <table:table-cell office:value-type="float" office:value="0.5" calcext:value-type="float">
            <text:p>0.5</text:p>
          </table:table-cell>
          <table:table-cell office:value-type="float" office:value="394002139" calcext:value-type="float">
            <text:p>394002139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3378333" calcext:value-type="float">
            <text:p>3378333</text:p>
          </table:table-cell>
          <table:table-cell office:value-type="float" office:value="6756666" calcext:value-type="float">
            <text:p>6756666</text:p>
          </table:table-cell>
          <table:table-cell office:value-type="float" office:value="0.5" calcext:value-type="float">
            <text:p>0.5</text:p>
          </table:table-cell>
          <table:table-cell office:value-type="float" office:value="399641777" calcext:value-type="float">
            <text:p>3996417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21187" calcext:value-type="float">
            <text:p>3421187</text:p>
          </table:table-cell>
          <table:table-cell office:value-type="float" office:value="6842374" calcext:value-type="float">
            <text:p>6842374</text:p>
          </table:table-cell>
          <table:table-cell office:value-type="float" office:value="0.5" calcext:value-type="float">
            <text:p>0.5</text:p>
          </table:table-cell>
          <table:table-cell office:value-type="float" office:value="405241367" calcext:value-type="float">
            <text:p>405241367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3410130" calcext:value-type="float">
            <text:p>3410130</text:p>
          </table:table-cell>
          <table:table-cell office:value-type="float" office:value="6820260" calcext:value-type="float">
            <text:p>6820260</text:p>
          </table:table-cell>
          <table:table-cell office:value-type="float" office:value="0.5" calcext:value-type="float">
            <text:p>0.5</text:p>
          </table:table-cell>
          <table:table-cell office:value-type="float" office:value="404812097" calcext:value-type="float">
            <text:p>40481209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451934" calcext:value-type="float">
            <text:p>3451934</text:p>
          </table:table-cell>
          <table:table-cell office:value-type="float" office:value="6903868" calcext:value-type="float">
            <text:p>6903868</text:p>
          </table:table-cell>
          <table:table-cell office:value-type="float" office:value="0.5" calcext:value-type="float">
            <text:p>0.5</text:p>
          </table:table-cell>
          <table:table-cell office:value-type="float" office:value="408115006" calcext:value-type="float">
            <text:p>408115006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3489034" calcext:value-type="float">
            <text:p>3489034</text:p>
          </table:table-cell>
          <table:table-cell office:value-type="float" office:value="6978068" calcext:value-type="float">
            <text:p>6978068</text:p>
          </table:table-cell>
          <table:table-cell office:value-type="float" office:value="0.5" calcext:value-type="float">
            <text:p>0.5</text:p>
          </table:table-cell>
          <table:table-cell office:value-type="float" office:value="413473727" calcext:value-type="float">
            <text:p>413473727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526363" calcext:value-type="float">
            <text:p>3526363</text:p>
          </table:table-cell>
          <table:table-cell office:value-type="float" office:value="7052726" calcext:value-type="float">
            <text:p>7052726</text:p>
          </table:table-cell>
          <table:table-cell office:value-type="float" office:value="0.5" calcext:value-type="float">
            <text:p>0.5</text:p>
          </table:table-cell>
          <table:table-cell office:value-type="float" office:value="416497251" calcext:value-type="float">
            <text:p>416497251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563021" calcext:value-type="float">
            <text:p>3563021</text:p>
          </table:table-cell>
          <table:table-cell office:value-type="float" office:value="7126042" calcext:value-type="float">
            <text:p>7126042</text:p>
          </table:table-cell>
          <table:table-cell office:value-type="float" office:value="0.5" calcext:value-type="float">
            <text:p>0.5</text:p>
          </table:table-cell>
          <table:table-cell office:value-type="float" office:value="421400845" calcext:value-type="float">
            <text:p>421400845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598794" calcext:value-type="float">
            <text:p>3598794</text:p>
          </table:table-cell>
          <table:table-cell office:value-type="float" office:value="7197588" calcext:value-type="float">
            <text:p>7197588</text:p>
          </table:table-cell>
          <table:table-cell office:value-type="float" office:value="0.5" calcext:value-type="float">
            <text:p>0.5</text:p>
          </table:table-cell>
          <table:table-cell office:value-type="float" office:value="429396366" calcext:value-type="float">
            <text:p>429396366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3636911" calcext:value-type="float">
            <text:p>3636911</text:p>
          </table:table-cell>
          <table:table-cell office:value-type="float" office:value="7273822" calcext:value-type="float">
            <text:p>7273822</text:p>
          </table:table-cell>
          <table:table-cell office:value-type="float" office:value="0.5" calcext:value-type="float">
            <text:p>0.5</text:p>
          </table:table-cell>
          <table:table-cell office:value-type="float" office:value="432725007" calcext:value-type="float">
            <text:p>432725007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3676380" calcext:value-type="float">
            <text:p>3676380</text:p>
          </table:table-cell>
          <table:table-cell office:value-type="float" office:value="7352760" calcext:value-type="float">
            <text:p>7352760</text:p>
          </table:table-cell>
          <table:table-cell office:value-type="float" office:value="0.5" calcext:value-type="float">
            <text:p>0.5</text:p>
          </table:table-cell>
          <table:table-cell office:value-type="float" office:value="437023073" calcext:value-type="float">
            <text:p>437023073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3718063" calcext:value-type="float">
            <text:p>3718063</text:p>
          </table:table-cell>
          <table:table-cell office:value-type="float" office:value="7436126" calcext:value-type="float">
            <text:p>7436126</text:p>
          </table:table-cell>
          <table:table-cell office:value-type="float" office:value="0.5" calcext:value-type="float">
            <text:p>0.5</text:p>
          </table:table-cell>
          <table:table-cell office:value-type="float" office:value="440506574" calcext:value-type="float">
            <text:p>4405065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54014" calcext:value-type="float">
            <text:p>3754014</text:p>
          </table:table-cell>
          <table:table-cell office:value-type="float" office:value="7508028" calcext:value-type="float">
            <text:p>7508028</text:p>
          </table:table-cell>
          <table:table-cell office:value-type="float" office:value="0.5" calcext:value-type="float">
            <text:p>0.5</text:p>
          </table:table-cell>
          <table:table-cell office:value-type="float" office:value="446314865" calcext:value-type="float">
            <text:p>446314865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3792268" calcext:value-type="float">
            <text:p>3792268</text:p>
          </table:table-cell>
          <table:table-cell office:value-type="float" office:value="7584536" calcext:value-type="float">
            <text:p>7584536</text:p>
          </table:table-cell>
          <table:table-cell office:value-type="float" office:value="0.5" calcext:value-type="float">
            <text:p>0.5</text:p>
          </table:table-cell>
          <table:table-cell office:value-type="float" office:value="450859193" calcext:value-type="float">
            <text:p>450859193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832262" calcext:value-type="float">
            <text:p>3832262</text:p>
          </table:table-cell>
          <table:table-cell office:value-type="float" office:value="7664524" calcext:value-type="float">
            <text:p>7664524</text:p>
          </table:table-cell>
          <table:table-cell office:value-type="float" office:value="0.5" calcext:value-type="float">
            <text:p>0.5</text:p>
          </table:table-cell>
          <table:table-cell office:value-type="float" office:value="459075321" calcext:value-type="float">
            <text:p>459075321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872080" calcext:value-type="float">
            <text:p>3872080</text:p>
          </table:table-cell>
          <table:table-cell office:value-type="float" office:value="7744160" calcext:value-type="float">
            <text:p>7744160</text:p>
          </table:table-cell>
          <table:table-cell office:value-type="float" office:value="0.5" calcext:value-type="float">
            <text:p>0.5</text:p>
          </table:table-cell>
          <table:table-cell office:value-type="float" office:value="463133633" calcext:value-type="float">
            <text:p>463133633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909970" calcext:value-type="float">
            <text:p>3909970</text:p>
          </table:table-cell>
          <table:table-cell office:value-type="float" office:value="7819940" calcext:value-type="float">
            <text:p>7819940</text:p>
          </table:table-cell>
          <table:table-cell office:value-type="float" office:value="0.5" calcext:value-type="float">
            <text:p>0.5</text:p>
          </table:table-cell>
          <table:table-cell office:value-type="float" office:value="466768483" calcext:value-type="float">
            <text:p>46676848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953190" calcext:value-type="float">
            <text:p>3953190</text:p>
          </table:table-cell>
          <table:table-cell office:value-type="float" office:value="7906380" calcext:value-type="float">
            <text:p>7906380</text:p>
          </table:table-cell>
          <table:table-cell office:value-type="float" office:value="0.5" calcext:value-type="float">
            <text:p>0.5</text:p>
          </table:table-cell>
          <table:table-cell office:value-type="float" office:value="473889572" calcext:value-type="float">
            <text:p>473889572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996676" calcext:value-type="float">
            <text:p>3996676</text:p>
          </table:table-cell>
          <table:table-cell office:value-type="float" office:value="7993352" calcext:value-type="float">
            <text:p>7993352</text:p>
          </table:table-cell>
          <table:table-cell office:value-type="float" office:value="0.5" calcext:value-type="float">
            <text:p>0.5</text:p>
          </table:table-cell>
          <table:table-cell office:value-type="float" office:value="477059127" calcext:value-type="float">
            <text:p>477059127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4037152" calcext:value-type="float">
            <text:p>4037152</text:p>
          </table:table-cell>
          <table:table-cell office:value-type="float" office:value="8074304" calcext:value-type="float">
            <text:p>8074304</text:p>
          </table:table-cell>
          <table:table-cell office:value-type="float" office:value="0.5" calcext:value-type="float">
            <text:p>0.5</text:p>
          </table:table-cell>
          <table:table-cell office:value-type="float" office:value="484345029" calcext:value-type="float">
            <text:p>484345029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4079633" calcext:value-type="float">
            <text:p>4079633</text:p>
          </table:table-cell>
          <table:table-cell office:value-type="float" office:value="8159266" calcext:value-type="float">
            <text:p>8159266</text:p>
          </table:table-cell>
          <table:table-cell office:value-type="float" office:value="0.5" calcext:value-type="float">
            <text:p>0.5</text:p>
          </table:table-cell>
          <table:table-cell office:value-type="float" office:value="516187000" calcext:value-type="float">
            <text:p>516187000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4126465" calcext:value-type="float">
            <text:p>4126465</text:p>
          </table:table-cell>
          <table:table-cell office:value-type="float" office:value="8252930" calcext:value-type="float">
            <text:p>8252930</text:p>
          </table:table-cell>
          <table:table-cell office:value-type="float" office:value="0.5" calcext:value-type="float">
            <text:p>0.5</text:p>
          </table:table-cell>
          <table:table-cell office:value-type="float" office:value="499076418" calcext:value-type="float">
            <text:p>4990764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71242" calcext:value-type="float">
            <text:p>4171242</text:p>
          </table:table-cell>
          <table:table-cell office:value-type="float" office:value="8342484" calcext:value-type="float">
            <text:p>8342484</text:p>
          </table:table-cell>
          <table:table-cell office:value-type="float" office:value="0.5" calcext:value-type="float">
            <text:p>0.5</text:p>
          </table:table-cell>
          <table:table-cell office:value-type="float" office:value="621621623" calcext:value-type="float">
            <text:p>621621623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4212864" calcext:value-type="float">
            <text:p>4212864</text:p>
          </table:table-cell>
          <table:table-cell office:value-type="float" office:value="8425728" calcext:value-type="float">
            <text:p>8425728</text:p>
          </table:table-cell>
          <table:table-cell office:value-type="float" office:value="0.5" calcext:value-type="float">
            <text:p>0.5</text:p>
          </table:table-cell>
          <table:table-cell office:value-type="float" office:value="689137308" calcext:value-type="float">
            <text:p>689137308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4194300" calcext:value-type="float">
            <text:p>4194300</text:p>
          </table:table-cell>
          <table:table-cell office:value-type="float" office:value="8388598" calcext:value-type="float">
            <text:p>8388598</text:p>
          </table:table-cell>
          <table:table-cell office:value-type="float" office:value="0.5" calcext:value-type="float">
            <text:p>0.5</text:p>
          </table:table-cell>
          <table:table-cell office:value-type="float" office:value="600011224" calcext:value-type="float">
            <text:p>600011224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4235501" calcext:value-type="float">
            <text:p>4235501</text:p>
          </table:table-cell>
          <table:table-cell office:value-type="float" office:value="8471000" calcext:value-type="float">
            <text:p>8471000</text:p>
          </table:table-cell>
          <table:table-cell office:value-type="float" office:value="0.5" calcext:value-type="float">
            <text:p>0.5</text:p>
          </table:table-cell>
          <table:table-cell office:value-type="float" office:value="518723513" calcext:value-type="float">
            <text:p>518723513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4283429" calcext:value-type="float">
            <text:p>4283429</text:p>
          </table:table-cell>
          <table:table-cell office:value-type="float" office:value="8566856" calcext:value-type="float">
            <text:p>8566856</text:p>
          </table:table-cell>
          <table:table-cell office:value-type="float" office:value="0.5" calcext:value-type="float">
            <text:p>0.5</text:p>
          </table:table-cell>
          <table:table-cell office:value-type="float" office:value="540017929" calcext:value-type="float">
            <text:p>540017929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4155532" calcext:value-type="float">
            <text:p>4155532</text:p>
          </table:table-cell>
          <table:table-cell office:value-type="float" office:value="8311063" calcext:value-type="float">
            <text:p>8311063</text:p>
          </table:table-cell>
          <table:table-cell office:value-type="float" office:value="0.5" calcext:value-type="float">
            <text:p>0.5</text:p>
          </table:table-cell>
          <table:table-cell office:value-type="float" office:value="512390864" calcext:value-type="float">
            <text:p>512390864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4198754" calcext:value-type="float">
            <text:p>4198754</text:p>
          </table:table-cell>
          <table:table-cell office:value-type="float" office:value="8397507" calcext:value-type="float">
            <text:p>8397507</text:p>
          </table:table-cell>
          <table:table-cell office:value-type="float" office:value="0.5" calcext:value-type="float">
            <text:p>0.5</text:p>
          </table:table-cell>
          <table:table-cell office:value-type="float" office:value="516834823" calcext:value-type="float">
            <text:p>516834823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4238981" calcext:value-type="float">
            <text:p>4238981</text:p>
          </table:table-cell>
          <table:table-cell office:value-type="float" office:value="8477961" calcext:value-type="float">
            <text:p>8477961</text:p>
          </table:table-cell>
          <table:table-cell office:value-type="float" office:value="0.5" calcext:value-type="float">
            <text:p>0.5</text:p>
          </table:table-cell>
          <table:table-cell office:value-type="float" office:value="524911332" calcext:value-type="float">
            <text:p>524911332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4285110" calcext:value-type="float">
            <text:p>4285110</text:p>
          </table:table-cell>
          <table:table-cell office:value-type="float" office:value="8570219" calcext:value-type="float">
            <text:p>8570219</text:p>
          </table:table-cell>
          <table:table-cell office:value-type="float" office:value="0.5" calcext:value-type="float">
            <text:p>0.5</text:p>
          </table:table-cell>
          <table:table-cell office:value-type="float" office:value="534292452" calcext:value-type="float">
            <text:p>534292452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4333399" calcext:value-type="float">
            <text:p>4333399</text:p>
          </table:table-cell>
          <table:table-cell office:value-type="float" office:value="8666797" calcext:value-type="float">
            <text:p>8666797</text:p>
          </table:table-cell>
          <table:table-cell office:value-type="float" office:value="0.5" calcext:value-type="float">
            <text:p>0.5</text:p>
          </table:table-cell>
          <table:table-cell office:value-type="float" office:value="540150109" calcext:value-type="float">
            <text:p>5401501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81351" calcext:value-type="float">
            <text:p>4381351</text:p>
          </table:table-cell>
          <table:table-cell office:value-type="float" office:value="8762701" calcext:value-type="float">
            <text:p>8762701</text:p>
          </table:table-cell>
          <table:table-cell office:value-type="float" office:value="0.5" calcext:value-type="float">
            <text:p>0.5</text:p>
          </table:table-cell>
          <table:table-cell office:value-type="float" office:value="548145530" calcext:value-type="float">
            <text:p>548145530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427944" calcext:value-type="float">
            <text:p>4427944</text:p>
          </table:table-cell>
          <table:table-cell office:value-type="float" office:value="8855887" calcext:value-type="float">
            <text:p>8855887</text:p>
          </table:table-cell>
          <table:table-cell office:value-type="float" office:value="0.5" calcext:value-type="float">
            <text:p>0.5</text:p>
          </table:table-cell>
          <table:table-cell office:value-type="float" office:value="549466863" calcext:value-type="float">
            <text:p>549466863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4482397" calcext:value-type="float">
            <text:p>4482397</text:p>
          </table:table-cell>
          <table:table-cell office:value-type="float" office:value="8964793" calcext:value-type="float">
            <text:p>8964793</text:p>
          </table:table-cell>
          <table:table-cell office:value-type="float" office:value="0.5" calcext:value-type="float">
            <text:p>0.5</text:p>
          </table:table-cell>
          <table:table-cell office:value-type="float" office:value="557885090" calcext:value-type="float">
            <text:p>557885090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4537407" calcext:value-type="float">
            <text:p>4537407</text:p>
          </table:table-cell>
          <table:table-cell office:value-type="float" office:value="9074813" calcext:value-type="float">
            <text:p>9074813</text:p>
          </table:table-cell>
          <table:table-cell office:value-type="float" office:value="0.5" calcext:value-type="float">
            <text:p>0.5</text:p>
          </table:table-cell>
          <table:table-cell office:value-type="float" office:value="572065875" calcext:value-type="float">
            <text:p>572065875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4588037" calcext:value-type="float">
            <text:p>4588037</text:p>
          </table:table-cell>
          <table:table-cell office:value-type="float" office:value="9176073" calcext:value-type="float">
            <text:p>9176073</text:p>
          </table:table-cell>
          <table:table-cell office:value-type="float" office:value="0.5" calcext:value-type="float">
            <text:p>0.5</text:p>
          </table:table-cell>
          <table:table-cell office:value-type="float" office:value="607763608" calcext:value-type="float">
            <text:p>60776360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4642865" calcext:value-type="float">
            <text:p>4642865</text:p>
          </table:table-cell>
          <table:table-cell office:value-type="float" office:value="9285729" calcext:value-type="float">
            <text:p>9285729</text:p>
          </table:table-cell>
          <table:table-cell office:value-type="float" office:value="0.5" calcext:value-type="float">
            <text:p>0.5</text:p>
          </table:table-cell>
          <table:table-cell office:value-type="float" office:value="592440380" calcext:value-type="float">
            <text:p>592440380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4705181" calcext:value-type="float">
            <text:p>4705181</text:p>
          </table:table-cell>
          <table:table-cell office:value-type="float" office:value="9410361" calcext:value-type="float">
            <text:p>9410361</text:p>
          </table:table-cell>
          <table:table-cell office:value-type="float" office:value="0.5" calcext:value-type="float">
            <text:p>0.5</text:p>
          </table:table-cell>
          <table:table-cell office:value-type="float" office:value="607591921" calcext:value-type="float">
            <text:p>607591921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4765912" calcext:value-type="float">
            <text:p>4765912</text:p>
          </table:table-cell>
          <table:table-cell office:value-type="float" office:value="9531823" calcext:value-type="float">
            <text:p>9531823</text:p>
          </table:table-cell>
          <table:table-cell office:value-type="float" office:value="0.5" calcext:value-type="float">
            <text:p>0.5</text:p>
          </table:table-cell>
          <table:table-cell office:value-type="float" office:value="667424244" calcext:value-type="float">
            <text:p>667424244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4824634" calcext:value-type="float">
            <text:p>4824634</text:p>
          </table:table-cell>
          <table:table-cell office:value-type="float" office:value="9649267" calcext:value-type="float">
            <text:p>9649267</text:p>
          </table:table-cell>
          <table:table-cell office:value-type="float" office:value="0.5" calcext:value-type="float">
            <text:p>0.5</text:p>
          </table:table-cell>
          <table:table-cell office:value-type="float" office:value="620108965" calcext:value-type="float">
            <text:p>620108965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4890959" calcext:value-type="float">
            <text:p>4890959</text:p>
          </table:table-cell>
          <table:table-cell office:value-type="float" office:value="9781917" calcext:value-type="float">
            <text:p>9781917</text:p>
          </table:table-cell>
          <table:table-cell office:value-type="float" office:value="0.5" calcext:value-type="float">
            <text:p>0.5</text:p>
          </table:table-cell>
          <table:table-cell office:value-type="float" office:value="643976122" calcext:value-type="float">
            <text:p>643976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62863" calcext:value-type="float">
            <text:p>4962863</text:p>
          </table:table-cell>
          <table:table-cell office:value-type="float" office:value="9925725" calcext:value-type="float">
            <text:p>9925725</text:p>
          </table:table-cell>
          <table:table-cell office:value-type="float" office:value="0.5" calcext:value-type="float">
            <text:p>0.5</text:p>
          </table:table-cell>
          <table:table-cell office:value-type="float" office:value="642874905" calcext:value-type="float">
            <text:p>642874905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5029140" calcext:value-type="float">
            <text:p>5029140</text:p>
          </table:table-cell>
          <table:table-cell office:value-type="float" office:value="10058279" calcext:value-type="float">
            <text:p>10058279</text:p>
          </table:table-cell>
          <table:table-cell office:value-type="float" office:value="0.5" calcext:value-type="float">
            <text:p>0.5</text:p>
          </table:table-cell>
          <table:table-cell office:value-type="float" office:value="668356633" calcext:value-type="float">
            <text:p>668356633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098471" calcext:value-type="float">
            <text:p>5098471</text:p>
          </table:table-cell>
          <table:table-cell office:value-type="float" office:value="10196941" calcext:value-type="float">
            <text:p>10196941</text:p>
          </table:table-cell>
          <table:table-cell office:value-type="float" office:value="0.5" calcext:value-type="float">
            <text:p>0.5</text:p>
          </table:table-cell>
          <table:table-cell office:value-type="float" office:value="687321114" calcext:value-type="float">
            <text:p>68732111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5180207" calcext:value-type="float">
            <text:p>5180207</text:p>
          </table:table-cell>
          <table:table-cell office:value-type="float" office:value="10360413" calcext:value-type="float">
            <text:p>10360413</text:p>
          </table:table-cell>
          <table:table-cell office:value-type="float" office:value="0.5" calcext:value-type="float">
            <text:p>0.5</text:p>
          </table:table-cell>
          <table:table-cell office:value-type="float" office:value="672173217" calcext:value-type="float">
            <text:p>672173217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5258035" calcext:value-type="float">
            <text:p>5258035</text:p>
          </table:table-cell>
          <table:table-cell office:value-type="float" office:value="10516069" calcext:value-type="float">
            <text:p>10516069</text:p>
          </table:table-cell>
          <table:table-cell office:value-type="float" office:value="0.5" calcext:value-type="float">
            <text:p>0.5</text:p>
          </table:table-cell>
          <table:table-cell office:value-type="float" office:value="696478847" calcext:value-type="float">
            <text:p>696478847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5336170" calcext:value-type="float">
            <text:p>5336170</text:p>
          </table:table-cell>
          <table:table-cell office:value-type="float" office:value="10672337" calcext:value-type="float">
            <text:p>10672337</text:p>
          </table:table-cell>
          <table:table-cell office:value-type="float" office:value="0.5" calcext:value-type="float">
            <text:p>0.5</text:p>
          </table:table-cell>
          <table:table-cell office:value-type="float" office:value="694653238" calcext:value-type="float">
            <text:p>694653238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5423575" calcext:value-type="float">
            <text:p>5423575</text:p>
          </table:table-cell>
          <table:table-cell office:value-type="float" office:value="10847147" calcext:value-type="float">
            <text:p>10847147</text:p>
          </table:table-cell>
          <table:table-cell office:value-type="float" office:value="0.5" calcext:value-type="float">
            <text:p>0.5</text:p>
          </table:table-cell>
          <table:table-cell office:value-type="float" office:value="709896872" calcext:value-type="float">
            <text:p>709896872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5518552" calcext:value-type="float">
            <text:p>5518552</text:p>
          </table:table-cell>
          <table:table-cell office:value-type="float" office:value="11037101" calcext:value-type="float">
            <text:p>11037101</text:p>
          </table:table-cell>
          <table:table-cell office:value-type="float" office:value="0.5" calcext:value-type="float">
            <text:p>0.5</text:p>
          </table:table-cell>
          <table:table-cell office:value-type="float" office:value="724470617" calcext:value-type="float">
            <text:p>724470617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5606727" calcext:value-type="float">
            <text:p>5606727</text:p>
          </table:table-cell>
          <table:table-cell office:value-type="float" office:value="11213451" calcext:value-type="float">
            <text:p>11213451</text:p>
          </table:table-cell>
          <table:table-cell office:value-type="float" office:value="0.5" calcext:value-type="float">
            <text:p>0.5</text:p>
          </table:table-cell>
          <table:table-cell office:value-type="float" office:value="743430970" calcext:value-type="float">
            <text:p>743430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16:13:18.486474914</dc:date>
    <meta:editing-duration>PT3M36S</meta:editing-duration>
    <meta:editing-cycles>1</meta:editing-cycles>
    <meta:document-statistic meta:table-count="1" meta:cell-count="3990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154cm" svg:y="3.955cm" style:legend-expansion="high" chart:style-name="ch2"/>
        <chart:plot-area chart:style-name="ch3" table:cell-range-address="out.B1:out.C798" svg:x="0.32cm" svg:y="0.18cm" svg:width="12.514cm" svg:height="8.646cm">
          <chart:coordinate-region svg:x="2.238cm" svg:y="0.379cm" svg:width="10.509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B1:out.B798" chart:class="chart:line">
            <chart:data-point chart:repeated="798"/>
          </chart:series>
          <chart:series chart:style-name="ch8" chart:values-cell-range-address="out.C1:out.C798" chart:class="chart:line">
            <chart:data-point chart:repeated="7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B1:out.B798</svg:desc>
                </draw:g>
              </table:table-cell>
              <table:table-cell office:value-type="float" office:value="40">
                <text:p>40</text:p>
                <draw:g>
                  <svg:desc>out.C1:out.C7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">
                <text:p>2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">
                <text:p>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">
                <text:p>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">
                <text:p>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">
                <text:p>2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">
                <text:p>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">
                <text:p>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">
                <text:p>4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">
                <text:p>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">
                <text:p>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">
                <text:p>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">
                <text:p>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">
                <text:p>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">
                <text:p>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">
                <text:p>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">
                <text:p>4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">
                <text:p>4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">
                <text:p>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">
                <text:p>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">
                <text:p>4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">
                <text:p>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">
                <text:p>4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">
                <text:p>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">
                <text:p>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">
                <text:p>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">
                <text:p>5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">
                <text:p>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">
                <text:p>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">
                <text:p>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">
                <text:p>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">
                <text:p>5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">
                <text:p>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">
                <text:p>5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">
                <text:p>5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">
                <text:p>5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">
                <text:p>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">
                <text:p>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">
                <text:p>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">
                <text:p>7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">
                <text:p>7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">
                <text:p>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">
                <text:p>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">
                <text:p>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">
                <text:p>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">
                <text:p>7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">
                <text:p>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">
                <text:p>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">
                <text:p>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">
                <text:p>7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8">
                <text:p>7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">
                <text:p>6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">
                <text:p>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">
                <text:p>8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">
                <text:p>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">
                <text:p>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8">
                <text:p>7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">
                <text:p>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7">
                <text:p>9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">
                <text:p>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">
                <text:p>10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">
                <text:p>10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">
                <text:p>7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">
                <text:p>9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">
                <text:p>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">
                <text:p>9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3">
                <text:p>1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6">
                <text:p>10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">
                <text:p>7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">
                <text:p>9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">
                <text:p>10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">
                <text:p>10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4">
                <text:p>10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">
                <text:p>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8">
                <text:p>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4">
                <text:p>1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7">
                <text:p>1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">
                <text:p>1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2">
                <text:p>12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3">
                <text:p>1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7">
                <text:p>12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">
                <text:p>12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">
                <text:p>12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">
                <text:p>1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">
                <text:p>1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2">
                <text:p>1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5">
                <text:p>1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7">
                <text:p>12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">
                <text:p>11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2">
                <text:p>12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">
                <text:p>11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1">
                <text:p>12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2">
                <text:p>12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">
                <text:p>12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">
                <text:p>12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8">
                <text:p>1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1">
                <text:p>1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">
                <text:p>1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">
                <text:p>1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0">
                <text:p>1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6">
                <text:p>13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">
                <text:p>13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0">
                <text:p>14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7">
                <text:p>14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8">
                <text:p>1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">
                <text:p>14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">
                <text:p>1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3">
                <text:p>14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">
                <text:p>14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">
                <text:p>14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">
                <text:p>15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8">
                <text:p>14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">
                <text:p>15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">
                <text:p>15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4">
                <text:p>1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5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">
                <text:p>14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">
                <text:p>14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">
                <text:p>15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0">
                <text:p>1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3">
                <text:p>15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">
                <text:p>15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">
                <text:p>14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">
                <text:p>14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0">
                <text:p>15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">
                <text:p>15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">
                <text:p>15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">
                <text:p>15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">
                <text:p>16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">
                <text:p>16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">
                <text:p>16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">
                <text:p>16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">
                <text:p>16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">
                <text:p>1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">
                <text:p>15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2">
                <text:p>16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">
                <text:p>15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8">
                <text:p>15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2">
                <text:p>1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3">
                <text:p>1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4">
                <text:p>16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">
                <text:p>1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6">
                <text:p>16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">
                <text:p>16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">
                <text:p>16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">
                <text:p>16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8">
                <text:p>16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">
                <text:p>17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1">
                <text:p>16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9">
                <text:p>15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9">
                <text:p>15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0">
                <text:p>1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0">
                <text:p>1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1">
                <text:p>1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2">
                <text:p>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2">
                <text:p>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3">
                <text:p>1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4">
                <text:p>16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">
                <text:p>16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6">
                <text:p>1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8">
                <text:p>16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2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2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">
                <text:p>16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">
                <text:p>16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">
                <text:p>1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">
                <text:p>16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6">
                <text:p>16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7">
                <text:p>1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8">
                <text:p>16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">
                <text:p>16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9">
                <text:p>16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9">
                <text:p>18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0">
                <text:p>19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">
                <text:p>16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7">
                <text:p>1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">
                <text:p>1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7">
                <text:p>16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7">
                <text:p>16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">
                <text:p>16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8">
                <text:p>16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8">
                <text:p>16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9">
                <text:p>16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0">
                <text:p>17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">
                <text:p>18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">
                <text:p>19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3">
                <text:p>17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8">
                <text:p>18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1">
                <text:p>2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9">
                <text:p>16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0">
                <text:p>2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9">
                <text:p>16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0">
                <text:p>17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1">
                <text:p>17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">
                <text:p>17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">
                <text:p>1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1">
                <text:p>17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7">
                <text:p>16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7">
                <text:p>16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7">
                <text:p>26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9">
                <text:p>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8">
                <text:p>31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3">
                <text:p>31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0">
                <text:p>32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7">
                <text:p>32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">
                <text:p>1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2">
                <text:p>1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5">
                <text:p>31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0">
                <text:p>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8">
                <text:p>18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9">
                <text:p>18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">
                <text:p>1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3">
                <text:p>18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5">
                <text:p>18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5">
                <text:p>18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7">
                <text:p>1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6">
                <text:p>25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1">
                <text:p>26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4">
                <text:p>28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5">
                <text:p>30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3">
                <text:p>31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1">
                <text:p>32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4">
                <text:p>34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1">
                <text:p>37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">
                <text:p>2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1">
                <text:p>26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9">
                <text:p>29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4">
                <text:p>18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7">
                <text:p>18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6">
                <text:p>25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9">
                <text:p>18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7">
                <text:p>25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9">
                <text:p>25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1">
                <text:p>28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4">
                <text:p>30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9">
                <text:p>30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7">
                <text:p>31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1">
                <text:p>34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7">
                <text:p>3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7">
                <text:p>37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4">
                <text:p>27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7">
                <text:p>29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4">
                <text:p>30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0">
                <text:p>3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7">
                <text:p>30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3">
                <text:p>3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8">
                <text:p>33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6">
                <text:p>33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1">
                <text:p>36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0">
                <text:p>37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2">
                <text:p>44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3">
                <text:p>4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5">
                <text:p>49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8">
                <text:p>56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2">
                <text:p>61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3">
                <text:p>64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7">
                <text:p>707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2">
                <text:p>40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3">
                <text:p>47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5">
                <text:p>48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9">
                <text:p>3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5">
                <text:p>3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5">
                <text:p>36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9">
                <text:p>35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7">
                <text:p>36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7">
                <text:p>45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2">
                <text:p>48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9">
                <text:p>50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6">
                <text:p>59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2">
                <text:p>612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9">
                <text:p>66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97">
                <text:p>69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44">
                <text:p>74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3">
                <text:p>46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9">
                <text:p>48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46">
                <text:p>54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4">
                <text:p>49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0">
                <text:p>58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5">
                <text:p>59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54">
                <text:p>654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82">
                <text:p>68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6">
                <text:p>726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78">
                <text:p>778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07">
                <text:p>807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8">
                <text:p>86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47">
                <text:p>84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85">
                <text:p>88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36">
                <text:p>936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9">
                <text:p>9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4">
                <text:p>87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28">
                <text:p>928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8">
                <text:p>97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0">
                <text:p>97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1">
                <text:p>98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9">
                <text:p>88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7">
                <text:p>967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8">
                <text:p>98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7">
                <text:p>977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5">
                <text:p>83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6">
                <text:p>866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5">
                <text:p>91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3">
                <text:p>87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3">
                <text:p>94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77">
                <text:p>977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13">
                <text:p>1013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76">
                <text:p>1076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12">
                <text:p>1112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00">
                <text:p>120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33">
                <text:p>1233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63">
                <text:p>106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3">
                <text:p>94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80">
                <text:p>98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44">
                <text:p>104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16">
                <text:p>101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53">
                <text:p>1053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2">
                <text:p>1102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70">
                <text:p>117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13">
                <text:p>1213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63">
                <text:p>12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49">
                <text:p>1349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79">
                <text:p>1379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19">
                <text:p>1419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7">
                <text:p>1457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89">
                <text:p>14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17">
                <text:p>151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58">
                <text:p>155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56">
                <text:p>1556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">
                <text:p>1459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87">
                <text:p>148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14">
                <text:p>151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3">
                <text:p>149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35">
                <text:p>153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80">
                <text:p>158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69">
                <text:p>1569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58">
                <text:p>1458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1">
                <text:p>1491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34">
                <text:p>1534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31">
                <text:p>2831</text:p>
              </table:table-cell>
              <table:table-cell office:value-type="float" office:value="5701">
                <text:p>57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55">
                <text:p>1555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46">
                <text:p>2846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29">
                <text:p>2929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17">
                <text:p>3017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78">
                <text:p>3078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75">
                <text:p>3175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25">
                <text:p>3225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69">
                <text:p>3269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356">
                <text:p>3356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41">
                <text:p>2841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55">
                <text:p>2955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19">
                <text:p>3019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66">
                <text:p>2966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33">
                <text:p>3033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36">
                <text:p>3136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85">
                <text:p>3185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96">
                <text:p>329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889">
                <text:p>5889</text:p>
              </table:table-cell>
              <table:table-cell office:value-type="float" office:value="11807">
                <text:p>118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93">
                <text:p>5993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98">
                <text:p>7298</text:p>
              </table:table-cell>
              <table:table-cell office:value-type="float" office:value="14625">
                <text:p>14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88">
                <text:p>10088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459">
                <text:p>11459</text:p>
              </table:table-cell>
              <table:table-cell office:value-type="float" office:value="22947">
                <text:p>229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996">
                <text:p>12996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59">
                <text:p>15759</text:p>
              </table:table-cell>
              <table:table-cell office:value-type="float" office:value="31547">
                <text:p>31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182">
                <text:p>16182</text:p>
              </table:table-cell>
              <table:table-cell office:value-type="float" office:value="32412">
                <text:p>324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214">
                <text:p>20214</text:p>
              </table:table-cell>
              <table:table-cell office:value-type="float" office:value="40483">
                <text:p>404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765">
                <text:p>12765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223">
                <text:p>14223</text:p>
              </table:table-cell>
              <table:table-cell office:value-type="float" office:value="28479">
                <text:p>284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861">
                <text:p>15861</text:p>
              </table:table-cell>
              <table:table-cell office:value-type="float" office:value="31755">
                <text:p>317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572">
                <text:p>15572</text:p>
              </table:table-cell>
              <table:table-cell office:value-type="float" office:value="31174">
                <text:p>311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972">
                <text:p>15972</text:p>
              </table:table-cell>
              <table:table-cell office:value-type="float" office:value="31984">
                <text:p>319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750">
                <text:p>18750</text:p>
              </table:table-cell>
              <table:table-cell office:value-type="float" office:value="37540">
                <text:p>375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612">
                <text:p>18612</text:p>
              </table:table-cell>
              <table:table-cell office:value-type="float" office:value="37251">
                <text:p>372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584">
                <text:p>21584</text:p>
              </table:table-cell>
              <table:table-cell office:value-type="float" office:value="43205">
                <text:p>432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764">
                <text:p>27764</text:p>
              </table:table-cell>
              <table:table-cell office:value-type="float" office:value="55574">
                <text:p>555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604">
                <text:p>29604</text:p>
              </table:table-cell>
              <table:table-cell office:value-type="float" office:value="59246">
                <text:p>592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1430">
                <text:p>31430</text:p>
              </table:table-cell>
              <table:table-cell office:value-type="float" office:value="62895">
                <text:p>628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261">
                <text:p>32261</text:p>
              </table:table-cell>
              <table:table-cell office:value-type="float" office:value="64566">
                <text:p>645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6213">
                <text:p>36213</text:p>
              </table:table-cell>
              <table:table-cell office:value-type="float" office:value="72470">
                <text:p>724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3223">
                <text:p>33223</text:p>
              </table:table-cell>
              <table:table-cell office:value-type="float" office:value="66493">
                <text:p>664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601">
                <text:p>31601</text:p>
              </table:table-cell>
              <table:table-cell office:value-type="float" office:value="63255">
                <text:p>632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875">
                <text:p>31875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742">
                <text:p>34742</text:p>
              </table:table-cell>
              <table:table-cell office:value-type="float" office:value="69519">
                <text:p>695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977">
                <text:p>38977</text:p>
              </table:table-cell>
              <table:table-cell office:value-type="float" office:value="77989">
                <text:p>779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090">
                <text:p>36090</text:p>
              </table:table-cell>
              <table:table-cell office:value-type="float" office:value="72204">
                <text:p>722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585">
                <text:p>42585</text:p>
              </table:table-cell>
              <table:table-cell office:value-type="float" office:value="85201">
                <text:p>852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9234">
                <text:p>49234</text:p>
              </table:table-cell>
              <table:table-cell office:value-type="float" office:value="98499">
                <text:p>984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3787">
                <text:p>53787</text:p>
              </table:table-cell>
              <table:table-cell office:value-type="float" office:value="107595">
                <text:p>1075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192">
                <text:p>59192</text:p>
              </table:table-cell>
              <table:table-cell office:value-type="float" office:value="118417">
                <text:p>1184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808">
                <text:p>35808</text:p>
              </table:table-cell>
              <table:table-cell office:value-type="float" office:value="71630">
                <text:p>7163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08">
                <text:p>42208</text:p>
              </table:table-cell>
              <table:table-cell office:value-type="float" office:value="84430">
                <text:p>844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779">
                <text:p>48779</text:p>
              </table:table-cell>
              <table:table-cell office:value-type="float" office:value="97572">
                <text:p>975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727">
                <text:p>44727</text:p>
              </table:table-cell>
              <table:table-cell office:value-type="float" office:value="89467">
                <text:p>894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315">
                <text:p>50315</text:p>
              </table:table-cell>
              <table:table-cell office:value-type="float" office:value="100643">
                <text:p>1006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752">
                <text:p>55752</text:p>
              </table:table-cell>
              <table:table-cell office:value-type="float" office:value="111517">
                <text:p>1115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157">
                <text:p>61157</text:p>
              </table:table-cell>
              <table:table-cell office:value-type="float" office:value="122327">
                <text:p>1223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130">
                <text:p>71130</text:p>
              </table:table-cell>
              <table:table-cell office:value-type="float" office:value="142273">
                <text:p>1422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937">
                <text:p>75937</text:p>
              </table:table-cell>
              <table:table-cell office:value-type="float" office:value="151887">
                <text:p>1518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860">
                <text:p>81860</text:p>
              </table:table-cell>
              <table:table-cell office:value-type="float" office:value="163733">
                <text:p>1637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204">
                <text:p>89204</text:p>
              </table:table-cell>
              <table:table-cell office:value-type="float" office:value="178421">
                <text:p>1784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5492">
                <text:p>95492</text:p>
              </table:table-cell>
              <table:table-cell office:value-type="float" office:value="191003">
                <text:p>1910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017">
                <text:p>103017</text:p>
              </table:table-cell>
              <table:table-cell office:value-type="float" office:value="206049">
                <text:p>2060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2659">
                <text:p>112659</text:p>
              </table:table-cell>
              <table:table-cell office:value-type="float" office:value="225333">
                <text:p>225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5619">
                <text:p>125619</text:p>
              </table:table-cell>
              <table:table-cell office:value-type="float" office:value="251261">
                <text:p>2512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8182">
                <text:p>128182</text:p>
              </table:table-cell>
              <table:table-cell office:value-type="float" office:value="256389">
                <text:p>2563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186">
                <text:p>137186</text:p>
              </table:table-cell>
              <table:table-cell office:value-type="float" office:value="274401">
                <text:p>2744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6417">
                <text:p>106417</text:p>
              </table:table-cell>
              <table:table-cell office:value-type="float" office:value="212850">
                <text:p>21285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7166">
                <text:p>117166</text:p>
              </table:table-cell>
              <table:table-cell office:value-type="float" office:value="234349">
                <text:p>2343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4286">
                <text:p>114286</text:p>
              </table:table-cell>
              <table:table-cell office:value-type="float" office:value="228591">
                <text:p>2285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4021">
                <text:p>124021</text:p>
              </table:table-cell>
              <table:table-cell office:value-type="float" office:value="248053">
                <text:p>2480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5032">
                <text:p>135032</text:p>
              </table:table-cell>
              <table:table-cell office:value-type="float" office:value="270085">
                <text:p>2700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2900">
                <text:p>142900</text:p>
              </table:table-cell>
              <table:table-cell office:value-type="float" office:value="285821">
                <text:p>285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9923">
                <text:p>139923</text:p>
              </table:table-cell>
              <table:table-cell office:value-type="float" office:value="279859">
                <text:p>279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941">
                <text:p>146941</text:p>
              </table:table-cell>
              <table:table-cell office:value-type="float" office:value="293895">
                <text:p>2938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8081">
                <text:p>158081</text:p>
              </table:table-cell>
              <table:table-cell office:value-type="float" office:value="316184">
                <text:p>3161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9379">
                <text:p>169379</text:p>
              </table:table-cell>
              <table:table-cell office:value-type="float" office:value="338780">
                <text:p>3387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5377">
                <text:p>185377</text:p>
              </table:table-cell>
              <table:table-cell office:value-type="float" office:value="370773">
                <text:p>3707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1606">
                <text:p>201606</text:p>
              </table:table-cell>
              <table:table-cell office:value-type="float" office:value="403231">
                <text:p>4032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5012">
                <text:p>215012</text:p>
              </table:table-cell>
              <table:table-cell office:value-type="float" office:value="430044">
                <text:p>4300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1439">
                <text:p>231439</text:p>
              </table:table-cell>
              <table:table-cell office:value-type="float" office:value="462902">
                <text:p>4629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3795">
                <text:p>253795</text:p>
              </table:table-cell>
              <table:table-cell office:value-type="float" office:value="507620">
                <text:p>5076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8616">
                <text:p>198616</text:p>
              </table:table-cell>
              <table:table-cell office:value-type="float" office:value="397247">
                <text:p>3972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1789">
                <text:p>211789</text:p>
              </table:table-cell>
              <table:table-cell office:value-type="float" office:value="423593">
                <text:p>4235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6224">
                <text:p>226224</text:p>
              </table:table-cell>
              <table:table-cell office:value-type="float" office:value="452463">
                <text:p>4524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6041">
                <text:p>216041</text:p>
              </table:table-cell>
              <table:table-cell office:value-type="float" office:value="432088">
                <text:p>4320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33319">
                <text:p>233319</text:p>
              </table:table-cell>
              <table:table-cell office:value-type="float" office:value="466651">
                <text:p>4666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4610">
                <text:p>254610</text:p>
              </table:table-cell>
              <table:table-cell office:value-type="float" office:value="509233">
                <text:p>5092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2773">
                <text:p>272773</text:p>
              </table:table-cell>
              <table:table-cell office:value-type="float" office:value="545558">
                <text:p>5455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5237">
                <text:p>285237</text:p>
              </table:table-cell>
              <table:table-cell office:value-type="float" office:value="570498">
                <text:p>5704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2706">
                <text:p>292706</text:p>
              </table:table-cell>
              <table:table-cell office:value-type="float" office:value="585438">
                <text:p>5854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3421">
                <text:p>293421</text:p>
              </table:table-cell>
              <table:table-cell office:value-type="float" office:value="586858">
                <text:p>5868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8891">
                <text:p>308891</text:p>
              </table:table-cell>
              <table:table-cell office:value-type="float" office:value="617803">
                <text:p>6178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7802">
                <text:p>327802</text:p>
              </table:table-cell>
              <table:table-cell office:value-type="float" office:value="655634">
                <text:p>6556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9045">
                <text:p>349045</text:p>
              </table:table-cell>
              <table:table-cell office:value-type="float" office:value="698124">
                <text:p>6981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4403">
                <text:p>374403</text:p>
              </table:table-cell>
              <table:table-cell office:value-type="float" office:value="748840">
                <text:p>7488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7095">
                <text:p>397095</text:p>
              </table:table-cell>
              <table:table-cell office:value-type="float" office:value="794222">
                <text:p>7942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9010">
                <text:p>419010</text:p>
              </table:table-cell>
              <table:table-cell office:value-type="float" office:value="838050">
                <text:p>8380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0108">
                <text:p>440108</text:p>
              </table:table-cell>
              <table:table-cell office:value-type="float" office:value="880247">
                <text:p>8802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9946">
                <text:p>389946</text:p>
              </table:table-cell>
              <table:table-cell office:value-type="float" office:value="779914">
                <text:p>7799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1794">
                <text:p>411794</text:p>
              </table:table-cell>
              <table:table-cell office:value-type="float" office:value="823615">
                <text:p>8236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5493">
                <text:p>435493</text:p>
              </table:table-cell>
              <table:table-cell office:value-type="float" office:value="871013">
                <text:p>8710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1315">
                <text:p>421315</text:p>
              </table:table-cell>
              <table:table-cell office:value-type="float" office:value="842639">
                <text:p>8426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43393">
                <text:p>443393</text:p>
              </table:table-cell>
              <table:table-cell office:value-type="float" office:value="886805">
                <text:p>886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8683">
                <text:p>468683</text:p>
              </table:table-cell>
              <table:table-cell office:value-type="float" office:value="937390">
                <text:p>93739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1985">
                <text:p>461985</text:p>
              </table:table-cell>
              <table:table-cell office:value-type="float" office:value="923981">
                <text:p>9239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87583">
                <text:p>487583</text:p>
              </table:table-cell>
              <table:table-cell office:value-type="float" office:value="975177">
                <text:p>9751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3845">
                <text:p>513845</text:p>
              </table:table-cell>
              <table:table-cell office:value-type="float" office:value="1027715">
                <text:p>10277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38546">
                <text:p>538546</text:p>
              </table:table-cell>
              <table:table-cell office:value-type="float" office:value="1077120">
                <text:p>10771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65402">
                <text:p>565402</text:p>
              </table:table-cell>
              <table:table-cell office:value-type="float" office:value="1130839">
                <text:p>11308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4099">
                <text:p>594099</text:p>
              </table:table-cell>
              <table:table-cell office:value-type="float" office:value="1188236">
                <text:p>1188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85067">
                <text:p>585067</text:p>
              </table:table-cell>
              <table:table-cell office:value-type="float" office:value="1170161">
                <text:p>11701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6178">
                <text:p>616178</text:p>
              </table:table-cell>
              <table:table-cell office:value-type="float" office:value="1232381">
                <text:p>12323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549">
                <text:p>649549</text:p>
              </table:table-cell>
              <table:table-cell office:value-type="float" office:value="1299134">
                <text:p>12991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8213">
                <text:p>678213</text:p>
              </table:table-cell>
              <table:table-cell office:value-type="float" office:value="1356462">
                <text:p>13564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2941">
                <text:p>702941</text:p>
              </table:table-cell>
              <table:table-cell office:value-type="float" office:value="1405915">
                <text:p>14059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34474">
                <text:p>734474</text:p>
              </table:table-cell>
              <table:table-cell office:value-type="float" office:value="1468979">
                <text:p>14689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67500">
                <text:p>767500</text:p>
              </table:table-cell>
              <table:table-cell office:value-type="float" office:value="1535031">
                <text:p>15350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6384">
                <text:p>696384</text:p>
              </table:table-cell>
              <table:table-cell office:value-type="float" office:value="1392792">
                <text:p>13927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4321">
                <text:p>724321</text:p>
              </table:table-cell>
              <table:table-cell office:value-type="float" office:value="1448666">
                <text:p>14486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3656">
                <text:p>723656</text:p>
              </table:table-cell>
              <table:table-cell office:value-type="float" office:value="1447331">
                <text:p>14473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57950">
                <text:p>757950</text:p>
              </table:table-cell>
              <table:table-cell office:value-type="float" office:value="1515919">
                <text:p>15159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68872">
                <text:p>768872</text:p>
              </table:table-cell>
              <table:table-cell office:value-type="float" office:value="1537758">
                <text:p>15377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68145">
                <text:p>768145</text:p>
              </table:table-cell>
              <table:table-cell office:value-type="float" office:value="1536294">
                <text:p>15362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03323">
                <text:p>803323</text:p>
              </table:table-cell>
              <table:table-cell office:value-type="float" office:value="1606655">
                <text:p>16066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40463">
                <text:p>840463</text:p>
              </table:table-cell>
              <table:table-cell office:value-type="float" office:value="1680944">
                <text:p>16809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75268">
                <text:p>875268</text:p>
              </table:table-cell>
              <table:table-cell office:value-type="float" office:value="1750558">
                <text:p>17505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95992">
                <text:p>895992</text:p>
              </table:table-cell>
              <table:table-cell office:value-type="float" office:value="1792015">
                <text:p>17920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34133">
                <text:p>934133</text:p>
              </table:table-cell>
              <table:table-cell office:value-type="float" office:value="1868295">
                <text:p>18682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76633">
                <text:p>976633</text:p>
              </table:table-cell>
              <table:table-cell office:value-type="float" office:value="1953292">
                <text:p>19532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16255">
                <text:p>1016255</text:p>
              </table:table-cell>
              <table:table-cell office:value-type="float" office:value="2032544">
                <text:p>20325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52439">
                <text:p>1052439</text:p>
              </table:table-cell>
              <table:table-cell office:value-type="float" office:value="2104911">
                <text:p>21049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91617">
                <text:p>1091617</text:p>
              </table:table-cell>
              <table:table-cell office:value-type="float" office:value="2183262">
                <text:p>21832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31481">
                <text:p>1131481</text:p>
              </table:table-cell>
              <table:table-cell office:value-type="float" office:value="2262990">
                <text:p>226299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70071">
                <text:p>1170071</text:p>
              </table:table-cell>
              <table:table-cell office:value-type="float" office:value="2340167">
                <text:p>23401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12280">
                <text:p>1212280</text:p>
              </table:table-cell>
              <table:table-cell office:value-type="float" office:value="2424583">
                <text:p>24245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53512">
                <text:p>1253512</text:p>
              </table:table-cell>
              <table:table-cell office:value-type="float" office:value="2507056">
                <text:p>25070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7707">
                <text:p>1117707</text:p>
              </table:table-cell>
              <table:table-cell office:value-type="float" office:value="2235432">
                <text:p>22354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5438">
                <text:p>1155438</text:p>
              </table:table-cell>
              <table:table-cell office:value-type="float" office:value="2310894">
                <text:p>23108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44125">
                <text:p>1144125</text:p>
              </table:table-cell>
              <table:table-cell office:value-type="float" office:value="2288270">
                <text:p>22882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71309">
                <text:p>1171309</text:p>
              </table:table-cell>
              <table:table-cell office:value-type="float" office:value="2342625">
                <text:p>23426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13168">
                <text:p>1213168</text:p>
              </table:table-cell>
              <table:table-cell office:value-type="float" office:value="2426353">
                <text:p>24263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54069">
                <text:p>1254069</text:p>
              </table:table-cell>
              <table:table-cell office:value-type="float" office:value="2508158">
                <text:p>25081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41179">
                <text:p>1241179</text:p>
              </table:table-cell>
              <table:table-cell office:value-type="float" office:value="2482367">
                <text:p>24823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82282">
                <text:p>1282282</text:p>
              </table:table-cell>
              <table:table-cell office:value-type="float" office:value="2564573">
                <text:p>25645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18473">
                <text:p>1318473</text:p>
              </table:table-cell>
              <table:table-cell office:value-type="float" office:value="2636964">
                <text:p>26369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1516">
                <text:p>1361516</text:p>
              </table:table-cell>
              <table:table-cell office:value-type="float" office:value="2723052">
                <text:p>27230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9898">
                <text:p>1409898</text:p>
              </table:table-cell>
              <table:table-cell office:value-type="float" office:value="2819813">
                <text:p>28198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6551">
                <text:p>1456551</text:p>
              </table:table-cell>
              <table:table-cell office:value-type="float" office:value="2913120">
                <text:p>29131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01153">
                <text:p>1501153</text:p>
              </table:table-cell>
              <table:table-cell office:value-type="float" office:value="3002326">
                <text:p>3002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3293">
                <text:p>1543293</text:p>
              </table:table-cell>
              <table:table-cell office:value-type="float" office:value="3086604">
                <text:p>30866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89112">
                <text:p>1589112</text:p>
              </table:table-cell>
              <table:table-cell office:value-type="float" office:value="3178239">
                <text:p>31782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36277">
                <text:p>1636277</text:p>
              </table:table-cell>
              <table:table-cell office:value-type="float" office:value="3272569">
                <text:p>32725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84405">
                <text:p>1684405</text:p>
              </table:table-cell>
              <table:table-cell office:value-type="float" office:value="3368825">
                <text:p>3368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29656">
                <text:p>1729656</text:p>
              </table:table-cell>
              <table:table-cell office:value-type="float" office:value="3459325">
                <text:p>34593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71065">
                <text:p>1771065</text:p>
              </table:table-cell>
              <table:table-cell office:value-type="float" office:value="3542148">
                <text:p>35421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02235">
                <text:p>1602235</text:p>
              </table:table-cell>
              <table:table-cell office:value-type="float" office:value="3204485">
                <text:p>32044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1058">
                <text:p>1651058</text:p>
              </table:table-cell>
              <table:table-cell office:value-type="float" office:value="3302131">
                <text:p>33021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99950">
                <text:p>1699950</text:p>
              </table:table-cell>
              <table:table-cell office:value-type="float" office:value="3399915">
                <text:p>33999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39979">
                <text:p>1739979</text:p>
              </table:table-cell>
              <table:table-cell office:value-type="float" office:value="3479973">
                <text:p>34799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11857">
                <text:p>1711857</text:p>
              </table:table-cell>
              <table:table-cell office:value-type="float" office:value="3423722">
                <text:p>34237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52715">
                <text:p>1752715</text:p>
              </table:table-cell>
              <table:table-cell office:value-type="float" office:value="3505438">
                <text:p>35054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98193">
                <text:p>1798193</text:p>
              </table:table-cell>
              <table:table-cell office:value-type="float" office:value="3596402">
                <text:p>35964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45984">
                <text:p>1845984</text:p>
              </table:table-cell>
              <table:table-cell office:value-type="float" office:value="3691983">
                <text:p>36919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92074">
                <text:p>1892074</text:p>
              </table:table-cell>
              <table:table-cell office:value-type="float" office:value="3784160">
                <text:p>378416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38207">
                <text:p>1938207</text:p>
              </table:table-cell>
              <table:table-cell office:value-type="float" office:value="3876426">
                <text:p>38764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83473">
                <text:p>1983473</text:p>
              </table:table-cell>
              <table:table-cell office:value-type="float" office:value="3966956">
                <text:p>39669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26586">
                <text:p>2026586</text:p>
              </table:table-cell>
              <table:table-cell office:value-type="float" office:value="4053179">
                <text:p>40531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71288">
                <text:p>2071288</text:p>
              </table:table-cell>
              <table:table-cell office:value-type="float" office:value="4142583">
                <text:p>41425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20373">
                <text:p>2120373</text:p>
              </table:table-cell>
              <table:table-cell office:value-type="float" office:value="4240751">
                <text:p>42407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70959">
                <text:p>2170959</text:p>
              </table:table-cell>
              <table:table-cell office:value-type="float" office:value="4341923">
                <text:p>43419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21123">
                <text:p>2221123</text:p>
              </table:table-cell>
              <table:table-cell office:value-type="float" office:value="4442251">
                <text:p>44422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7740">
                <text:p>2267740</text:p>
              </table:table-cell>
              <table:table-cell office:value-type="float" office:value="4535487">
                <text:p>45354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14645">
                <text:p>2314645</text:p>
              </table:table-cell>
              <table:table-cell office:value-type="float" office:value="4629297">
                <text:p>46292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61136">
                <text:p>2361136</text:p>
              </table:table-cell>
              <table:table-cell office:value-type="float" office:value="4722280">
                <text:p>47222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08099">
                <text:p>2408099</text:p>
              </table:table-cell>
              <table:table-cell office:value-type="float" office:value="4816209">
                <text:p>4816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68421">
                <text:p>2268421</text:p>
              </table:table-cell>
              <table:table-cell office:value-type="float" office:value="4536850">
                <text:p>45368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17120">
                <text:p>2317120</text:p>
              </table:table-cell>
              <table:table-cell office:value-type="float" office:value="4634248">
                <text:p>46342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62384">
                <text:p>2362384</text:p>
              </table:table-cell>
              <table:table-cell office:value-type="float" office:value="4724776">
                <text:p>47247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10644">
                <text:p>2410644</text:p>
              </table:table-cell>
              <table:table-cell office:value-type="float" office:value="4821296">
                <text:p>48212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10088">
                <text:p>2510088</text:p>
              </table:table-cell>
              <table:table-cell office:value-type="float" office:value="5020183">
                <text:p>50201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50896">
                <text:p>2550896</text:p>
              </table:table-cell>
              <table:table-cell office:value-type="float" office:value="5101801">
                <text:p>51018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99706">
                <text:p>2599706</text:p>
              </table:table-cell>
              <table:table-cell office:value-type="float" office:value="5199419">
                <text:p>51994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71972">
                <text:p>2571972</text:p>
              </table:table-cell>
              <table:table-cell office:value-type="float" office:value="5143945">
                <text:p>51439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622690">
                <text:p>2622690</text:p>
              </table:table-cell>
              <table:table-cell office:value-type="float" office:value="5245381">
                <text:p>52453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70250">
                <text:p>2670250</text:p>
              </table:table-cell>
              <table:table-cell office:value-type="float" office:value="5340501">
                <text:p>53405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64190">
                <text:p>2664190</text:p>
              </table:table-cell>
              <table:table-cell office:value-type="float" office:value="5328382">
                <text:p>53283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06684">
                <text:p>2706684</text:p>
              </table:table-cell>
              <table:table-cell office:value-type="float" office:value="5413370">
                <text:p>54133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09487">
                <text:p>2509487</text:p>
              </table:table-cell>
              <table:table-cell office:value-type="float" office:value="5018976">
                <text:p>50189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54231">
                <text:p>2554231</text:p>
              </table:table-cell>
              <table:table-cell office:value-type="float" office:value="5108464">
                <text:p>51084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04636">
                <text:p>2604636</text:p>
              </table:table-cell>
              <table:table-cell office:value-type="float" office:value="5209274">
                <text:p>52092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50619">
                <text:p>2650619</text:p>
              </table:table-cell>
              <table:table-cell office:value-type="float" office:value="5301240">
                <text:p>530124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93182">
                <text:p>2693182</text:p>
              </table:table-cell>
              <table:table-cell office:value-type="float" office:value="5386366">
                <text:p>53863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36861">
                <text:p>2736861</text:p>
              </table:table-cell>
              <table:table-cell office:value-type="float" office:value="5473724">
                <text:p>54737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80845">
                <text:p>2780845</text:p>
              </table:table-cell>
              <table:table-cell office:value-type="float" office:value="5561692">
                <text:p>55616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24695">
                <text:p>2824695</text:p>
              </table:table-cell>
              <table:table-cell office:value-type="float" office:value="5649392">
                <text:p>56493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866209">
                <text:p>2866209</text:p>
              </table:table-cell>
              <table:table-cell office:value-type="float" office:value="5732420">
                <text:p>57324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10701">
                <text:p>2910701</text:p>
              </table:table-cell>
              <table:table-cell office:value-type="float" office:value="5821404">
                <text:p>58214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52968">
                <text:p>2952968</text:p>
              </table:table-cell>
              <table:table-cell office:value-type="float" office:value="5905938">
                <text:p>59059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94633">
                <text:p>2994633</text:p>
              </table:table-cell>
              <table:table-cell office:value-type="float" office:value="5989268">
                <text:p>59892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36900">
                <text:p>3036900</text:p>
              </table:table-cell>
              <table:table-cell office:value-type="float" office:value="6073802">
                <text:p>60738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081192">
                <text:p>3081192</text:p>
              </table:table-cell>
              <table:table-cell office:value-type="float" office:value="6162386">
                <text:p>61623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21431">
                <text:p>3121431</text:p>
              </table:table-cell>
              <table:table-cell office:value-type="float" office:value="6242864">
                <text:p>62428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59326">
                <text:p>3159326</text:p>
              </table:table-cell>
              <table:table-cell office:value-type="float" office:value="6318654">
                <text:p>63186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98008">
                <text:p>3198008</text:p>
              </table:table-cell>
              <table:table-cell office:value-type="float" office:value="6396018">
                <text:p>63960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234999">
                <text:p>3234999</text:p>
              </table:table-cell>
              <table:table-cell office:value-type="float" office:value="6470000">
                <text:p>6470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274568">
                <text:p>3274568</text:p>
              </table:table-cell>
              <table:table-cell office:value-type="float" office:value="6549138">
                <text:p>65491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18801">
                <text:p>3318801</text:p>
              </table:table-cell>
              <table:table-cell office:value-type="float" office:value="6637604">
                <text:p>66376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63089">
                <text:p>3363089</text:p>
              </table:table-cell>
              <table:table-cell office:value-type="float" office:value="6726180">
                <text:p>67261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402642">
                <text:p>3402642</text:p>
              </table:table-cell>
              <table:table-cell office:value-type="float" office:value="6805286">
                <text:p>68052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442548">
                <text:p>3442548</text:p>
              </table:table-cell>
              <table:table-cell office:value-type="float" office:value="6885097">
                <text:p>68850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84429">
                <text:p>3484429</text:p>
              </table:table-cell>
              <table:table-cell office:value-type="float" office:value="6968859">
                <text:p>69688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339631">
                <text:p>3339631</text:p>
              </table:table-cell>
              <table:table-cell office:value-type="float" office:value="6679262">
                <text:p>66792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78333">
                <text:p>3378333</text:p>
              </table:table-cell>
              <table:table-cell office:value-type="float" office:value="6756666">
                <text:p>67566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21187">
                <text:p>3421187</text:p>
              </table:table-cell>
              <table:table-cell office:value-type="float" office:value="6842374">
                <text:p>68423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410130">
                <text:p>3410130</text:p>
              </table:table-cell>
              <table:table-cell office:value-type="float" office:value="6820260">
                <text:p>682026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451934">
                <text:p>3451934</text:p>
              </table:table-cell>
              <table:table-cell office:value-type="float" office:value="6903868">
                <text:p>69038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89034">
                <text:p>3489034</text:p>
              </table:table-cell>
              <table:table-cell office:value-type="float" office:value="6978068">
                <text:p>69780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26363">
                <text:p>3526363</text:p>
              </table:table-cell>
              <table:table-cell office:value-type="float" office:value="7052726">
                <text:p>70527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563021">
                <text:p>3563021</text:p>
              </table:table-cell>
              <table:table-cell office:value-type="float" office:value="7126042">
                <text:p>71260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98794">
                <text:p>3598794</text:p>
              </table:table-cell>
              <table:table-cell office:value-type="float" office:value="7197588">
                <text:p>71975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636911">
                <text:p>3636911</text:p>
              </table:table-cell>
              <table:table-cell office:value-type="float" office:value="7273822">
                <text:p>72738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76380">
                <text:p>3676380</text:p>
              </table:table-cell>
              <table:table-cell office:value-type="float" office:value="7352760">
                <text:p>73527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18063">
                <text:p>3718063</text:p>
              </table:table-cell>
              <table:table-cell office:value-type="float" office:value="7436126">
                <text:p>74361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54014">
                <text:p>3754014</text:p>
              </table:table-cell>
              <table:table-cell office:value-type="float" office:value="7508028">
                <text:p>75080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92268">
                <text:p>3792268</text:p>
              </table:table-cell>
              <table:table-cell office:value-type="float" office:value="7584536">
                <text:p>75845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32262">
                <text:p>3832262</text:p>
              </table:table-cell>
              <table:table-cell office:value-type="float" office:value="7664524">
                <text:p>76645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72080">
                <text:p>3872080</text:p>
              </table:table-cell>
              <table:table-cell office:value-type="float" office:value="7744160">
                <text:p>77441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09970">
                <text:p>3909970</text:p>
              </table:table-cell>
              <table:table-cell office:value-type="float" office:value="7819940">
                <text:p>781994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53190">
                <text:p>3953190</text:p>
              </table:table-cell>
              <table:table-cell office:value-type="float" office:value="7906380">
                <text:p>79063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96676">
                <text:p>3996676</text:p>
              </table:table-cell>
              <table:table-cell office:value-type="float" office:value="7993352">
                <text:p>79933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37152">
                <text:p>4037152</text:p>
              </table:table-cell>
              <table:table-cell office:value-type="float" office:value="8074304">
                <text:p>80743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79633">
                <text:p>4079633</text:p>
              </table:table-cell>
              <table:table-cell office:value-type="float" office:value="8159266">
                <text:p>81592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26465">
                <text:p>4126465</text:p>
              </table:table-cell>
              <table:table-cell office:value-type="float" office:value="8252930">
                <text:p>825293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71242">
                <text:p>4171242</text:p>
              </table:table-cell>
              <table:table-cell office:value-type="float" office:value="8342484">
                <text:p>8342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212864">
                <text:p>4212864</text:p>
              </table:table-cell>
              <table:table-cell office:value-type="float" office:value="8425728">
                <text:p>84257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94300">
                <text:p>4194300</text:p>
              </table:table-cell>
              <table:table-cell office:value-type="float" office:value="8388598">
                <text:p>83885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235501">
                <text:p>4235501</text:p>
              </table:table-cell>
              <table:table-cell office:value-type="float" office:value="8471000">
                <text:p>8471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83429">
                <text:p>4283429</text:p>
              </table:table-cell>
              <table:table-cell office:value-type="float" office:value="8566856">
                <text:p>85668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55532">
                <text:p>4155532</text:p>
              </table:table-cell>
              <table:table-cell office:value-type="float" office:value="8311063">
                <text:p>83110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98754">
                <text:p>4198754</text:p>
              </table:table-cell>
              <table:table-cell office:value-type="float" office:value="8397507">
                <text:p>83975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38981">
                <text:p>4238981</text:p>
              </table:table-cell>
              <table:table-cell office:value-type="float" office:value="8477961">
                <text:p>84779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85110">
                <text:p>4285110</text:p>
              </table:table-cell>
              <table:table-cell office:value-type="float" office:value="8570219">
                <text:p>85702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333399">
                <text:p>4333399</text:p>
              </table:table-cell>
              <table:table-cell office:value-type="float" office:value="8666797">
                <text:p>8666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381351">
                <text:p>4381351</text:p>
              </table:table-cell>
              <table:table-cell office:value-type="float" office:value="8762701">
                <text:p>87627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27944">
                <text:p>4427944</text:p>
              </table:table-cell>
              <table:table-cell office:value-type="float" office:value="8855887">
                <text:p>885588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82397">
                <text:p>4482397</text:p>
              </table:table-cell>
              <table:table-cell office:value-type="float" office:value="8964793">
                <text:p>89647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37407">
                <text:p>4537407</text:p>
              </table:table-cell>
              <table:table-cell office:value-type="float" office:value="9074813">
                <text:p>90748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88037">
                <text:p>4588037</text:p>
              </table:table-cell>
              <table:table-cell office:value-type="float" office:value="9176073">
                <text:p>91760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642865">
                <text:p>4642865</text:p>
              </table:table-cell>
              <table:table-cell office:value-type="float" office:value="9285729">
                <text:p>92857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705181">
                <text:p>4705181</text:p>
              </table:table-cell>
              <table:table-cell office:value-type="float" office:value="9410361">
                <text:p>94103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765912">
                <text:p>4765912</text:p>
              </table:table-cell>
              <table:table-cell office:value-type="float" office:value="9531823">
                <text:p>95318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824634">
                <text:p>4824634</text:p>
              </table:table-cell>
              <table:table-cell office:value-type="float" office:value="9649267">
                <text:p>96492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90959">
                <text:p>4890959</text:p>
              </table:table-cell>
              <table:table-cell office:value-type="float" office:value="9781917">
                <text:p>97819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962863">
                <text:p>4962863</text:p>
              </table:table-cell>
              <table:table-cell office:value-type="float" office:value="9925725">
                <text:p>99257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29140">
                <text:p>5029140</text:p>
              </table:table-cell>
              <table:table-cell office:value-type="float" office:value="10058279">
                <text:p>1005827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98471">
                <text:p>5098471</text:p>
              </table:table-cell>
              <table:table-cell office:value-type="float" office:value="10196941">
                <text:p>101969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80207">
                <text:p>5180207</text:p>
              </table:table-cell>
              <table:table-cell office:value-type="float" office:value="10360413">
                <text:p>10360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58035">
                <text:p>5258035</text:p>
              </table:table-cell>
              <table:table-cell office:value-type="float" office:value="10516069">
                <text:p>10516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336170">
                <text:p>5336170</text:p>
              </table:table-cell>
              <table:table-cell office:value-type="float" office:value="10672337">
                <text:p>106723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23575">
                <text:p>5423575</text:p>
              </table:table-cell>
              <table:table-cell office:value-type="float" office:value="10847147">
                <text:p>108471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18552">
                <text:p>5518552</text:p>
              </table:table-cell>
              <table:table-cell office:value-type="float" office:value="11037101">
                <text:p>110371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06727">
                <text:p>5606727</text:p>
              </table:table-cell>
              <table:table-cell office:value-type="float" office:value="11213451">
                <text:p>11213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154cm" svg:y="4.204cm" style:legend-expansion="high" chart:style-name="ch2"/>
        <chart:plot-area chart:style-name="ch3" table:cell-range-address="out.E1:out.E798" svg:x="0.32cm" svg:y="0.18cm" svg:width="12.514cm" svg:height="8.646cm">
          <chart:coordinate-region svg:x="2.423cm" svg:y="0.38cm" svg:width="10.323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E1:out.E798" chart:class="chart:line">
            <chart:data-point chart:repeated="7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413">
                <text:p>59413</text:p>
                <draw:g>
                  <svg:desc>out.E1:out.E7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44">
                <text:p>8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67">
                <text:p>95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01">
                <text:p>12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32">
                <text:p>8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9">
                <text:p>83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93">
                <text:p>8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64">
                <text:p>9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66">
                <text:p>8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25">
                <text:p>13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59">
                <text:p>8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99">
                <text:p>9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87">
                <text:p>99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85">
                <text:p>94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676">
                <text:p>106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99">
                <text:p>125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16">
                <text:p>12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14">
                <text:p>1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80">
                <text:p>123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472">
                <text:p>13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078">
                <text:p>11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043">
                <text:p>110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54">
                <text:p>106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403">
                <text:p>114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32">
                <text:p>126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30">
                <text:p>128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718">
                <text:p>12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503">
                <text:p>125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74">
                <text:p>12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517">
                <text:p>135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655">
                <text:p>136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52">
                <text:p>145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902">
                <text:p>139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774">
                <text:p>167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79">
                <text:p>17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27">
                <text:p>13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525">
                <text:p>13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303">
                <text:p>133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212">
                <text:p>15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55">
                <text:p>149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622">
                <text:p>13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46">
                <text:p>13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519">
                <text:p>135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168">
                <text:p>18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218">
                <text:p>15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174">
                <text:p>13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45">
                <text:p>13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476">
                <text:p>154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083">
                <text:p>170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21">
                <text:p>164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894">
                <text:p>168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380">
                <text:p>213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28">
                <text:p>15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670">
                <text:p>176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85">
                <text:p>198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696">
                <text:p>18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921">
                <text:p>209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121">
                <text:p>211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84">
                <text:p>14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37">
                <text:p>15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55">
                <text:p>16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29">
                <text:p>180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934">
                <text:p>169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238">
                <text:p>172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207">
                <text:p>1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621">
                <text:p>23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114">
                <text:p>23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653">
                <text:p>21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825">
                <text:p>21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062">
                <text:p>240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232">
                <text:p>21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613">
                <text:p>216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254">
                <text:p>212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498">
                <text:p>214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013">
                <text:p>220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844">
                <text:p>22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766">
                <text:p>227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797">
                <text:p>237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580">
                <text:p>225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80">
                <text:p>243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647">
                <text:p>25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923">
                <text:p>259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617">
                <text:p>266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255">
                <text:p>28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824">
                <text:p>248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81">
                <text:p>245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068">
                <text:p>250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694">
                <text:p>296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077">
                <text:p>250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486">
                <text:p>234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270">
                <text:p>232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348">
                <text:p>253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785">
                <text:p>237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631">
                <text:p>246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079">
                <text:p>26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436">
                <text:p>264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406">
                <text:p>244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958">
                <text:p>31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024">
                <text:p>380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088">
                <text:p>30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724">
                <text:p>277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125">
                <text:p>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389">
                <text:p>273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278">
                <text:p>282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999">
                <text:p>26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609">
                <text:p>286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158">
                <text:p>261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163">
                <text:p>261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483">
                <text:p>274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479">
                <text:p>274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118">
                <text:p>26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108">
                <text:p>261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677">
                <text:p>266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274">
                <text:p>282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413">
                <text:p>27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141">
                <text:p>33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429">
                <text:p>344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425">
                <text:p>334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823">
                <text:p>278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234">
                <text:p>282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542">
                <text:p>27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249">
                <text:p>352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197">
                <text:p>291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715">
                <text:p>287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905">
                <text:p>289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127">
                <text:p>281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964">
                <text:p>32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675">
                <text:p>326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473">
                <text:p>314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657">
                <text:p>326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757">
                <text:p>417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808">
                <text:p>288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905">
                <text:p>409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976">
                <text:p>289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488">
                <text:p>284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531">
                <text:p>295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592">
                <text:p>295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652">
                <text:p>296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414">
                <text:p>294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264">
                <text:p>292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459">
                <text:p>264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545">
                <text:p>285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728">
                <text:p>497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9502">
                <text:p>595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696">
                <text:p>586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875">
                <text:p>57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330">
                <text:p>583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122">
                <text:p>591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419">
                <text:p>304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171">
                <text:p>301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771">
                <text:p>597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498">
                <text:p>294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165">
                <text:p>331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712">
                <text:p>277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354">
                <text:p>323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294">
                <text:p>312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127">
                <text:p>321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894">
                <text:p>328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544">
                <text:p>485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089">
                <text:p>480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643">
                <text:p>506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909">
                <text:p>549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148">
                <text:p>561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638">
                <text:p>576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214">
                <text:p>622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038">
                <text:p>770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991">
                <text:p>45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866">
                <text:p>478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658">
                <text:p>526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412">
                <text:p>324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336">
                <text:p>453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997">
                <text:p>459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160">
                <text:p>501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3724">
                <text:p>537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698">
                <text:p>556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538">
                <text:p>565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761">
                <text:p>617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6624">
                <text:p>666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058">
                <text:p>690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196">
                <text:p>48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670">
                <text:p>526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178">
                <text:p>541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263">
                <text:p>552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604">
                <text:p>566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023">
                <text:p>620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454">
                <text:p>61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7573">
                <text:p>675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842">
                <text:p>668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289">
                <text:p>812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112">
                <text:p>91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227">
                <text:p>922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218">
                <text:p>1052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478">
                <text:p>1134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1445">
                <text:p>121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1176">
                <text:p>1311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229">
                <text:p>752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8208">
                <text:p>882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791">
                <text:p>897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017">
                <text:p>650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833">
                <text:p>658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770">
                <text:p>737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6032">
                <text:p>96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7229">
                <text:p>972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999">
                <text:p>1449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7534">
                <text:p>1475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333">
                <text:p>100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934">
                <text:p>1169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0634">
                <text:p>1206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5912">
                <text:p>1259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3575">
                <text:p>1935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609">
                <text:p>2046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1098">
                <text:p>1310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3628">
                <text:p>1336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3960">
                <text:p>1839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3237">
                <text:p>1432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3963">
                <text:p>16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3004">
                <text:p>163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8928">
                <text:p>1589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8399">
                <text:p>1883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221">
                <text:p>200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726">
                <text:p>2407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4076">
                <text:p>1740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2088">
                <text:p>1620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6977">
                <text:p>1569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8367">
                <text:p>1683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5962">
                <text:p>1759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1728">
                <text:p>1917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7046">
                <text:p>1670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0192">
                <text:p>170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6389">
                <text:p>1763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8594">
                <text:p>178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1018">
                <text:p>1810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2273">
                <text:p>1922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7615">
                <text:p>1776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8632">
                <text:p>1786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6896">
                <text:p>2068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9898">
                <text:p>1598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4011">
                <text:p>164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9376">
                <text:p>1693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2954">
                <text:p>1629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7096">
                <text:p>1770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9715">
                <text:p>1897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4009">
                <text:p>1840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3788">
                <text:p>1937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864">
                <text:p>2008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038">
                <text:p>2180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6365">
                <text:p>2363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3732">
                <text:p>1937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1344">
                <text:p>1713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7589">
                <text:p>1775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5907">
                <text:p>185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4144">
                <text:p>1941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7964">
                <text:p>1979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8063">
                <text:p>208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9934">
                <text:p>2099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7683">
                <text:p>2176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5756">
                <text:p>2257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2556">
                <text:p>2425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7064">
                <text:p>2470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3109">
                <text:p>2531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7618">
                <text:p>2676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6358">
                <text:p>2663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8316">
                <text:p>268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8153">
                <text:p>2781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7898">
                <text:p>2778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0346">
                <text:p>2603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4785">
                <text:p>264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7964">
                <text:p>2679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3223">
                <text:p>2732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8443">
                <text:p>3184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2906">
                <text:p>3229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7110">
                <text:p>2771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2352">
                <text:p>2623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8996">
                <text:p>2689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6181">
                <text:p>2761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8827">
                <text:p>4988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7746">
                <text:p>2777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70912">
                <text:p>5709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9568">
                <text:p>5195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7797">
                <text:p>5477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5615">
                <text:p>5356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3346">
                <text:p>5633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1622">
                <text:p>6016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85498">
                <text:p>5854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3146">
                <text:p>6031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0065">
                <text:p>5200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0819">
                <text:p>5508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39824">
                <text:p>5398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8563">
                <text:p>5185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6608">
                <text:p>5266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2074">
                <text:p>562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38429">
                <text:p>11384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27011">
                <text:p>9270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50718">
                <text:p>13507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2482">
                <text:p>11124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89966">
                <text:p>12899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64582">
                <text:p>17645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23823">
                <text:p>19238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42933">
                <text:p>21429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21960">
                <text:p>30219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27277">
                <text:p>27272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328012">
                <text:p>33280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37096">
                <text:p>21370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54258">
                <text:p>23542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24374">
                <text:p>26243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30944">
                <text:p>26309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50722">
                <text:p>26507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90838">
                <text:p>30908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89019">
                <text:p>30890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66812">
                <text:p>35668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19301">
                <text:p>45193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38397">
                <text:p>48383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49733">
                <text:p>54497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214441">
                <text:p>52144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40752">
                <text:p>58407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339869">
                <text:p>53398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97716">
                <text:p>50977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073429">
                <text:p>50734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644929">
                <text:p>56449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90964">
                <text:p>61909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42107">
                <text:p>57421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725331">
                <text:p>67253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843898">
                <text:p>78438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468726">
                <text:p>84687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262253">
                <text:p>92622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78157">
                <text:p>56781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61039">
                <text:p>66610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573963">
                <text:p>757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46949">
                <text:p>70469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841798">
                <text:p>78417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71521">
                <text:p>85715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407878">
                <text:p>94078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07802">
                <text:p>111078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647940">
                <text:p>116479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65980">
                <text:p>120659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35811">
                <text:p>130358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794771">
                <text:p>137947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003046">
                <text:p>150030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00587">
                <text:p>165005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569057">
                <text:p>305690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302800">
                <text:p>333028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587038">
                <text:p>335870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165725">
                <text:p>211657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132008">
                <text:p>22132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793047">
                <text:p>177930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68735">
                <text:p>193687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012673">
                <text:p>210126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833649">
                <text:p>218336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035099">
                <text:p>210350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03621">
                <text:p>215036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365780">
                <text:p>243657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172964">
                <text:p>251729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898377">
                <text:p>278983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969047">
                <text:p>299690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549319">
                <text:p>315493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93085">
                <text:p>31793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345390">
                <text:p>3634539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278845">
                <text:p>292788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873495">
                <text:p>308734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413552">
                <text:p>314135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651035">
                <text:p>296510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982235">
                <text:p>319822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492139">
                <text:p>344921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010366">
                <text:p>370103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8437434">
                <text:p>384374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9265255">
                <text:p>392652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372243">
                <text:p>393722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450865">
                <text:p>414508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167091">
                <text:p>441670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6767307">
                <text:p>467673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9777000">
                <text:p>49777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3126887">
                <text:p>531268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5141289">
                <text:p>551412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051118">
                <text:p>590511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1747266">
                <text:p>517472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4980002">
                <text:p>549800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7664855">
                <text:p>576648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5789466">
                <text:p>557894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333192">
                <text:p>593331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396925">
                <text:p>613969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0265415">
                <text:p>602654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3748193">
                <text:p>637481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7036571">
                <text:p>670365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0583155">
                <text:p>705831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565631">
                <text:p>735656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0964379">
                <text:p>809643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002581">
                <text:p>760025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9902865">
                <text:p>799028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894168">
                <text:p>838941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861599">
                <text:p>868615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0796208">
                <text:p>1207962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745912">
                <text:p>947459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7223046">
                <text:p>1072230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8091227">
                <text:p>1080912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6460365">
                <text:p>1164603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1190554">
                <text:p>1111905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6215501">
                <text:p>1362155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605904">
                <text:p>1156059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9852054">
                <text:p>1098520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7844951">
                <text:p>1078449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930657">
                <text:p>1299306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1890777">
                <text:p>131890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7197120">
                <text:p>1171971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5608678">
                <text:p>1256086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052603">
                <text:p>1240526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7913213">
                <text:p>1279132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2469641">
                <text:p>1324696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7939153">
                <text:p>1379391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1712219">
                <text:p>1417122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828727">
                <text:p>1468287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4077182">
                <text:p>1540771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9089912">
                <text:p>1590899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212762">
                <text:p>1402127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5414798">
                <text:p>1454147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375116">
                <text:p>1433751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5319533">
                <text:p>1453195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2521211">
                <text:p>1525212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9925070">
                <text:p>1599250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6595194">
                <text:p>1565951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9813712">
                <text:p>1598137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849076">
                <text:p>1638490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8698479">
                <text:p>1686984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6795203">
                <text:p>1767952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522927">
                <text:p>1795229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3778252">
                <text:p>1837782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0250054">
                <text:p>1902500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6228599">
                <text:p>1962285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1688133">
                <text:p>2016881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5900891">
                <text:p>2059008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0982840">
                <text:p>2109828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6766452">
                <text:p>2167664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8034319">
                <text:p>1980343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1587615">
                <text:p>2015876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6149825">
                <text:p>206149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0477436">
                <text:p>2104774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8683183">
                <text:p>2086831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2728976">
                <text:p>2127289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7746131">
                <text:p>2177461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420041">
                <text:p>2234200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8866617">
                <text:p>2288666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0476652">
                <text:p>2404766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1250118">
                <text:p>2512501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5800463">
                <text:p>2458004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860309">
                <text:p>2508603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6109276">
                <text:p>2561092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1861696">
                <text:p>2618616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8107457">
                <text:p>2681074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74963170">
                <text:p>2749631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8822252">
                <text:p>2788222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399352">
                <text:p>2833993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9688918">
                <text:p>2896889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3269565">
                <text:p>2732695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9106665">
                <text:p>2791066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3780612">
                <text:p>2837806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9530491">
                <text:p>2895304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03978102">
                <text:p>3039781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1153445">
                <text:p>3111534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1994737">
                <text:p>3119947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08325275">
                <text:p>3083252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3842679">
                <text:p>3138426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9136500">
                <text:p>3191365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8643970">
                <text:p>3186439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22447475">
                <text:p>3224474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00336049">
                <text:p>3003360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5388044">
                <text:p>3053880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0980881">
                <text:p>3109808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5723915">
                <text:p>3157239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21537349">
                <text:p>3215373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6146830">
                <text:p>3261468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1060788">
                <text:p>3310607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39295438">
                <text:p>3392954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42039054">
                <text:p>3420390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7133632">
                <text:p>3471336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0752427">
                <text:p>3507524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55561549">
                <text:p>3555615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9820921">
                <text:p>3598209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4622001">
                <text:p>3646220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1135237">
                <text:p>371135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4549484">
                <text:p>3745494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143926">
                <text:p>3801439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2524208">
                <text:p>3825242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7502262">
                <text:p>3875022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4259230">
                <text:p>39425923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8931537">
                <text:p>3989315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3048134">
                <text:p>4030481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08947978">
                <text:p>408947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3280326">
                <text:p>4132803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4002139">
                <text:p>3940021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9641777">
                <text:p>3996417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05241367">
                <text:p>4052413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4812097">
                <text:p>4048120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8115006">
                <text:p>4081150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3473727">
                <text:p>4134737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6497251">
                <text:p>4164972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21400845">
                <text:p>4214008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29396366">
                <text:p>4293963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2725007">
                <text:p>4327250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7023073">
                <text:p>4370230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0506574">
                <text:p>4405065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6314865">
                <text:p>4463148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0859193">
                <text:p>4508591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9075321">
                <text:p>4590753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63133633">
                <text:p>4631336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66768483">
                <text:p>4667684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3889572">
                <text:p>4738895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77059127">
                <text:p>4770591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84345029">
                <text:p>4843450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16187000">
                <text:p>516187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99076418">
                <text:p>4990764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21621623">
                <text:p>6216216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89137308">
                <text:p>6891373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00011224">
                <text:p>6000112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18723513">
                <text:p>5187235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40017929">
                <text:p>5400179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2390864">
                <text:p>5123908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6834823">
                <text:p>5168348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24911332">
                <text:p>5249113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4292452">
                <text:p>5342924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40150109">
                <text:p>5401501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48145530">
                <text:p>5481455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49466863">
                <text:p>5494668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57885090">
                <text:p>5578850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72065875">
                <text:p>5720658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07763608">
                <text:p>6077636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92440380">
                <text:p>59244038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07591921">
                <text:p>6075919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67424244">
                <text:p>6674242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20108965">
                <text:p>6201089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43976122">
                <text:p>6439761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42874905">
                <text:p>6428749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68356633">
                <text:p>6683566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87321114">
                <text:p>6873211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72173217">
                <text:p>6721732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96478847">
                <text:p>6964788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94653238">
                <text:p>6946532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09896872">
                <text:p>7098968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24470617">
                <text:p>7244706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3430970">
                <text:p>743430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chart:legend-position="end" svg:x="13.126cm" svg:y="4.204cm" style:legend-expansion="high" chart:style-name="ch2"/>
        <chart:plot-area chart:style-name="ch3" table:cell-range-address="out.D1:out.D798" svg:x="0.319cm" svg:y="0.18cm" svg:width="12.488cm" svg:height="8.646cm">
          <chart:coordinate-region svg:x="1.046cm" svg:y="0.38cm" svg:width="11.76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1:out.D798" chart:class="chart:line">
            <chart:data-point chart:repeated="7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out.D1:out.D7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4118">
                <text:p>0.0294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8475">
                <text:p>0.0508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2319">
                <text:p>0.0362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82166">
                <text:p>0.0382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3701">
                <text:p>0.0393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7351">
                <text:p>0.0397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5116">
                <text:p>0.046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4783">
                <text:p>0.0434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8235">
                <text:p>0.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8235">
                <text:p>0.058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7">
                <text:p>0.0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1655">
                <text:p>0.0431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61798">
                <text:p>0.056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59341">
                <text:p>0.0659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2202">
                <text:p>0.0642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5522">
                <text:p>0.0895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95522">
                <text:p>0.0895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8117">
                <text:p>0.0538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0435">
                <text:p>0.130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0435">
                <text:p>0.130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273">
                <text:p>0.1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31707">
                <text:p>0.0731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29927">
                <text:p>0.0729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29927">
                <text:p>0.0729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2075">
                <text:p>0.132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2075">
                <text:p>0.132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833">
                <text:p>0.145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212">
                <text:p>0.121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1212">
                <text:p>0.121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1212">
                <text:p>0.121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2273">
                <text:p>0.102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4754">
                <text:p>0.114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7143">
                <text:p>0.107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7143">
                <text:p>0.107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7143">
                <text:p>0.107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01639">
                <text:p>0.0901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57143">
                <text:p>0.0857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5369">
                <text:p>0.0805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88889">
                <text:p>0.0888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9493">
                <text:p>0.08294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16327">
                <text:p>0.0816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9195">
                <text:p>0.10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6154">
                <text:p>0.246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6154">
                <text:p>0.2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731">
                <text:p>0.253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6842">
                <text:p>0.236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4819">
                <text:p>0.204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1765">
                <text:p>0.211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5926">
                <text:p>0.175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7391">
                <text:p>0.21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4545">
                <text:p>0.154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7405">
                <text:p>0.137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4948">
                <text:p>0.164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948">
                <text:p>0.164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921">
                <text:p>0.134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1944">
                <text:p>0.131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7284">
                <text:p>0.117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2041">
                <text:p>0.102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4206">
                <text:p>0.0944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87124">
                <text:p>0.0987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7072">
                <text:p>0.127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1053">
                <text:p>0.12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9589">
                <text:p>0.109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4294">
                <text:p>0.124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6374">
                <text:p>0.126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2979">
                <text:p>0.132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3721">
                <text:p>0.133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7931">
                <text:p>0.1379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044">
                <text:p>0.115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5085">
                <text:p>0.105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6618">
                <text:p>0.106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8113">
                <text:p>0.198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8113">
                <text:p>0.198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8113">
                <text:p>0.198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0351">
                <text:p>0.140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351">
                <text:p>0.140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6126">
                <text:p>0.126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2951">
                <text:p>0.122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7871">
                <text:p>0.117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6871">
                <text:p>0.176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077">
                <text:p>0.173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2105">
                <text:p>0.1421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0068">
                <text:p>0.170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6471">
                <text:p>0.176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8192">
                <text:p>0.158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7962">
                <text:p>0.117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8811">
                <text:p>0.1888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6456">
                <text:p>0.316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6456">
                <text:p>0.316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6456">
                <text:p>0.316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8041">
                <text:p>0.268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68041">
                <text:p>0.268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508">
                <text:p>0.229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9316">
                <text:p>0.239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1342">
                <text:p>0.201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0184">
                <text:p>0.190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0328">
                <text:p>0.180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805">
                <text:p>0.194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3939">
                <text:p>0.1939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1017">
                <text:p>0.161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7421">
                <text:p>0.1674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6768">
                <text:p>0.1767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0407">
                <text:p>0.150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2796">
                <text:p>0.1827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8224">
                <text:p>0.168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45133">
                <text:p>0.345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0345">
                <text:p>0.3103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9672">
                <text:p>0.319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6187">
                <text:p>0.2661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6234">
                <text:p>0.2662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9412">
                <text:p>0.279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9412">
                <text:p>0.2794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1921">
                <text:p>0.2119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9885">
                <text:p>0.229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1045">
                <text:p>0.291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7974">
                <text:p>0.2679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2432">
                <text:p>0.232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72109">
                <text:p>0.2721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6988">
                <text:p>0.2469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39766">
                <text:p>0.2397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1608">
                <text:p>0.216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2353">
                <text:p>0.382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2821">
                <text:p>0.262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2821">
                <text:p>0.2628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4545">
                <text:p>0.2545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0437">
                <text:p>0.2404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335">
                <text:p>0.223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4615">
                <text:p>0.184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1681">
                <text:p>0.201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4255">
                <text:p>0.204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7266">
                <text:p>0.1872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6271">
                <text:p>0.1762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6154">
                <text:p>0.1961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7279">
                <text:p>0.1872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6154">
                <text:p>0.196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9153">
                <text:p>0.179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5719">
                <text:p>0.175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5266">
                <text:p>0.1652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9631">
                <text:p>0.2396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62032">
                <text:p>0.2620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6967">
                <text:p>0.2369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7074">
                <text:p>0.227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4465">
                <text:p>0.3144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6158">
                <text:p>0.2561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74725">
                <text:p>0.274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7016">
                <text:p>0.26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2009">
                <text:p>0.2420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36842">
                <text:p>0.2368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1321">
                <text:p>0.211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6721">
                <text:p>0.2267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2454">
                <text:p>0.212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43363">
                <text:p>0.243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8916">
                <text:p>0.228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7288">
                <text:p>0.2372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3871">
                <text:p>0.2338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3827">
                <text:p>0.2238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25455">
                <text:p>0.225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902">
                <text:p>0.219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3837">
                <text:p>0.223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5567">
                <text:p>0.355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3158">
                <text:p>0.363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4466">
                <text:p>0.344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9798">
                <text:p>0.297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6018">
                <text:p>0.276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65455">
                <text:p>0.265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8387">
                <text:p>0.298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5057">
                <text:p>0.385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52332">
                <text:p>0.352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533">
                <text:p>0.35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9256">
                <text:p>0.289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66187">
                <text:p>0.2661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8389">
                <text:p>0.258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2427">
                <text:p>0.2524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9121">
                <text:p>0.379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6243">
                <text:p>0.3862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98893">
                <text:p>0.2988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6238">
                <text:p>0.3762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85185">
                <text:p>0.285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71777">
                <text:p>0.2717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67559">
                <text:p>0.267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77143">
                <text:p>0.2771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16498">
                <text:p>0.3164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7016">
                <text:p>0.267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63819">
                <text:p>0.2638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0619">
                <text:p>0.2706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8641">
                <text:p>0.378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54086">
                <text:p>0.3540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4918">
                <text:p>0.3049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6601">
                <text:p>0.336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19277">
                <text:p>0.3192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4286">
                <text:p>0.434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01826">
                <text:p>0.4018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66142">
                <text:p>0.3661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9551">
                <text:p>0.359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66906">
                <text:p>0.366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8885">
                <text:p>0.3588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59862">
                <text:p>0.3598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8148">
                <text:p>0.348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68627">
                <text:p>0.368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4046">
                <text:p>0.3740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44828">
                <text:p>0.3448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40984">
                <text:p>0.3409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6902">
                <text:p>0.3569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9673">
                <text:p>0.3496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6039">
                <text:p>0.360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63344">
                <text:p>0.3633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0782">
                <text:p>0.3407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597">
                <text:p>0.305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9736">
                <text:p>0.279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2108">
                <text:p>0.302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2618">
                <text:p>0.342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31565">
                <text:p>0.3315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82911">
                <text:p>0.3829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1703">
                <text:p>0.3817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3089">
                <text:p>0.3730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626">
                <text:p>0.346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2461">
                <text:p>0.3324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45283">
                <text:p>0.4452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48529">
                <text:p>0.4485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16974">
                <text:p>0.4169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5852">
                <text:p>0.385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9068">
                <text:p>0.3890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2445">
                <text:p>0.3824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7246">
                <text:p>0.3772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9822">
                <text:p>0.3798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96226">
                <text:p>0.396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98754">
                <text:p>0.3987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4613">
                <text:p>0.374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0262">
                <text:p>0.370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1345">
                <text:p>0.3713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1014">
                <text:p>0.3710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65169">
                <text:p>0.3651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2022">
                <text:p>0.3820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3099">
                <text:p>0.3830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037">
                <text:p>0.370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44262">
                <text:p>0.3442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9623">
                <text:p>0.3096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30377">
                <text:p>0.3303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3278">
                <text:p>0.3132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9106">
                <text:p>0.319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99441">
                <text:p>0.3994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08333">
                <text:p>0.408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7013">
                <text:p>0.3870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6598">
                <text:p>0.3865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4532">
                <text:p>0.3645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93701">
                <text:p>0.3937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9887">
                <text:p>0.3498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58599">
                <text:p>0.458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60317">
                <text:p>0.4603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9759">
                <text:p>0.4397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3416">
                <text:p>0.4534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45104">
                <text:p>0.4451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46429">
                <text:p>0.4464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47368">
                <text:p>0.447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28962">
                <text:p>0.428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5625">
                <text:p>0.4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5768">
                <text:p>0.45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37318">
                <text:p>0.4373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41261">
                <text:p>0.441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9857">
                <text:p>0.449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49857">
                <text:p>0.4498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13437">
                <text:p>0.4134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09669">
                <text:p>0.4096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97059">
                <text:p>0.3970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96594">
                <text:p>0.3965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5072">
                <text:p>0.4550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63127">
                <text:p>0.4631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9024">
                <text:p>0.439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71471">
                <text:p>0.4714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46328">
                <text:p>0.4463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46281">
                <text:p>0.4462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1217">
                <text:p>0.4312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0446">
                <text:p>0.4304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13534">
                <text:p>0.4135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98082">
                <text:p>0.3980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98568">
                <text:p>0.3985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92941">
                <text:p>0.3929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94366">
                <text:p>0.394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94366">
                <text:p>0.394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1166">
                <text:p>0.3811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18182">
                <text:p>0.4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6048">
                <text:p>0.4760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76048">
                <text:p>0.4760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66472">
                <text:p>0.4664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66667">
                <text:p>0.4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64183">
                <text:p>0.4641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64183">
                <text:p>0.4641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64387">
                <text:p>0.464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6866">
                <text:p>0.4468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3469">
                <text:p>0.4234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09314">
                <text:p>0.4093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09756">
                <text:p>0.4097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69565">
                <text:p>0.4695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69565">
                <text:p>0.4695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69741">
                <text:p>0.4697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77876">
                <text:p>0.4778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50276">
                <text:p>0.4502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33862">
                <text:p>0.4338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34211">
                <text:p>0.4342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34555">
                <text:p>0.4345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175">
                <text:p>0.41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1791">
                <text:p>0.417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19355">
                <text:p>0.4193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19355">
                <text:p>0.419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26637">
                <text:p>0.4266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20354">
                <text:p>0.4203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20918">
                <text:p>0.4209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45333">
                <text:p>0.445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2935">
                <text:p>0.4129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06326">
                <text:p>0.406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4936">
                <text:p>0.4249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24936">
                <text:p>0.4249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25316">
                <text:p>0.4253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791">
                <text:p>0.417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18317">
                <text:p>0.4183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1836">
                <text:p>0.4218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8894">
                <text:p>0.4288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8618">
                <text:p>0.3986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57421">
                <text:p>0.4574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18317">
                <text:p>0.4183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1866">
                <text:p>0.4518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1705">
                <text:p>0.3917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6005">
                <text:p>0.386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0531">
                <text:p>0.3805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0531">
                <text:p>0.3805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0531">
                <text:p>0.3805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1057">
                <text:p>0.3810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21182">
                <text:p>0.4211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832">
                <text:p>0.438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30412">
                <text:p>0.430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68421">
                <text:p>0.4684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72477">
                <text:p>0.4724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73214">
                <text:p>0.473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67862">
                <text:p>0.4678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8521">
                <text:p>0.4685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9154">
                <text:p>0.4691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7143">
                <text:p>0.4071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0932">
                <text:p>0.4009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38108">
                <text:p>0.438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31193">
                <text:p>0.4311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1507">
                <text:p>0.4315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4795">
                <text:p>0.4547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4467">
                <text:p>0.464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64824">
                <text:p>0.4648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679">
                <text:p>0.456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9519">
                <text:p>0.4495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62094">
                <text:p>0.4620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2766">
                <text:p>0.4627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5574">
                <text:p>0.4655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5649">
                <text:p>0.4656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6468">
                <text:p>0.4664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7249">
                <text:p>0.4672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9304">
                <text:p>0.469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7141">
                <text:p>0.471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84791">
                <text:p>0.4847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8513">
                <text:p>0.485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86971">
                <text:p>0.486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57711">
                <text:p>0.4577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8864">
                <text:p>0.4688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51074">
                <text:p>0.4510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63063">
                <text:p>0.463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60854">
                <text:p>0.4608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63696">
                <text:p>0.4636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66258">
                <text:p>0.466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66767">
                <text:p>0.4667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67552">
                <text:p>0.4675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69697">
                <text:p>0.4696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1722">
                <text:p>0.4717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125">
                <text:p>0.471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82394">
                <text:p>0.4823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3713">
                <text:p>0.4837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84076">
                <text:p>0.4840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8469">
                <text:p>0.4784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71582">
                <text:p>0.4715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72097">
                <text:p>0.4720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74053">
                <text:p>0.4740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69274">
                <text:p>0.4692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67617">
                <text:p>0.4676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69543">
                <text:p>0.469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74249">
                <text:p>0.4742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7168">
                <text:p>0.47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69194">
                <text:p>0.4691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72939">
                <text:p>0.4729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74787">
                <text:p>0.4747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721">
                <text:p>0.47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70393">
                <text:p>0.4703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76868">
                <text:p>0.4768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80203">
                <text:p>0.480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79723">
                <text:p>0.4797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65347">
                <text:p>0.4653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2842">
                <text:p>0.4628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3787">
                <text:p>0.4637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3824">
                <text:p>0.463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875">
                <text:p>0.45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8835">
                <text:p>0.4588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0803">
                <text:p>0.4608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9801">
                <text:p>0.4598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2733">
                <text:p>0.4627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2935">
                <text:p>0.4629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6527">
                <text:p>0.4665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7785">
                <text:p>0.4677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0291">
                <text:p>0.4702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92553">
                <text:p>0.492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92944">
                <text:p>0.4929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9278">
                <text:p>0.49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89594">
                <text:p>0.4895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91109">
                <text:p>0.4911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90519">
                <text:p>0.490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9136">
                <text:p>0.491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8784">
                <text:p>0.487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4323">
                <text:p>0.4843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263">
                <text:p>0.482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3234">
                <text:p>0.4832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4645">
                <text:p>0.4846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2346">
                <text:p>0.4823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124">
                <text:p>0.481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2226">
                <text:p>0.482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1031">
                <text:p>0.4810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996">
                <text:p>0.4879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7139">
                <text:p>0.4871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3919">
                <text:p>0.4839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7682">
                <text:p>0.4876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89521">
                <text:p>0.489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6058">
                <text:p>0.4860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8878">
                <text:p>0.4888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9351">
                <text:p>0.4893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5345">
                <text:p>0.485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238">
                <text:p>0.482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83529">
                <text:p>0.4835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84897">
                <text:p>0.4848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7967">
                <text:p>0.479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78923">
                <text:p>0.4789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0098">
                <text:p>0.4800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81235">
                <text:p>0.4812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86438">
                <text:p>0.4864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86652">
                <text:p>0.4866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87607">
                <text:p>0.4876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89674">
                <text:p>0.4896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92358">
                <text:p>0.4923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97363">
                <text:p>0.4973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9721">
                <text:p>0.497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97617">
                <text:p>0.4976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95852">
                <text:p>0.495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95996">
                <text:p>0.4959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96173">
                <text:p>0.496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96394">
                <text:p>0.4963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96521">
                <text:p>0.4965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95488">
                <text:p>0.4954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95409">
                <text:p>0.4954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95508">
                <text:p>0.4955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95807">
                <text:p>0.4958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95916">
                <text:p>0.4959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96003">
                <text:p>0.4960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96076">
                <text:p>0.4960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9476">
                <text:p>0.494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91007">
                <text:p>0.4910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95416">
                <text:p>0.4954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95501">
                <text:p>0.4955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95581">
                <text:p>0.4955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97335">
                <text:p>0.4973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96764">
                <text:p>0.4967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95298">
                <text:p>0.4952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96833">
                <text:p>0.4968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9575">
                <text:p>0.495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94363">
                <text:p>0.4943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9452">
                <text:p>0.494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9658">
                <text:p>0.496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92868">
                <text:p>0.4928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96078">
                <text:p>0.4960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96357">
                <text:p>0.4963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95077">
                <text:p>0.4950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96132">
                <text:p>0.4961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96249">
                <text:p>0.4962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96307">
                <text:p>0.4963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97035">
                <text:p>0.4970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96597">
                <text:p>0.4965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98684">
                <text:p>0.4986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98734">
                <text:p>0.4987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98761">
                <text:p>0.4987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98153">
                <text:p>0.4981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98193">
                <text:p>0.4981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98252">
                <text:p>0.4982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97734">
                <text:p>0.4977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9781">
                <text:p>0.497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8772">
                <text:p>0.4987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98793">
                <text:p>0.4987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99009">
                <text:p>0.4990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99282">
                <text:p>0.4992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99368">
                <text:p>0.4993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99443">
                <text:p>0.4994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9954">
                <text:p>0.499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926">
                <text:p>0.499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99321">
                <text:p>0.4993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99374">
                <text:p>0.4993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99421">
                <text:p>0.4994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9948">
                <text:p>0.499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99519">
                <text:p>0.4995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99375">
                <text:p>0.499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99467">
                <text:p>0.4994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99638">
                <text:p>0.4996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99572">
                <text:p>0.4995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99586">
                <text:p>0.4995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99679">
                <text:p>0.4996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99722">
                <text:p>0.4997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99659">
                <text:p>0.4996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99696">
                <text:p>0.4996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99647">
                <text:p>0.4996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99581">
                <text:p>0.4995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9971">
                <text:p>0.499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99748">
                <text:p>0.4997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99776">
                <text:p>0.4997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99834">
                <text:p>0.4998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99818">
                <text:p>0.4998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99843">
                <text:p>0.4998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99902">
                <text:p>0.4999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99861">
                <text:p>0.4998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99902">
                <text:p>0.499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917">
                <text:p>0.4999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99928">
                <text:p>0.4999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99927">
                <text:p>0.4999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99935">
                <text:p>0.4999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99942">
                <text:p>0.4999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99947">
                <text:p>0.4999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99954">
                <text:p>0.4999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99957">
                <text:p>0.4999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9996">
                <text:p>0.499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99964">
                <text:p>0.4999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9995">
                <text:p>0.499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99964">
                <text:p>0.4999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99967">
                <text:p>0.4999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99954">
                <text:p>0.4999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99951">
                <text:p>0.4999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99947">
                <text:p>0.4999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99962">
                <text:p>0.4999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99964">
                <text:p>0.4999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99958">
                <text:p>0.4999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99978">
                <text:p>0.4999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99961">
                <text:p>0.4999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99963">
                <text:p>0.499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99978">
                <text:p>0.4999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99965">
                <text:p>0.4999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99968">
                <text:p>0.4999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99974">
                <text:p>0.4999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99976">
                <text:p>0.4999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99974">
                <text:p>0.4999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9997">
                <text:p>0.499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99981">
                <text:p>0.4999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99982">
                <text:p>0.4999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99983">
                <text:p>0.499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99993">
                <text:p>0.4999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99986">
                <text:p>0.4999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99987">
                <text:p>0.4999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99989">
                <text:p>0.4999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99979">
                <text:p>0.4999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99978">
                <text:p>0.4999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99986">
                <text:p>0.4999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99983">
                <text:p>0.4999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99976">
                <text:p>0.4999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9998">
                <text:p>0.49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99982">
                <text:p>0.4999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99982">
                <text:p>0.4999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99986">
                <text:p>0.4999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99984">
                <text:p>0.4999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99985">
                <text:p>0.4999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99995">
                <text:p>0.4999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99989">
                <text:p>0.4999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99987">
                <text:p>0.4999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99988">
                <text:p>0.4999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99987">
                <text:p>0.4999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99985">
                <text:p>0.4999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99984">
                <text:p>0.4999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99988">
                <text:p>0.4999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9999">
                <text:p>0.499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99986">
                <text:p>0.4999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99987">
                <text:p>0.4999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99988">
                <text:p>0.4999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99989">
                <text:p>0.499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9999">
                <text:p>0.499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99991">
                <text:p>0.4999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99992">
                <text:p>0.4999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99993">
                <text:p>0.499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99995">
                <text:p>0.4999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99995">
                <text:p>0.4999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99991">
                <text:p>0.499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99992">
                <text:p>0.4999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99993">
                <text:p>0.4999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99992">
                <text:p>0.4999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99992">
                <text:p>0.4999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99995">
                <text:p>0.4999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995">
                <text:p>0.4999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99994">
                <text:p>0.4999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99997">
                <text:p>0.4999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99998">
                <text:p>0.4999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